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Garamond" svg:font-family="Garamond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untrie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fant Mortality Rate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671.478208924918" calcext:value-type="float">
            <text:p>671.4782089249</text:p>
          </table:table-cell>
          <table:table-cell office:value-type="float" office:value="351014" calcext:value-type="float">
            <text:p>35101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01" calcext:value-type="float">
            <text:p>1801</text:p>
          </table:table-cell>
          <table:table-cell/>
          <table:table-cell office:value-type="float" office:value="672.925915008721" calcext:value-type="float">
            <text:p>672.9259150087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674.376742344825" calcext:value-type="float">
            <text:p>674.3767423448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03" calcext:value-type="float">
            <text:p>1803</text:p>
          </table:table-cell>
          <table:table-cell/>
          <table:table-cell office:value-type="float" office:value="675.830697662647" calcext:value-type="float">
            <text:p>675.8306976626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677.287787706111" calcext:value-type="float">
            <text:p>677.2877877061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678.74801923368" calcext:value-type="float">
            <text:p>678.7480192337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float" office:value="680.21139901839" calcext:value-type="float">
            <text:p>680.2113990184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float" office:value="681.677933847879" calcext:value-type="float">
            <text:p>681.6779338479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683.147630524419" calcext:value-type="float">
            <text:p>683.1476305244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09" calcext:value-type="float">
            <text:p>1809</text:p>
          </table:table-cell>
          <table:table-cell/>
          <table:table-cell office:value-type="float" office:value="684.620495864947" calcext:value-type="float">
            <text:p>684.6204958649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686.0965367011" calcext:value-type="float">
            <text:p>686.0965367011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11" calcext:value-type="float">
            <text:p>1811</text:p>
          </table:table-cell>
          <table:table-cell/>
          <table:table-cell office:value-type="float" office:value="687.575759879242" calcext:value-type="float">
            <text:p>687.5757598792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689.058172260496" calcext:value-type="float">
            <text:p>689.0581722605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690.543780720781" calcext:value-type="float">
            <text:p>690.5437807208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692.032592150838" calcext:value-type="float">
            <text:p>692.0325921508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693.524613456267" calcext:value-type="float">
            <text:p>693.5246134563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695.019851557553" calcext:value-type="float">
            <text:p>695.0198515576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float" office:value="696.518313390104" calcext:value-type="float">
            <text:p>696.5183133901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698.02000590428" calcext:value-type="float">
            <text:p>698.0200059043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float" office:value="699.524936065427" calcext:value-type="float">
            <text:p>699.5249360654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20" calcext:value-type="float">
            <text:p>1820</text:p>
          </table:table-cell>
          <table:table-cell/>
          <table:table-cell office:value-type="float" office:value="701.033110853907" calcext:value-type="float">
            <text:p>701.0331108539</text:p>
          </table:table-cell>
          <table:table-cell office:value-type="float" office:value="334000" calcext:value-type="float">
            <text:p>334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707.386885272522" calcext:value-type="float">
            <text:p>707.3868852725</text:p>
          </table:table-cell>
          <table:table-cell office:value-type="float" office:value="331000" calcext:value-type="float">
            <text:p>331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float" office:value="728.142302782319" calcext:value-type="float">
            <text:p>728.1423027823</text:p>
          </table:table-cell>
          <table:table-cell office:value-type="float" office:value="329000" calcext:value-type="float">
            <text:p>32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23" calcext:value-type="float">
            <text:p>1823</text:p>
          </table:table-cell>
          <table:table-cell/>
          <table:table-cell office:value-type="float" office:value="752.825092707143" calcext:value-type="float">
            <text:p>752.8250927071</text:p>
          </table:table-cell>
          <table:table-cell office:value-type="float" office:value="329000" calcext:value-type="float">
            <text:p>32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794.941961660194" calcext:value-type="float">
            <text:p>794.9419616602</text:p>
          </table:table-cell>
          <table:table-cell office:value-type="float" office:value="332000" calcext:value-type="float">
            <text:p>33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833.198581821711" calcext:value-type="float">
            <text:p>833.1985818217</text:p>
          </table:table-cell>
          <table:table-cell office:value-type="float" office:value="333000" calcext:value-type="float">
            <text:p>333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848.9757789143" calcext:value-type="float">
            <text:p>848.9757789143</text:p>
          </table:table-cell>
          <table:table-cell office:value-type="float" office:value="330000" calcext:value-type="float">
            <text:p>33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874.784162437322" calcext:value-type="float">
            <text:p>874.7841624373</text:p>
          </table:table-cell>
          <table:table-cell office:value-type="float" office:value="328000" calcext:value-type="float">
            <text:p>32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896.757557882269" calcext:value-type="float">
            <text:p>896.7575578823</text:p>
          </table:table-cell>
          <table:table-cell office:value-type="float" office:value="326000" calcext:value-type="float">
            <text:p>32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946.577422209062" calcext:value-type="float">
            <text:p>946.5774222091</text:p>
          </table:table-cell>
          <table:table-cell office:value-type="float" office:value="326000" calcext:value-type="float">
            <text:p>32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1148.37303428021" calcext:value-type="float">
            <text:p>1148.3730342802</text:p>
          </table:table-cell>
          <table:table-cell office:value-type="float" office:value="330000" calcext:value-type="float">
            <text:p>33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31" calcext:value-type="float">
            <text:p>1831</text:p>
          </table:table-cell>
          <table:table-cell/>
          <table:table-cell office:value-type="float" office:value="1186.79993118019" calcext:value-type="float">
            <text:p>1186.7999311802</text:p>
          </table:table-cell>
          <table:table-cell office:value-type="float" office:value="333000" calcext:value-type="float">
            <text:p>333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float" office:value="1213.29057161537" calcext:value-type="float">
            <text:p>1213.2905716154</text:p>
          </table:table-cell>
          <table:table-cell office:value-type="float" office:value="338000" calcext:value-type="float">
            <text:p>33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33" calcext:value-type="float">
            <text:p>1833</text:p>
          </table:table-cell>
          <table:table-cell/>
          <table:table-cell office:value-type="float" office:value="1217.70787773348" calcext:value-type="float">
            <text:p>1217.7078777335</text:p>
          </table:table-cell>
          <table:table-cell office:value-type="float" office:value="349000" calcext:value-type="float">
            <text:p>34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34" calcext:value-type="float">
            <text:p>1834</text:p>
          </table:table-cell>
          <table:table-cell/>
          <table:table-cell office:value-type="float" office:value="1280.79740657463" calcext:value-type="float">
            <text:p>1280.7974065746</text:p>
          </table:table-cell>
          <table:table-cell office:value-type="float" office:value="354000" calcext:value-type="float">
            <text:p>354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1550.02864662922" calcext:value-type="float">
            <text:p>1550.0286466292</text:p>
          </table:table-cell>
          <table:table-cell office:value-type="float" office:value="358000" calcext:value-type="float">
            <text:p>35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36" calcext:value-type="float">
            <text:p>1836</text:p>
          </table:table-cell>
          <table:table-cell/>
          <table:table-cell office:value-type="float" office:value="1523.08058429399" calcext:value-type="float">
            <text:p>1523.080584294</text:p>
          </table:table-cell>
          <table:table-cell office:value-type="float" office:value="367000" calcext:value-type="float">
            <text:p>367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37" calcext:value-type="float">
            <text:p>1837</text:p>
          </table:table-cell>
          <table:table-cell/>
          <table:table-cell office:value-type="float" office:value="1596.55079066916" calcext:value-type="float">
            <text:p>1596.5507906692</text:p>
          </table:table-cell>
          <table:table-cell office:value-type="float" office:value="373000" calcext:value-type="float">
            <text:p>373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38" calcext:value-type="float">
            <text:p>1838</text:p>
          </table:table-cell>
          <table:table-cell/>
          <table:table-cell office:value-type="float" office:value="1576.6874244591" calcext:value-type="float">
            <text:p>1576.6874244591</text:p>
          </table:table-cell>
          <table:table-cell office:value-type="float" office:value="388000" calcext:value-type="float">
            <text:p>38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39" calcext:value-type="float">
            <text:p>1839</text:p>
          </table:table-cell>
          <table:table-cell/>
          <table:table-cell office:value-type="float" office:value="1470.98403380771" calcext:value-type="float">
            <text:p>1470.9840338077</text:p>
          </table:table-cell>
          <table:table-cell office:value-type="float" office:value="403000" calcext:value-type="float">
            <text:p>403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1859.36827769809" calcext:value-type="float">
            <text:p>1859.3682776981</text:p>
          </table:table-cell>
          <table:table-cell office:value-type="float" office:value="420000" calcext:value-type="float">
            <text:p>42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float" office:value="1586.06208696625" calcext:value-type="float">
            <text:p>1586.0620869663</text:p>
          </table:table-cell>
          <table:table-cell office:value-type="float" office:value="448000" calcext:value-type="float">
            <text:p>44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42" calcext:value-type="float">
            <text:p>1842</text:p>
          </table:table-cell>
          <table:table-cell/>
          <table:table-cell office:value-type="float" office:value="1446.57958027878" calcext:value-type="float">
            <text:p>1446.5795802788</text:p>
          </table:table-cell>
          <table:table-cell office:value-type="float" office:value="465000" calcext:value-type="float">
            <text:p>46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1677.46227502872" calcext:value-type="float">
            <text:p>1677.4622750287</text:p>
          </table:table-cell>
          <table:table-cell office:value-type="float" office:value="472000" calcext:value-type="float">
            <text:p>47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44" calcext:value-type="float">
            <text:p>1844</text:p>
          </table:table-cell>
          <table:table-cell/>
          <table:table-cell office:value-type="float" office:value="1906.60896407207" calcext:value-type="float">
            <text:p>1906.6089640721</text:p>
          </table:table-cell>
          <table:table-cell office:value-type="float" office:value="482000" calcext:value-type="float">
            <text:p>48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float" office:value="1961.66556202811" calcext:value-type="float">
            <text:p>1961.6655620281</text:p>
          </table:table-cell>
          <table:table-cell office:value-type="float" office:value="494000" calcext:value-type="float">
            <text:p>494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float" office:value="2168.18351458125" calcext:value-type="float">
            <text:p>2168.1835145813</text:p>
          </table:table-cell>
          <table:table-cell office:value-type="float" office:value="505000" calcext:value-type="float">
            <text:p>50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2508.30513830648" calcext:value-type="float">
            <text:p>2508.3051383065</text:p>
          </table:table-cell>
          <table:table-cell office:value-type="float" office:value="518000" calcext:value-type="float">
            <text:p>51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float" office:value="2870.39895510839" calcext:value-type="float">
            <text:p>2870.3989551084</text:p>
          </table:table-cell>
          <table:table-cell office:value-type="float" office:value="538000" calcext:value-type="float">
            <text:p>53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49" calcext:value-type="float">
            <text:p>1849</text:p>
          </table:table-cell>
          <table:table-cell/>
          <table:table-cell office:value-type="float" office:value="2836.11398365669" calcext:value-type="float">
            <text:p>2836.1139836567</text:p>
          </table:table-cell>
          <table:table-cell office:value-type="float" office:value="576000" calcext:value-type="float">
            <text:p>57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673.32294019127" calcext:value-type="float">
            <text:p>2673.3229401913</text:p>
          </table:table-cell>
          <table:table-cell office:value-type="float" office:value="605000" calcext:value-type="float">
            <text:p>60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51" calcext:value-type="float">
            <text:p>1851</text:p>
          </table:table-cell>
          <table:table-cell/>
          <table:table-cell office:value-type="float" office:value="3172.92219259262" calcext:value-type="float">
            <text:p>3172.9221925926</text:p>
          </table:table-cell>
          <table:table-cell office:value-type="float" office:value="636000" calcext:value-type="float">
            <text:p>63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52" calcext:value-type="float">
            <text:p>1852</text:p>
          </table:table-cell>
          <table:table-cell/>
          <table:table-cell office:value-type="float" office:value="3721.00590423512" calcext:value-type="float">
            <text:p>3721.0059042351</text:p>
          </table:table-cell>
          <table:table-cell office:value-type="float" office:value="710000" calcext:value-type="float">
            <text:p>71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53" calcext:value-type="float">
            <text:p>1853</text:p>
          </table:table-cell>
          <table:table-cell/>
          <table:table-cell office:value-type="float" office:value="4073.93846109946" calcext:value-type="float">
            <text:p>4073.9384610995</text:p>
          </table:table-cell>
          <table:table-cell office:value-type="float" office:value="795000" calcext:value-type="float">
            <text:p>79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54" calcext:value-type="float">
            <text:p>1854</text:p>
          </table:table-cell>
          <table:table-cell/>
          <table:table-cell office:value-type="float" office:value="3567.46549713543" calcext:value-type="float">
            <text:p>3567.4654971354</text:p>
          </table:table-cell>
          <table:table-cell office:value-type="float" office:value="887000" calcext:value-type="float">
            <text:p>887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float" office:value="3385.66438790642" calcext:value-type="float">
            <text:p>3385.6643879064</text:p>
          </table:table-cell>
          <table:table-cell office:value-type="float" office:value="983000" calcext:value-type="float">
            <text:p>983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56" calcext:value-type="float">
            <text:p>1856</text:p>
          </table:table-cell>
          <table:table-cell/>
          <table:table-cell office:value-type="float" office:value="4131.4857222228" calcext:value-type="float">
            <text:p>4131.4857222228</text:p>
          </table:table-cell>
          <table:table-cell office:value-type="float" office:value="1065000" calcext:value-type="float">
            <text:p>106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float" office:value="3645.85732046166" calcext:value-type="float">
            <text:p>3645.8573204617</text:p>
          </table:table-cell>
          <table:table-cell office:value-type="float" office:value="1156000" calcext:value-type="float">
            <text:p>115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58" calcext:value-type="float">
            <text:p>1858</text:p>
          </table:table-cell>
          <table:table-cell/>
          <table:table-cell office:value-type="float" office:value="3109.07553043227" calcext:value-type="float">
            <text:p>3109.0755304323</text:p>
          </table:table-cell>
          <table:table-cell office:value-type="float" office:value="1235000" calcext:value-type="float">
            <text:p>123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013.75807907461" calcext:value-type="float">
            <text:p>4013.7580790746</text:p>
          </table:table-cell>
          <table:table-cell office:value-type="float" office:value="1279000" calcext:value-type="float">
            <text:p>127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float" office:value="3917.42184560779" calcext:value-type="float">
            <text:p>3917.4218456078</text:p>
          </table:table-cell>
          <table:table-cell office:value-type="float" office:value="1326000" calcext:value-type="float">
            <text:p>132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61" calcext:value-type="float">
            <text:p>1861</text:p>
          </table:table-cell>
          <table:table-cell/>
          <table:table-cell office:value-type="float" office:value="3858.20797000623" calcext:value-type="float">
            <text:p>3858.2079700062</text:p>
          </table:table-cell>
          <table:table-cell office:value-type="float" office:value="1346000" calcext:value-type="float">
            <text:p>134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62" calcext:value-type="float">
            <text:p>1862</text:p>
          </table:table-cell>
          <table:table-cell/>
          <table:table-cell office:value-type="float" office:value="3707.75868712273" calcext:value-type="float">
            <text:p>3707.7586871227</text:p>
          </table:table-cell>
          <table:table-cell office:value-type="float" office:value="1382000" calcext:value-type="float">
            <text:p>138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float" office:value="3695.49512702454" calcext:value-type="float">
            <text:p>3695.4951270245</text:p>
          </table:table-cell>
          <table:table-cell office:value-type="float" office:value="1432000" calcext:value-type="float">
            <text:p>143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float" office:value="3919.09045767244" calcext:value-type="float">
            <text:p>3919.0904576724</text:p>
          </table:table-cell>
          <table:table-cell office:value-type="float" office:value="1495000" calcext:value-type="float">
            <text:p>149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3738.03004068302" calcext:value-type="float">
            <text:p>3738.030040683</text:p>
          </table:table-cell>
          <table:table-cell office:value-type="float" office:value="1558000" calcext:value-type="float">
            <text:p>155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66" calcext:value-type="float">
            <text:p>1866</text:p>
          </table:table-cell>
          <table:table-cell/>
          <table:table-cell office:value-type="float" office:value="3848.34455408095" calcext:value-type="float">
            <text:p>3848.344554081</text:p>
          </table:table-cell>
          <table:table-cell office:value-type="float" office:value="1609000" calcext:value-type="float">
            <text:p>160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67" calcext:value-type="float">
            <text:p>1867</text:p>
          </table:table-cell>
          <table:table-cell/>
          <table:table-cell office:value-type="float" office:value="4207.41408344142" calcext:value-type="float">
            <text:p>4207.4140834414</text:p>
          </table:table-cell>
          <table:table-cell office:value-type="float" office:value="1647000" calcext:value-type="float">
            <text:p>1647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4272.09244042587" calcext:value-type="float">
            <text:p>4272.0924404259</text:p>
          </table:table-cell>
          <table:table-cell office:value-type="float" office:value="1700000" calcext:value-type="float">
            <text:p>170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69" calcext:value-type="float">
            <text:p>1869</text:p>
          </table:table-cell>
          <table:table-cell/>
          <table:table-cell office:value-type="float" office:value="4187.15557246064" calcext:value-type="float">
            <text:p>4187.1555724606</text:p>
          </table:table-cell>
          <table:table-cell office:value-type="float" office:value="1750000" calcext:value-type="float">
            <text:p>175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70" calcext:value-type="float">
            <text:p>1870</text:p>
          </table:table-cell>
          <table:table-cell office:value-type="float" office:value="111" calcext:value-type="float">
            <text:p>111</text:p>
          </table:table-cell>
          <table:table-cell office:value-type="float" office:value="4430.13202942747" calcext:value-type="float">
            <text:p>4430.1320294275</text:p>
          </table:table-cell>
          <table:table-cell office:value-type="float" office:value="1775000" calcext:value-type="float">
            <text:p>177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71" calcext:value-type="float">
            <text:p>1871</text:p>
          </table:table-cell>
          <table:table-cell office:value-type="float" office:value="104" calcext:value-type="float">
            <text:p>104</text:p>
          </table:table-cell>
          <table:table-cell office:value-type="float" office:value="4464.33077772153" calcext:value-type="float">
            <text:p>4464.3307777215</text:p>
          </table:table-cell>
          <table:table-cell office:value-type="float" office:value="1675000" calcext:value-type="float">
            <text:p>167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72" calcext:value-type="float">
            <text:p>1872</text:p>
          </table:table-cell>
          <table:table-cell office:value-type="float" office:value="118" calcext:value-type="float">
            <text:p>118</text:p>
          </table:table-cell>
          <table:table-cell office:value-type="float" office:value="4809.34796941058" calcext:value-type="float">
            <text:p>4809.3479694106</text:p>
          </table:table-cell>
          <table:table-cell office:value-type="float" office:value="1722000" calcext:value-type="float">
            <text:p>172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73" calcext:value-type="float">
            <text:p>1873</text:p>
          </table:table-cell>
          <table:table-cell office:value-type="float" office:value="114" calcext:value-type="float">
            <text:p>114</text:p>
          </table:table-cell>
          <table:table-cell office:value-type="float" office:value="5175.05131486221" calcext:value-type="float">
            <text:p>5175.0513148622</text:p>
          </table:table-cell>
          <table:table-cell office:value-type="float" office:value="1769000" calcext:value-type="float">
            <text:p>176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74" calcext:value-type="float">
            <text:p>1874</text:p>
          </table:table-cell>
          <table:table-cell office:value-type="float" office:value="125" calcext:value-type="float">
            <text:p>125</text:p>
          </table:table-cell>
          <table:table-cell office:value-type="float" office:value="5190.16620054537" calcext:value-type="float">
            <text:p>5190.1662005454</text:p>
          </table:table-cell>
          <table:table-cell office:value-type="float" office:value="1822000" calcext:value-type="float">
            <text:p>182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75" calcext:value-type="float">
            <text:p>1875</text:p>
          </table:table-cell>
          <table:table-cell office:value-type="float" office:value="139" calcext:value-type="float">
            <text:p>139</text:p>
          </table:table-cell>
          <table:table-cell office:value-type="float" office:value="5600.81348276834" calcext:value-type="float">
            <text:p>5600.8134827684</text:p>
          </table:table-cell>
          <table:table-cell office:value-type="float" office:value="1874000" calcext:value-type="float">
            <text:p>1874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76" calcext:value-type="float">
            <text:p>1876</text:p>
          </table:table-cell>
          <table:table-cell office:value-type="float" office:value="119" calcext:value-type="float">
            <text:p>119</text:p>
          </table:table-cell>
          <table:table-cell office:value-type="float" office:value="5423.58137663" calcext:value-type="float">
            <text:p>5423.58137663</text:p>
          </table:table-cell>
          <table:table-cell office:value-type="float" office:value="1929000" calcext:value-type="float">
            <text:p>192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77" calcext:value-type="float">
            <text:p>1877</text:p>
          </table:table-cell>
          <table:table-cell office:value-type="float" office:value="127" calcext:value-type="float">
            <text:p>127</text:p>
          </table:table-cell>
          <table:table-cell office:value-type="float" office:value="5462.60453234516" calcext:value-type="float">
            <text:p>5462.6045323452</text:p>
          </table:table-cell>
          <table:table-cell office:value-type="float" office:value="1995000" calcext:value-type="float">
            <text:p>199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78" calcext:value-type="float">
            <text:p>1878</text:p>
          </table:table-cell>
          <table:table-cell office:value-type="float" office:value="131" calcext:value-type="float">
            <text:p>131</text:p>
          </table:table-cell>
          <table:table-cell office:value-type="float" office:value="5789.20353605374" calcext:value-type="float">
            <text:p>5789.2035360537</text:p>
          </table:table-cell>
          <table:table-cell office:value-type="float" office:value="2062000" calcext:value-type="float">
            <text:p>206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79" calcext:value-type="float">
            <text:p>1879</text:p>
          </table:table-cell>
          <table:table-cell office:value-type="float" office:value="115" calcext:value-type="float">
            <text:p>115</text:p>
          </table:table-cell>
          <table:table-cell office:value-type="float" office:value="5691.19144693856" calcext:value-type="float">
            <text:p>5691.1914469386</text:p>
          </table:table-cell>
          <table:table-cell office:value-type="float" office:value="2127000" calcext:value-type="float">
            <text:p>2127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80" calcext:value-type="float">
            <text:p>1880</text:p>
          </table:table-cell>
          <table:table-cell office:value-type="float" office:value="117" calcext:value-type="float">
            <text:p>117</text:p>
          </table:table-cell>
          <table:table-cell office:value-type="float" office:value="5800.01560383787" calcext:value-type="float">
            <text:p>5800.0156038379</text:p>
          </table:table-cell>
          <table:table-cell office:value-type="float" office:value="2197000" calcext:value-type="float">
            <text:p>2197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81" calcext:value-type="float">
            <text:p>1881</text:p>
          </table:table-cell>
          <table:table-cell office:value-type="float" office:value="116" calcext:value-type="float">
            <text:p>116</text:p>
          </table:table-cell>
          <table:table-cell office:value-type="float" office:value="6029.33801559285" calcext:value-type="float">
            <text:p>6029.3380155929</text:p>
          </table:table-cell>
          <table:table-cell office:value-type="float" office:value="2269000" calcext:value-type="float">
            <text:p>226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82" calcext:value-type="float">
            <text:p>1882</text:p>
          </table:table-cell>
          <table:table-cell office:value-type="float" office:value="135" calcext:value-type="float">
            <text:p>135</text:p>
          </table:table-cell>
          <table:table-cell office:value-type="float" office:value="5498.49267373396" calcext:value-type="float">
            <text:p>5498.492673734</text:p>
          </table:table-cell>
          <table:table-cell office:value-type="float" office:value="2348000" calcext:value-type="float">
            <text:p>234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83" calcext:value-type="float">
            <text:p>1883</text:p>
          </table:table-cell>
          <table:table-cell office:value-type="float" office:value="121" calcext:value-type="float">
            <text:p>121</text:p>
          </table:table-cell>
          <table:table-cell office:value-type="float" office:value="6057.01576635072" calcext:value-type="float">
            <text:p>6057.0157663507</text:p>
          </table:table-cell>
          <table:table-cell office:value-type="float" office:value="2447000" calcext:value-type="float">
            <text:p>2447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84" calcext:value-type="float">
            <text:p>1884</text:p>
          </table:table-cell>
          <table:table-cell office:value-type="float" office:value="125" calcext:value-type="float">
            <text:p>125</text:p>
          </table:table-cell>
          <table:table-cell office:value-type="float" office:value="5824.6620199491" calcext:value-type="float">
            <text:p>5824.6620199491</text:p>
          </table:table-cell>
          <table:table-cell office:value-type="float" office:value="2556000" calcext:value-type="float">
            <text:p>255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85" calcext:value-type="float">
            <text:p>1885</text:p>
          </table:table-cell>
          <table:table-cell office:value-type="float" office:value="128" calcext:value-type="float">
            <text:p>128</text:p>
          </table:table-cell>
          <table:table-cell office:value-type="float" office:value="5985.26763380167" calcext:value-type="float">
            <text:p>5985.2676338017</text:p>
          </table:table-cell>
          <table:table-cell office:value-type="float" office:value="2650000" calcext:value-type="float">
            <text:p>265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86" calcext:value-type="float">
            <text:p>1886</text:p>
          </table:table-cell>
          <table:table-cell office:value-type="float" office:value="126" calcext:value-type="float">
            <text:p>126</text:p>
          </table:table-cell>
          <table:table-cell office:value-type="float" office:value="5859.63819679351" calcext:value-type="float">
            <text:p>5859.6381967935</text:p>
          </table:table-cell>
          <table:table-cell office:value-type="float" office:value="2741000" calcext:value-type="float">
            <text:p>2741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87" calcext:value-type="float">
            <text:p>1887</text:p>
          </table:table-cell>
          <table:table-cell office:value-type="float" office:value="116" calcext:value-type="float">
            <text:p>116</text:p>
          </table:table-cell>
          <table:table-cell office:value-type="float" office:value="6268.78871672215" calcext:value-type="float">
            <text:p>6268.7887167222</text:p>
          </table:table-cell>
          <table:table-cell office:value-type="float" office:value="2835000" calcext:value-type="float">
            <text:p>283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88" calcext:value-type="float">
            <text:p>1888</text:p>
          </table:table-cell>
          <table:table-cell office:value-type="float" office:value="116" calcext:value-type="float">
            <text:p>116</text:p>
          </table:table-cell>
          <table:table-cell office:value-type="float" office:value="6095.55612067722" calcext:value-type="float">
            <text:p>6095.5561206772</text:p>
          </table:table-cell>
          <table:table-cell office:value-type="float" office:value="2932000" calcext:value-type="float">
            <text:p>293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89" calcext:value-type="float">
            <text:p>1889</text:p>
          </table:table-cell>
          <table:table-cell office:value-type="float" office:value="132" calcext:value-type="float">
            <text:p>132</text:p>
          </table:table-cell>
          <table:table-cell office:value-type="float" office:value="6424.58363468775" calcext:value-type="float">
            <text:p>6424.5836346878</text:p>
          </table:table-cell>
          <table:table-cell office:value-type="float" office:value="3022000" calcext:value-type="float">
            <text:p>302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90" calcext:value-type="float">
            <text:p>1890</text:p>
          </table:table-cell>
          <table:table-cell office:value-type="float" office:value="107" calcext:value-type="float">
            <text:p>107</text:p>
          </table:table-cell>
          <table:table-cell office:value-type="float" office:value="6033.19572529508" calcext:value-type="float">
            <text:p>6033.1957252951</text:p>
          </table:table-cell>
          <table:table-cell office:value-type="float" office:value="3107000" calcext:value-type="float">
            <text:p>3107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91" calcext:value-type="float">
            <text:p>1891</text:p>
          </table:table-cell>
          <table:table-cell office:value-type="float" office:value="115" calcext:value-type="float">
            <text:p>115</text:p>
          </table:table-cell>
          <table:table-cell office:value-type="float" office:value="6315.76936904856" calcext:value-type="float">
            <text:p>6315.7693690486</text:p>
          </table:table-cell>
          <table:table-cell office:value-type="float" office:value="3196000" calcext:value-type="float">
            <text:p>319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92" calcext:value-type="float">
            <text:p>1892</text:p>
          </table:table-cell>
          <table:table-cell office:value-type="float" office:value="106" calcext:value-type="float">
            <text:p>106</text:p>
          </table:table-cell>
          <table:table-cell office:value-type="float" office:value="5407.55773656997" calcext:value-type="float">
            <text:p>5407.55773657</text:p>
          </table:table-cell>
          <table:table-cell office:value-type="float" office:value="3274000" calcext:value-type="float">
            <text:p>3274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93" calcext:value-type="float">
            <text:p>1893</text:p>
          </table:table-cell>
          <table:table-cell office:value-type="float" office:value="116" calcext:value-type="float">
            <text:p>116</text:p>
          </table:table-cell>
          <table:table-cell office:value-type="float" office:value="5018.36260436279" calcext:value-type="float">
            <text:p>5018.3626043628</text:p>
          </table:table-cell>
          <table:table-cell office:value-type="float" office:value="3334000" calcext:value-type="float">
            <text:p>3334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94" calcext:value-type="float">
            <text:p>1894</text:p>
          </table:table-cell>
          <table:table-cell office:value-type="float" office:value="104" calcext:value-type="float">
            <text:p>104</text:p>
          </table:table-cell>
          <table:table-cell office:value-type="float" office:value="5096.42782156387" calcext:value-type="float">
            <text:p>5096.4278215639</text:p>
          </table:table-cell>
          <table:table-cell office:value-type="float" office:value="3395000" calcext:value-type="float">
            <text:p>339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95" calcext:value-type="float">
            <text:p>1895</text:p>
          </table:table-cell>
          <table:table-cell office:value-type="float" office:value="101" calcext:value-type="float">
            <text:p>101</text:p>
          </table:table-cell>
          <table:table-cell office:value-type="float" office:value="4719.82739516542" calcext:value-type="float">
            <text:p>4719.8273951654</text:p>
          </table:table-cell>
          <table:table-cell office:value-type="float" office:value="3460000" calcext:value-type="float">
            <text:p>346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96" calcext:value-type="float">
            <text:p>1896</text:p>
          </table:table-cell>
          <table:table-cell office:value-type="float" office:value="114" calcext:value-type="float">
            <text:p>114</text:p>
          </table:table-cell>
          <table:table-cell office:value-type="float" office:value="4987.32713721918" calcext:value-type="float">
            <text:p>4987.3271372192</text:p>
          </table:table-cell>
          <table:table-cell office:value-type="float" office:value="3523000" calcext:value-type="float">
            <text:p>3523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97" calcext:value-type="float">
            <text:p>1897</text:p>
          </table:table-cell>
          <table:table-cell office:value-type="float" office:value="105" calcext:value-type="float">
            <text:p>105</text:p>
          </table:table-cell>
          <table:table-cell office:value-type="float" office:value="4628.71830381656" calcext:value-type="float">
            <text:p>4628.7183038166</text:p>
          </table:table-cell>
          <table:table-cell office:value-type="float" office:value="3586000" calcext:value-type="float">
            <text:p>358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98" calcext:value-type="float">
            <text:p>1898</text:p>
          </table:table-cell>
          <table:table-cell office:value-type="float" office:value="128" calcext:value-type="float">
            <text:p>128</text:p>
          </table:table-cell>
          <table:table-cell office:value-type="float" office:value="5266.5971128504" calcext:value-type="float">
            <text:p>5266.5971128504</text:p>
          </table:table-cell>
          <table:table-cell office:value-type="float" office:value="3642000" calcext:value-type="float">
            <text:p>364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99" calcext:value-type="float">
            <text:p>1899</text:p>
          </table:table-cell>
          <table:table-cell office:value-type="float" office:value="116" calcext:value-type="float">
            <text:p>116</text:p>
          </table:table-cell>
          <table:table-cell office:value-type="float" office:value="5196.68021809839" calcext:value-type="float">
            <text:p>5196.6802180984</text:p>
          </table:table-cell>
          <table:table-cell office:value-type="float" office:value="3691000" calcext:value-type="float">
            <text:p>3691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5431.84786640836" calcext:value-type="float">
            <text:p>5431.8478664084</text:p>
          </table:table-cell>
          <table:table-cell office:value-type="float" office:value="3741000" calcext:value-type="float">
            <text:p>3741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01" calcext:value-type="float">
            <text:p>1901</text:p>
          </table:table-cell>
          <table:table-cell office:value-type="float" office:value="104" calcext:value-type="float">
            <text:p>104</text:p>
          </table:table-cell>
          <table:table-cell office:value-type="float" office:value="5195.49638614725" calcext:value-type="float">
            <text:p>5195.4963861473</text:p>
          </table:table-cell>
          <table:table-cell office:value-type="float" office:value="3795000" calcext:value-type="float">
            <text:p>379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02" calcext:value-type="float">
            <text:p>1902</text:p>
          </table:table-cell>
          <table:table-cell office:value-type="float" office:value="107" calcext:value-type="float">
            <text:p>107</text:p>
          </table:table-cell>
          <table:table-cell office:value-type="float" office:value="5173.65488127609" calcext:value-type="float">
            <text:p>5173.6548812761</text:p>
          </table:table-cell>
          <table:table-cell office:value-type="float" office:value="3850000" calcext:value-type="float">
            <text:p>385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03" calcext:value-type="float">
            <text:p>1903</text:p>
          </table:table-cell>
          <table:table-cell office:value-type="float" office:value="111" calcext:value-type="float">
            <text:p>111</text:p>
          </table:table-cell>
          <table:table-cell office:value-type="float" office:value="5516.93404585595" calcext:value-type="float">
            <text:p>5516.934045856</text:p>
          </table:table-cell>
          <table:table-cell office:value-type="float" office:value="3896000" calcext:value-type="float">
            <text:p>389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04" calcext:value-type="float">
            <text:p>1904</text:p>
          </table:table-cell>
          <table:table-cell office:value-type="float" office:value="82" calcext:value-type="float">
            <text:p>82</text:p>
          </table:table-cell>
          <table:table-cell office:value-type="float" office:value="5812.65628660346" calcext:value-type="float">
            <text:p>5812.6562866035</text:p>
          </table:table-cell>
          <table:table-cell office:value-type="float" office:value="3946000" calcext:value-type="float">
            <text:p>394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05" calcext:value-type="float">
            <text:p>1905</text:p>
          </table:table-cell>
          <table:table-cell office:value-type="float" office:value="82" calcext:value-type="float">
            <text:p>82</text:p>
          </table:table-cell>
          <table:table-cell office:value-type="float" office:value="5795.38530398378" calcext:value-type="float">
            <text:p>5795.3853039838</text:p>
          </table:table-cell>
          <table:table-cell office:value-type="float" office:value="4004000" calcext:value-type="float">
            <text:p>4004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06" calcext:value-type="float">
            <text:p>1906</text:p>
          </table:table-cell>
          <table:table-cell office:value-type="float" office:value="83" calcext:value-type="float">
            <text:p>83</text:p>
          </table:table-cell>
          <table:table-cell office:value-type="float" office:value="6100.4742754537" calcext:value-type="float">
            <text:p>6100.4742754537</text:p>
          </table:table-cell>
          <table:table-cell office:value-type="float" office:value="4062000" calcext:value-type="float">
            <text:p>406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07" calcext:value-type="float">
            <text:p>1907</text:p>
          </table:table-cell>
          <table:table-cell office:value-type="float" office:value="81" calcext:value-type="float">
            <text:p>81</text:p>
          </table:table-cell>
          <table:table-cell office:value-type="float" office:value="6248.05722438054" calcext:value-type="float">
            <text:p>6248.0572243806</text:p>
          </table:table-cell>
          <table:table-cell office:value-type="float" office:value="4127000" calcext:value-type="float">
            <text:p>4127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08" calcext:value-type="float">
            <text:p>1908</text:p>
          </table:table-cell>
          <table:table-cell office:value-type="float" office:value="78" calcext:value-type="float">
            <text:p>78</text:p>
          </table:table-cell>
          <table:table-cell office:value-type="float" office:value="6351.84673282934" calcext:value-type="float">
            <text:p>6351.8467328293</text:p>
          </table:table-cell>
          <table:table-cell office:value-type="float" office:value="4197000" calcext:value-type="float">
            <text:p>4197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09" calcext:value-type="float">
            <text:p>1909</text:p>
          </table:table-cell>
          <table:table-cell office:value-type="float" office:value="72" calcext:value-type="float">
            <text:p>72</text:p>
          </table:table-cell>
          <table:table-cell office:value-type="float" office:value="6740.93935723035" calcext:value-type="float">
            <text:p>6740.9393572304</text:p>
          </table:table-cell>
          <table:table-cell office:value-type="float" office:value="4278000" calcext:value-type="float">
            <text:p>427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10" calcext:value-type="float">
            <text:p>1910</text:p>
          </table:table-cell>
          <table:table-cell office:value-type="float" office:value="75" calcext:value-type="float">
            <text:p>75</text:p>
          </table:table-cell>
          <table:table-cell office:value-type="float" office:value="7051.18854548174" calcext:value-type="float">
            <text:p>7051.1885454817</text:p>
          </table:table-cell>
          <table:table-cell office:value-type="float" office:value="4375000" calcext:value-type="float">
            <text:p>437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11" calcext:value-type="float">
            <text:p>1911</text:p>
          </table:table-cell>
          <table:table-cell office:value-type="float" office:value="68" calcext:value-type="float">
            <text:p>68</text:p>
          </table:table-cell>
          <table:table-cell office:value-type="float" office:value="6907.65519670119" calcext:value-type="float">
            <text:p>6907.6551967012</text:p>
          </table:table-cell>
          <table:table-cell office:value-type="float" office:value="4500000" calcext:value-type="float">
            <text:p>450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12" calcext:value-type="float">
            <text:p>1912</text:p>
          </table:table-cell>
          <table:table-cell office:value-type="float" office:value="72" calcext:value-type="float">
            <text:p>72</text:p>
          </table:table-cell>
          <table:table-cell office:value-type="float" office:value="6900.48053727705" calcext:value-type="float">
            <text:p>6900.4805372771</text:p>
          </table:table-cell>
          <table:table-cell office:value-type="float" office:value="4661000" calcext:value-type="float">
            <text:p>4661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13" calcext:value-type="float">
            <text:p>1913</text:p>
          </table:table-cell>
          <table:table-cell office:value-type="float" office:value="72" calcext:value-type="float">
            <text:p>72</text:p>
          </table:table-cell>
          <table:table-cell office:value-type="float" office:value="6979.43644007565" calcext:value-type="float">
            <text:p>6979.4364400757</text:p>
          </table:table-cell>
          <table:table-cell office:value-type="float" office:value="4821000" calcext:value-type="float">
            <text:p>4821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14" calcext:value-type="float">
            <text:p>1914</text:p>
          </table:table-cell>
          <table:table-cell office:value-type="float" office:value="71" calcext:value-type="float">
            <text:p>71</text:p>
          </table:table-cell>
          <table:table-cell office:value-type="float" office:value="6803.41434019093" calcext:value-type="float">
            <text:p>6803.4143401909</text:p>
          </table:table-cell>
          <table:table-cell office:value-type="float" office:value="4933000" calcext:value-type="float">
            <text:p>4933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15" calcext:value-type="float">
            <text:p>1915</text:p>
          </table:table-cell>
          <table:table-cell office:value-type="float" office:value="68" calcext:value-type="float">
            <text:p>68</text:p>
          </table:table-cell>
          <table:table-cell office:value-type="float" office:value="6627.25295934049" calcext:value-type="float">
            <text:p>6627.2529593405</text:p>
          </table:table-cell>
          <table:table-cell office:value-type="float" office:value="4971000" calcext:value-type="float">
            <text:p>4971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16" calcext:value-type="float">
            <text:p>1916</text:p>
          </table:table-cell>
          <table:table-cell office:value-type="float" office:value="70" calcext:value-type="float">
            <text:p>70</text:p>
          </table:table-cell>
          <table:table-cell office:value-type="float" office:value="6602.49105155329" calcext:value-type="float">
            <text:p>6602.4910515533</text:p>
          </table:table-cell>
          <table:table-cell office:value-type="float" office:value="4955000" calcext:value-type="float">
            <text:p>495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17" calcext:value-type="float">
            <text:p>1917</text:p>
          </table:table-cell>
          <table:table-cell office:value-type="float" office:value="56" calcext:value-type="float">
            <text:p>56</text:p>
          </table:table-cell>
          <table:table-cell office:value-type="float" office:value="6484.47973356893" calcext:value-type="float">
            <text:p>6484.4797335689</text:p>
          </table:table-cell>
          <table:table-cell office:value-type="float" office:value="4950000" calcext:value-type="float">
            <text:p>495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18" calcext:value-type="float">
            <text:p>1918</text:p>
          </table:table-cell>
          <table:table-cell office:value-type="float" office:value="59" calcext:value-type="float">
            <text:p>59</text:p>
          </table:table-cell>
          <table:table-cell office:value-type="float" office:value="6227.92031774518" calcext:value-type="float">
            <text:p>6227.9203177452</text:p>
          </table:table-cell>
          <table:table-cell office:value-type="float" office:value="5032000" calcext:value-type="float">
            <text:p>503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19" calcext:value-type="float">
            <text:p>1919</text:p>
          </table:table-cell>
          <table:table-cell office:value-type="float" office:value="69" calcext:value-type="float">
            <text:p>69</text:p>
          </table:table-cell>
          <table:table-cell office:value-type="float" office:value="6382.25112441182" calcext:value-type="float">
            <text:p>6382.2511244118</text:p>
          </table:table-cell>
          <table:table-cell office:value-type="float" office:value="5193000" calcext:value-type="float">
            <text:p>5193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20" calcext:value-type="float">
            <text:p>1920</text:p>
          </table:table-cell>
          <table:table-cell office:value-type="float" office:value="69" calcext:value-type="float">
            <text:p>69</text:p>
          </table:table-cell>
          <table:table-cell office:value-type="float" office:value="6449.93056371821" calcext:value-type="float">
            <text:p>6449.9305637182</text:p>
          </table:table-cell>
          <table:table-cell office:value-type="float" office:value="5358000" calcext:value-type="float">
            <text:p>535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21" calcext:value-type="float">
            <text:p>1921</text:p>
          </table:table-cell>
          <table:table-cell office:value-type="float" office:value="66" calcext:value-type="float">
            <text:p>66</text:p>
          </table:table-cell>
          <table:table-cell office:value-type="float" office:value="6646.50145904585" calcext:value-type="float">
            <text:p>6646.5014590459</text:p>
          </table:table-cell>
          <table:table-cell office:value-type="float" office:value="5461000" calcext:value-type="float">
            <text:p>5461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22" calcext:value-type="float">
            <text:p>1922</text:p>
          </table:table-cell>
          <table:table-cell office:value-type="float" office:value="53" calcext:value-type="float">
            <text:p>53</text:p>
          </table:table-cell>
          <table:table-cell office:value-type="float" office:value="6853.39685180203" calcext:value-type="float">
            <text:p>6853.396851802</text:p>
          </table:table-cell>
          <table:table-cell office:value-type="float" office:value="5574000" calcext:value-type="float">
            <text:p>5574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23" calcext:value-type="float">
            <text:p>1923</text:p>
          </table:table-cell>
          <table:table-cell office:value-type="float" office:value="61" calcext:value-type="float">
            <text:p>61</text:p>
          </table:table-cell>
          <table:table-cell office:value-type="float" office:value="7027.10046247496" calcext:value-type="float">
            <text:p>7027.100462475</text:p>
          </table:table-cell>
          <table:table-cell office:value-type="float" office:value="5697000" calcext:value-type="float">
            <text:p>5697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24" calcext:value-type="float">
            <text:p>1924</text:p>
          </table:table-cell>
          <table:table-cell office:value-type="float" office:value="57" calcext:value-type="float">
            <text:p>57</text:p>
          </table:table-cell>
          <table:table-cell office:value-type="float" office:value="7332.15869551365" calcext:value-type="float">
            <text:p>7332.1586955137</text:p>
          </table:table-cell>
          <table:table-cell office:value-type="float" office:value="5819000" calcext:value-type="float">
            <text:p>581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25" calcext:value-type="float">
            <text:p>1925</text:p>
          </table:table-cell>
          <table:table-cell office:value-type="float" office:value="53" calcext:value-type="float">
            <text:p>53</text:p>
          </table:table-cell>
          <table:table-cell office:value-type="float" office:value="7515.76901367403" calcext:value-type="float">
            <text:p>7515.769013674</text:p>
          </table:table-cell>
          <table:table-cell office:value-type="float" office:value="5943000" calcext:value-type="float">
            <text:p>5943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26" calcext:value-type="float">
            <text:p>1926</text:p>
          </table:table-cell>
          <table:table-cell office:value-type="float" office:value="54" calcext:value-type="float">
            <text:p>54</text:p>
          </table:table-cell>
          <table:table-cell office:value-type="float" office:value="7542.12278526137" calcext:value-type="float">
            <text:p>7542.1227852614</text:p>
          </table:table-cell>
          <table:table-cell office:value-type="float" office:value="6064000" calcext:value-type="float">
            <text:p>6064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27" calcext:value-type="float">
            <text:p>1927</text:p>
          </table:table-cell>
          <table:table-cell office:value-type="float" office:value="55" calcext:value-type="float">
            <text:p>55</text:p>
          </table:table-cell>
          <table:table-cell office:value-type="float" office:value="7503.1911940878" calcext:value-type="float">
            <text:p>7503.1911940878</text:p>
          </table:table-cell>
          <table:table-cell office:value-type="float" office:value="6188000" calcext:value-type="float">
            <text:p>618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28" calcext:value-type="float">
            <text:p>1928</text:p>
          </table:table-cell>
          <table:table-cell office:value-type="float" office:value="53" calcext:value-type="float">
            <text:p>53</text:p>
          </table:table-cell>
          <table:table-cell office:value-type="float" office:value="7378.65066732402" calcext:value-type="float">
            <text:p>7378.650667324</text:p>
          </table:table-cell>
          <table:table-cell office:value-type="float" office:value="6304000" calcext:value-type="float">
            <text:p>6304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29" calcext:value-type="float">
            <text:p>1929</text:p>
          </table:table-cell>
          <table:table-cell office:value-type="float" office:value="51" calcext:value-type="float">
            <text:p>51</text:p>
          </table:table-cell>
          <table:table-cell office:value-type="float" office:value="7123.12154716138" calcext:value-type="float">
            <text:p>7123.1215471614</text:p>
          </table:table-cell>
          <table:table-cell office:value-type="float" office:value="6396000" calcext:value-type="float">
            <text:p>639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30" calcext:value-type="float">
            <text:p>1930</text:p>
          </table:table-cell>
          <table:table-cell office:value-type="float" office:value="47" calcext:value-type="float">
            <text:p>47</text:p>
          </table:table-cell>
          <table:table-cell office:value-type="float" office:value="6372.40141983482" calcext:value-type="float">
            <text:p>6372.4014198348</text:p>
          </table:table-cell>
          <table:table-cell office:value-type="float" office:value="6469000" calcext:value-type="float">
            <text:p>646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31" calcext:value-type="float">
            <text:p>1931</text:p>
          </table:table-cell>
          <table:table-cell office:value-type="float" office:value="42" calcext:value-type="float">
            <text:p>42</text:p>
          </table:table-cell>
          <table:table-cell office:value-type="float" office:value="5892.3457981654" calcext:value-type="float">
            <text:p>5892.3457981654</text:p>
          </table:table-cell>
          <table:table-cell office:value-type="float" office:value="6527000" calcext:value-type="float">
            <text:p>6527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32" calcext:value-type="float">
            <text:p>1932</text:p>
          </table:table-cell>
          <table:table-cell office:value-type="float" office:value="41" calcext:value-type="float">
            <text:p>41</text:p>
          </table:table-cell>
          <table:table-cell office:value-type="float" office:value="6176.77844923616" calcext:value-type="float">
            <text:p>6176.7784492362</text:p>
          </table:table-cell>
          <table:table-cell office:value-type="float" office:value="6579000" calcext:value-type="float">
            <text:p>657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33" calcext:value-type="float">
            <text:p>1933</text:p>
          </table:table-cell>
          <table:table-cell office:value-type="float" office:value="39" calcext:value-type="float">
            <text:p>39</text:p>
          </table:table-cell>
          <table:table-cell office:value-type="float" office:value="6553.90545659102" calcext:value-type="float">
            <text:p>6553.905456591</text:p>
          </table:table-cell>
          <table:table-cell office:value-type="float" office:value="6631000" calcext:value-type="float">
            <text:p>6631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34" calcext:value-type="float">
            <text:p>1934</text:p>
          </table:table-cell>
          <table:table-cell office:value-type="float" office:value="44" calcext:value-type="float">
            <text:p>44</text:p>
          </table:table-cell>
          <table:table-cell office:value-type="float" office:value="6848.21827049997" calcext:value-type="float">
            <text:p>6848.2182705</text:p>
          </table:table-cell>
          <table:table-cell office:value-type="float" office:value="6682000" calcext:value-type="float">
            <text:p>668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35" calcext:value-type="float">
            <text:p>1935</text:p>
          </table:table-cell>
          <table:table-cell office:value-type="float" office:value="40" calcext:value-type="float">
            <text:p>40</text:p>
          </table:table-cell>
          <table:table-cell office:value-type="float" office:value="7197.03394278065" calcext:value-type="float">
            <text:p>7197.0339427807</text:p>
          </table:table-cell>
          <table:table-cell office:value-type="float" office:value="6732000" calcext:value-type="float">
            <text:p>673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36" calcext:value-type="float">
            <text:p>1936</text:p>
          </table:table-cell>
          <table:table-cell office:value-type="float" office:value="41" calcext:value-type="float">
            <text:p>41</text:p>
          </table:table-cell>
          <table:table-cell office:value-type="float" office:value="7465.36797482401" calcext:value-type="float">
            <text:p>7465.367974824</text:p>
          </table:table-cell>
          <table:table-cell office:value-type="float" office:value="6783000" calcext:value-type="float">
            <text:p>6783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37" calcext:value-type="float">
            <text:p>1937</text:p>
          </table:table-cell>
          <table:table-cell office:value-type="float" office:value="38" calcext:value-type="float">
            <text:p>38</text:p>
          </table:table-cell>
          <table:table-cell office:value-type="float" office:value="7776.39216289805" calcext:value-type="float">
            <text:p>7776.3921628981</text:p>
          </table:table-cell>
          <table:table-cell office:value-type="float" office:value="6841000" calcext:value-type="float">
            <text:p>6841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38" calcext:value-type="float">
            <text:p>1938</text:p>
          </table:table-cell>
          <table:table-cell office:value-type="float" office:value="38" calcext:value-type="float">
            <text:p>38</text:p>
          </table:table-cell>
          <table:table-cell office:value-type="float" office:value="7966.78802498434" calcext:value-type="float">
            <text:p>7966.7880249844</text:p>
          </table:table-cell>
          <table:table-cell office:value-type="float" office:value="6904000" calcext:value-type="float">
            <text:p>6904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39" calcext:value-type="float">
            <text:p>1939</text:p>
          </table:table-cell>
          <table:table-cell office:value-type="float" office:value="38" calcext:value-type="float">
            <text:p>38</text:p>
          </table:table-cell>
          <table:table-cell office:value-type="float" office:value="7911.61446007295" calcext:value-type="float">
            <text:p>7911.614460073</text:p>
          </table:table-cell>
          <table:table-cell office:value-type="float" office:value="6971000" calcext:value-type="float">
            <text:p>6971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40" calcext:value-type="float">
            <text:p>1940</text:p>
          </table:table-cell>
          <table:table-cell office:value-type="float" office:value="40" calcext:value-type="float">
            <text:p>40</text:p>
          </table:table-cell>
          <table:table-cell office:value-type="float" office:value="8345.49721820162" calcext:value-type="float">
            <text:p>8345.4972182016</text:p>
          </table:table-cell>
          <table:table-cell office:value-type="float" office:value="7042000" calcext:value-type="float">
            <text:p>7042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41" calcext:value-type="float">
            <text:p>1941</text:p>
          </table:table-cell>
          <table:table-cell office:value-type="float" office:value="39" calcext:value-type="float">
            <text:p>39</text:p>
          </table:table-cell>
          <table:table-cell office:value-type="float" office:value="9187.45970810654" calcext:value-type="float">
            <text:p>9187.4597081066</text:p>
          </table:table-cell>
          <table:table-cell office:value-type="float" office:value="7111000" calcext:value-type="float">
            <text:p>7111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42" calcext:value-type="float">
            <text:p>1942</text:p>
          </table:table-cell>
          <table:table-cell office:value-type="float" office:value="36" calcext:value-type="float">
            <text:p>36</text:p>
          </table:table-cell>
          <table:table-cell office:value-type="float" office:value="10158.1764612454" calcext:value-type="float">
            <text:p>10158.1764612454</text:p>
          </table:table-cell>
          <table:table-cell office:value-type="float" office:value="7173000" calcext:value-type="float">
            <text:p>7173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43" calcext:value-type="float">
            <text:p>1943</text:p>
          </table:table-cell>
          <table:table-cell office:value-type="float" office:value="31" calcext:value-type="float">
            <text:p>31</text:p>
          </table:table-cell>
          <table:table-cell office:value-type="float" office:value="10425.3189095059" calcext:value-type="float">
            <text:p>10425.3189095059</text:p>
          </table:table-cell>
          <table:table-cell office:value-type="float" office:value="7236000" calcext:value-type="float">
            <text:p>7236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44" calcext:value-type="float">
            <text:p>1944</text:p>
          </table:table-cell>
          <table:table-cell office:value-type="float" office:value="29" calcext:value-type="float">
            <text:p>29</text:p>
          </table:table-cell>
          <table:table-cell office:value-type="float" office:value="9964.05934975294" calcext:value-type="float">
            <text:p>9964.0593497529</text:p>
          </table:table-cell>
          <table:table-cell office:value-type="float" office:value="7309000" calcext:value-type="float">
            <text:p>730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45" calcext:value-type="float">
            <text:p>1945</text:p>
          </table:table-cell>
          <table:table-cell office:value-type="float" office:value="29" calcext:value-type="float">
            <text:p>29</text:p>
          </table:table-cell>
          <table:table-cell office:value-type="float" office:value="9361.60411541045" calcext:value-type="float">
            <text:p>9361.6041154105</text:p>
          </table:table-cell>
          <table:table-cell office:value-type="float" office:value="7389000" calcext:value-type="float">
            <text:p>738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46" calcext:value-type="float">
            <text:p>1946</text:p>
          </table:table-cell>
          <table:table-cell office:value-type="float" office:value="29" calcext:value-type="float">
            <text:p>29</text:p>
          </table:table-cell>
          <table:table-cell office:value-type="float" office:value="8925.84357019054" calcext:value-type="float">
            <text:p>8925.8435701905</text:p>
          </table:table-cell>
          <table:table-cell office:value-type="float" office:value="7474000" calcext:value-type="float">
            <text:p>7474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47" calcext:value-type="float">
            <text:p>1947</text:p>
          </table:table-cell>
          <table:table-cell office:value-type="float" office:value="28" calcext:value-type="float">
            <text:p>28</text:p>
          </table:table-cell>
          <table:table-cell office:value-type="float" office:value="9019.8619011674" calcext:value-type="float">
            <text:p>9019.8619011674</text:p>
          </table:table-cell>
          <table:table-cell office:value-type="float" office:value="7578000" calcext:value-type="float">
            <text:p>7578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48" calcext:value-type="float">
            <text:p>1948</text:p>
          </table:table-cell>
          <table:table-cell office:value-type="float" office:value="28" calcext:value-type="float">
            <text:p>28</text:p>
          </table:table-cell>
          <table:table-cell office:value-type="float" office:value="9430.03627336435" calcext:value-type="float">
            <text:p>9430.0362733644</text:p>
          </table:table-cell>
          <table:table-cell office:value-type="float" office:value="7715000" calcext:value-type="float">
            <text:p>7715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49" calcext:value-type="float">
            <text:p>1949</text:p>
          </table:table-cell>
          <table:table-cell office:value-type="float" office:value="25" calcext:value-type="float">
            <text:p>25</text:p>
          </table:table-cell>
          <table:table-cell office:value-type="float" office:value="9794.5619234532" calcext:value-type="float">
            <text:p>9794.5619234532</text:p>
          </table:table-cell>
          <table:table-cell office:value-type="float" office:value="7919000" calcext:value-type="float">
            <text:p>7919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0" calcext:value-type="float">
            <text:p>1950</text:p>
          </table:table-cell>
          <table:table-cell table:style-name="Normal_20_2" office:value-type="float" office:value="25" calcext:value-type="float">
            <text:p>25</text:p>
          </table:table-cell>
          <table:table-cell office:value-type="float" office:value="10031.1213832996" calcext:value-type="float">
            <text:p>10031.1213832996</text:p>
          </table:table-cell>
          <table:table-cell office:value-type="float" office:value="8177344" calcext:value-type="float">
            <text:p>817734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1" calcext:value-type="float">
            <text:p>1951</text:p>
          </table:table-cell>
          <table:table-cell table:style-name="Normal_20_2" office:value-type="float" office:value="24.5" calcext:value-type="float">
            <text:p>24.5</text:p>
          </table:table-cell>
          <table:table-cell office:value-type="float" office:value="10160.7367237228" calcext:value-type="float">
            <text:p>10160.7367237228</text:p>
          </table:table-cell>
          <table:table-cell office:value-type="float" office:value="8398540" calcext:value-type="float">
            <text:p>839854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2" calcext:value-type="float">
            <text:p>1952</text:p>
          </table:table-cell>
          <table:table-cell table:style-name="Normal_20_2" office:value-type="float" office:value="24" calcext:value-type="float">
            <text:p>24</text:p>
          </table:table-cell>
          <table:table-cell office:value-type="float" office:value="10039.5956372018" calcext:value-type="float">
            <text:p>10039.5956372018</text:p>
          </table:table-cell>
          <table:table-cell office:value-type="float" office:value="8604679" calcext:value-type="float">
            <text:p>860467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3" calcext:value-type="float">
            <text:p>1953</text:p>
          </table:table-cell>
          <table:table-cell table:style-name="Normal_20_2" office:value-type="float" office:value="23.4" calcext:value-type="float">
            <text:p>23.4</text:p>
          </table:table-cell>
          <table:table-cell office:value-type="float" office:value="10157.9129837204" calcext:value-type="float">
            <text:p>10157.9129837204</text:p>
          </table:table-cell>
          <table:table-cell office:value-type="float" office:value="8804552" calcext:value-type="float">
            <text:p>880455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4" calcext:value-type="float">
            <text:p>1954</text:p>
          </table:table-cell>
          <table:table-cell table:style-name="Normal_20_2" office:value-type="float" office:value="22.9" calcext:value-type="float">
            <text:p>22.9</text:p>
          </table:table-cell>
          <table:table-cell office:value-type="float" office:value="10544.0873810927" calcext:value-type="float">
            <text:p>10544.0873810927</text:p>
          </table:table-cell>
          <table:table-cell office:value-type="float" office:value="9004634" calcext:value-type="float">
            <text:p>900463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5" calcext:value-type="float">
            <text:p>1955</text:p>
          </table:table-cell>
          <table:table-cell table:style-name="Normal_20_2" office:value-type="float" office:value="22.4" calcext:value-type="float">
            <text:p>22.4</text:p>
          </table:table-cell>
          <table:table-cell office:value-type="float" office:value="10864.6177396298" calcext:value-type="float">
            <text:p>10864.6177396298</text:p>
          </table:table-cell>
          <table:table-cell office:value-type="float" office:value="9209085" calcext:value-type="float">
            <text:p>920908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6" calcext:value-type="float">
            <text:p>1956</text:p>
          </table:table-cell>
          <table:table-cell table:style-name="Normal_20_2" office:value-type="float" office:value="21.9" calcext:value-type="float">
            <text:p>21.9</text:p>
          </table:table-cell>
          <table:table-cell office:value-type="float" office:value="10974.128367069" calcext:value-type="float">
            <text:p>10974.128367069</text:p>
          </table:table-cell>
          <table:table-cell office:value-type="float" office:value="9419635" calcext:value-type="float">
            <text:p>941963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7" calcext:value-type="float">
            <text:p>1957</text:p>
          </table:table-cell>
          <table:table-cell table:style-name="Normal_20_2" office:value-type="float" office:value="21.4" calcext:value-type="float">
            <text:p>21.4</text:p>
          </table:table-cell>
          <table:table-cell office:value-type="float" office:value="10949.6495916896" calcext:value-type="float">
            <text:p>10949.6495916896</text:p>
          </table:table-cell>
          <table:table-cell office:value-type="float" office:value="9635700" calcext:value-type="float">
            <text:p>96357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8" calcext:value-type="float">
            <text:p>1958</text:p>
          </table:table-cell>
          <table:table-cell table:style-name="Normal_20_2" office:value-type="float" office:value="21.1" calcext:value-type="float">
            <text:p>21.1</text:p>
          </table:table-cell>
          <table:table-cell office:value-type="float" office:value="11240.9588581871" calcext:value-type="float">
            <text:p>11240.9588581871</text:p>
          </table:table-cell>
          <table:table-cell office:value-type="float" office:value="9854726" calcext:value-type="float">
            <text:p>985472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9" calcext:value-type="float">
            <text:p>1959</text:p>
          </table:table-cell>
          <table:table-cell table:style-name="Normal_20_2" office:value-type="float" office:value="20.7" calcext:value-type="float">
            <text:p>20.7</text:p>
          </table:table-cell>
          <table:table-cell office:value-type="float" office:value="11678.0706854665" calcext:value-type="float">
            <text:p>11678.0706854665</text:p>
          </table:table-cell>
          <table:table-cell office:value-type="float" office:value="10072762" calcext:value-type="float">
            <text:p>1007276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60" calcext:value-type="float">
            <text:p>1960</text:p>
          </table:table-cell>
          <table:table-cell table:style-name="Normal_20_2" office:value-type="float" office:value="20.4" calcext:value-type="float">
            <text:p>20.4</text:p>
          </table:table-cell>
          <table:table-cell office:value-type="float" office:value="11897.963724785" calcext:value-type="float">
            <text:p>11897.963724785</text:p>
          </table:table-cell>
          <table:table-cell office:value-type="float" office:value="10286184" calcext:value-type="float">
            <text:p>1028618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61" calcext:value-type="float">
            <text:p>1961</text:p>
          </table:table-cell>
          <table:table-cell table:style-name="Normal_20_2" office:value-type="float" office:value="20.1" calcext:value-type="float">
            <text:p>20.1</text:p>
          </table:table-cell>
          <table:table-cell office:value-type="float" office:value="11711.5000221017" calcext:value-type="float">
            <text:p>11711.5000221017</text:p>
          </table:table-cell>
          <table:table-cell office:value-type="float" office:value="10493531" calcext:value-type="float">
            <text:p>1049353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62" calcext:value-type="float">
            <text:p>1962</text:p>
          </table:table-cell>
          <table:table-cell table:style-name="Normal_20_2" office:value-type="float" office:value="19.7" calcext:value-type="float">
            <text:p>19.7</text:p>
          </table:table-cell>
          <table:table-cell office:value-type="float" office:value="12217.226861194" calcext:value-type="float">
            <text:p>12217.226861194</text:p>
          </table:table-cell>
          <table:table-cell office:value-type="float" office:value="10697112" calcext:value-type="float">
            <text:p>1069711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63" calcext:value-type="float">
            <text:p>1963</text:p>
          </table:table-cell>
          <table:table-cell table:style-name="Normal_20_2" office:value-type="float" office:value="19.4" calcext:value-type="float">
            <text:p>19.4</text:p>
          </table:table-cell>
          <table:table-cell office:value-type="float" office:value="12722.2170203347" calcext:value-type="float">
            <text:p>12722.2170203347</text:p>
          </table:table-cell>
          <table:table-cell office:value-type="float" office:value="10903699" calcext:value-type="float">
            <text:p>1090369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64" calcext:value-type="float">
            <text:p>1964</text:p>
          </table:table-cell>
          <table:table-cell table:style-name="Normal_20_2" office:value-type="float" office:value="19.1" calcext:value-type="float">
            <text:p>19.1</text:p>
          </table:table-cell>
          <table:table-cell office:value-type="float" office:value="13329.8972623581" calcext:value-type="float">
            <text:p>13329.8972623581</text:p>
          </table:table-cell>
          <table:table-cell office:value-type="float" office:value="11122567" calcext:value-type="float">
            <text:p>1112256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65" calcext:value-type="float">
            <text:p>1965</text:p>
          </table:table-cell>
          <table:table-cell table:style-name="Normal_20_2" office:value-type="float" office:value="18.8" calcext:value-type="float">
            <text:p>18.8</text:p>
          </table:table-cell>
          <table:table-cell office:value-type="float" office:value="13739.9268797161" calcext:value-type="float">
            <text:p>13739.9268797161</text:p>
          </table:table-cell>
          <table:table-cell office:value-type="float" office:value="11359763" calcext:value-type="float">
            <text:p>1135976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66" calcext:value-type="float">
            <text:p>1966</text:p>
          </table:table-cell>
          <table:table-cell table:style-name="Normal_20_2" office:value-type="float" office:value="18.5" calcext:value-type="float">
            <text:p>18.5</text:p>
          </table:table-cell>
          <table:table-cell office:value-type="float" office:value="13860.9580600892" calcext:value-type="float">
            <text:p>13860.9580600892</text:p>
          </table:table-cell>
          <table:table-cell office:value-type="float" office:value="11617580" calcext:value-type="float">
            <text:p>1161758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67" calcext:value-type="float">
            <text:p>1967</text:p>
          </table:table-cell>
          <table:table-cell table:style-name="Normal_20_2" office:value-type="float" office:value="18.2" calcext:value-type="float">
            <text:p>18.2</text:p>
          </table:table-cell>
          <table:table-cell office:value-type="float" office:value="14526.1246523342" calcext:value-type="float">
            <text:p>14526.1246523342</text:p>
          </table:table-cell>
          <table:table-cell office:value-type="float" office:value="11892163" calcext:value-type="float">
            <text:p>1189216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68" calcext:value-type="float">
            <text:p>1968</text:p>
          </table:table-cell>
          <table:table-cell table:style-name="Normal_20_2" office:value-type="float" office:value="18.1" calcext:value-type="float">
            <text:p>18.1</text:p>
          </table:table-cell>
          <table:table-cell office:value-type="float" office:value="15088.5583605205" calcext:value-type="float">
            <text:p>15088.5583605205</text:p>
          </table:table-cell>
          <table:table-cell office:value-type="float" office:value="12175746" calcext:value-type="float">
            <text:p>1217574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69" calcext:value-type="float">
            <text:p>1969</text:p>
          </table:table-cell>
          <table:table-cell table:style-name="Normal_20_2" office:value-type="float" office:value="17.9" calcext:value-type="float">
            <text:p>17.9</text:p>
          </table:table-cell>
          <table:table-cell office:value-type="float" office:value="15647.1093777589" calcext:value-type="float">
            <text:p>15647.1093777589</text:p>
          </table:table-cell>
          <table:table-cell office:value-type="float" office:value="12457299" calcext:value-type="float">
            <text:p>1245729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70" calcext:value-type="float">
            <text:p>1970</text:p>
          </table:table-cell>
          <table:table-cell table:style-name="Normal_20_2" office:value-type="float" office:value="17.7" calcext:value-type="float">
            <text:p>17.7</text:p>
          </table:table-cell>
          <table:table-cell office:value-type="float" office:value="16273.1421363734" calcext:value-type="float">
            <text:p>16273.1421363734</text:p>
          </table:table-cell>
          <table:table-cell office:value-type="float" office:value="12728362" calcext:value-type="float">
            <text:p>1272836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71" calcext:value-type="float">
            <text:p>1971</text:p>
          </table:table-cell>
          <table:table-cell table:style-name="Normal_20_2" office:value-type="float" office:value="17.5" calcext:value-type="float">
            <text:p>17.5</text:p>
          </table:table-cell>
          <table:table-cell office:value-type="float" office:value="16633.1259037814" calcext:value-type="float">
            <text:p>16633.1259037814</text:p>
          </table:table-cell>
          <table:table-cell office:value-type="float" office:value="12987847" calcext:value-type="float">
            <text:p>1298784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72" calcext:value-type="float">
            <text:p>1972</text:p>
          </table:table-cell>
          <table:table-cell table:style-name="Normal_20_2" office:value-type="float" office:value="17.3" calcext:value-type="float">
            <text:p>17.3</text:p>
          </table:table-cell>
          <table:table-cell office:value-type="float" office:value="16788.6294839567" calcext:value-type="float">
            <text:p>16788.6294839567</text:p>
          </table:table-cell>
          <table:table-cell office:value-type="float" office:value="13236895" calcext:value-type="float">
            <text:p>1323689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73" calcext:value-type="float">
            <text:p>1973</text:p>
          </table:table-cell>
          <table:table-cell table:style-name="Normal_20_2" office:value-type="float" office:value="16.3" calcext:value-type="float">
            <text:p>16.3</text:p>
          </table:table-cell>
          <table:table-cell office:value-type="float" office:value="17429.7180522996" calcext:value-type="float">
            <text:p>17429.7180522996</text:p>
          </table:table-cell>
          <table:table-cell office:value-type="float" office:value="13472175" calcext:value-type="float">
            <text:p>1347217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74" calcext:value-type="float">
            <text:p>1974</text:p>
          </table:table-cell>
          <table:table-cell table:style-name="Normal_20_2" office:value-type="float" office:value="15.2" calcext:value-type="float">
            <text:p>15.2</text:p>
          </table:table-cell>
          <table:table-cell office:value-type="float" office:value="17574.5816709414" calcext:value-type="float">
            <text:p>17574.5816709414</text:p>
          </table:table-cell>
          <table:table-cell office:value-type="float" office:value="13690285" calcext:value-type="float">
            <text:p>1369028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75" calcext:value-type="float">
            <text:p>1975</text:p>
          </table:table-cell>
          <table:table-cell table:style-name="Normal_20_2" office:value-type="float" office:value="14.3" calcext:value-type="float">
            <text:p>14.3</text:p>
          </table:table-cell>
          <table:table-cell office:value-type="float" office:value="17824.570381821" calcext:value-type="float">
            <text:p>17824.570381821</text:p>
          </table:table-cell>
          <table:table-cell office:value-type="float" office:value="13889696" calcext:value-type="float">
            <text:p>1388969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76" calcext:value-type="float">
            <text:p>1976</text:p>
          </table:table-cell>
          <table:table-cell table:style-name="Normal_20_2" office:value-type="float" office:value="13.4" calcext:value-type="float">
            <text:p>13.4</text:p>
          </table:table-cell>
          <table:table-cell office:value-type="float" office:value="18351.0679328381" calcext:value-type="float">
            <text:p>18351.0679328381</text:p>
          </table:table-cell>
          <table:table-cell office:value-type="float" office:value="14067994" calcext:value-type="float">
            <text:p>1406799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77" calcext:value-type="float">
            <text:p>1977</text:p>
          </table:table-cell>
          <table:table-cell table:style-name="Normal_20_2" office:value-type="float" office:value="12.5" calcext:value-type="float">
            <text:p>12.5</text:p>
          </table:table-cell>
          <table:table-cell office:value-type="float" office:value="18334.1975062923" calcext:value-type="float">
            <text:p>18334.1975062923</text:p>
          </table:table-cell>
          <table:table-cell office:value-type="float" office:value="14227905" calcext:value-type="float">
            <text:p>1422790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78" calcext:value-type="float">
            <text:p>1978</text:p>
          </table:table-cell>
          <table:table-cell table:style-name="Normal_20_2" office:value-type="float" office:value="11.9" calcext:value-type="float">
            <text:p>11.9</text:p>
          </table:table-cell>
          <table:table-cell office:value-type="float" office:value="18635.0380959447" calcext:value-type="float">
            <text:p>18635.0380959447</text:p>
          </table:table-cell>
          <table:table-cell office:value-type="float" office:value="14379565" calcext:value-type="float">
            <text:p>1437956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79" calcext:value-type="float">
            <text:p>1979</text:p>
          </table:table-cell>
          <table:table-cell table:style-name="Normal_20_2" office:value-type="float" office:value="11.4" calcext:value-type="float">
            <text:p>11.4</text:p>
          </table:table-cell>
          <table:table-cell office:value-type="float" office:value="19380.6356175441" calcext:value-type="float">
            <text:p>19380.6356175441</text:p>
          </table:table-cell>
          <table:table-cell office:value-type="float" office:value="14536839" calcext:value-type="float">
            <text:p>1453683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80" calcext:value-type="float">
            <text:p>1980</text:p>
          </table:table-cell>
          <table:table-cell table:style-name="Normal_20_2" office:value-type="float" office:value="10.9" calcext:value-type="float">
            <text:p>10.9</text:p>
          </table:table-cell>
          <table:table-cell office:value-type="float" office:value="19505.5545151565" calcext:value-type="float">
            <text:p>19505.5545151565</text:p>
          </table:table-cell>
          <table:table-cell office:value-type="float" office:value="14709918" calcext:value-type="float">
            <text:p>1470991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81" calcext:value-type="float">
            <text:p>1981</text:p>
          </table:table-cell>
          <table:table-cell table:style-name="Normal_20_2" office:value-type="float" office:value="10.3" calcext:value-type="float">
            <text:p>10.3</text:p>
          </table:table-cell>
          <table:table-cell office:value-type="float" office:value="19841.8794613103" calcext:value-type="float">
            <text:p>19841.8794613103</text:p>
          </table:table-cell>
          <table:table-cell office:value-type="float" office:value="14901610" calcext:value-type="float">
            <text:p>1490161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82" calcext:value-type="float">
            <text:p>1982</text:p>
          </table:table-cell>
          <table:table-cell table:style-name="Normal_20_2" office:value-type="float" office:value="9.9" calcext:value-type="float">
            <text:p>9.9</text:p>
          </table:table-cell>
          <table:table-cell office:value-type="float" office:value="19477.0092770282" calcext:value-type="float">
            <text:p>19477.0092770282</text:p>
          </table:table-cell>
          <table:table-cell office:value-type="float" office:value="15109659" calcext:value-type="float">
            <text:p>1510965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83" calcext:value-type="float">
            <text:p>1983</text:p>
          </table:table-cell>
          <table:table-cell table:style-name="Normal_20_2" office:value-type="float" office:value="9.7" calcext:value-type="float">
            <text:p>9.7</text:p>
          </table:table-cell>
          <table:table-cell office:value-type="float" office:value="19214.561154691" calcext:value-type="float">
            <text:p>19214.561154691</text:p>
          </table:table-cell>
          <table:table-cell office:value-type="float" office:value="15332790" calcext:value-type="float">
            <text:p>1533279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84" calcext:value-type="float">
            <text:p>1984</text:p>
          </table:table-cell>
          <table:table-cell table:style-name="Normal_20_2" office:value-type="float" office:value="9.5" calcext:value-type="float">
            <text:p>9.5</text:p>
          </table:table-cell>
          <table:table-cell office:value-type="float" office:value="20295.2529352902" calcext:value-type="float">
            <text:p>20295.2529352902</text:p>
          </table:table-cell>
          <table:table-cell office:value-type="float" office:value="15567927" calcext:value-type="float">
            <text:p>1556792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85" calcext:value-type="float">
            <text:p>1985</text:p>
          </table:table-cell>
          <table:table-cell table:style-name="Normal_20_2" office:value-type="float" office:value="9.4" calcext:value-type="float">
            <text:p>9.4</text:p>
          </table:table-cell>
          <table:table-cell office:value-type="float" office:value="21040.4945973867" calcext:value-type="float">
            <text:p>21040.4945973867</text:p>
          </table:table-cell>
          <table:table-cell office:value-type="float" office:value="15812088" calcext:value-type="float">
            <text:p>1581208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86" calcext:value-type="float">
            <text:p>1986</text:p>
          </table:table-cell>
          <table:table-cell table:style-name="Normal_20_2" office:value-type="float" office:value="9.2" calcext:value-type="float">
            <text:p>9.2</text:p>
          </table:table-cell>
          <table:table-cell office:value-type="float" office:value="21168.8105114547" calcext:value-type="float">
            <text:p>21168.8105114547</text:p>
          </table:table-cell>
          <table:table-cell office:value-type="float" office:value="16066496" calcext:value-type="float">
            <text:p>1606649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87" calcext:value-type="float">
            <text:p>1987</text:p>
          </table:table-cell>
          <table:table-cell table:style-name="Normal_20_2" office:value-type="float" office:value="9.1" calcext:value-type="float">
            <text:p>9.1</text:p>
          </table:table-cell>
          <table:table-cell office:value-type="float" office:value="21888.8890322494" calcext:value-type="float">
            <text:p>21888.8890322494</text:p>
          </table:table-cell>
          <table:table-cell office:value-type="float" office:value="16330369" calcext:value-type="float">
            <text:p>1633036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table:style-name="Normal_20_2" office:value-type="float" office:value="8.5" calcext:value-type="float">
            <text:p>8.5</text:p>
          </table:table-cell>
          <table:table-cell office:value-type="float" office:value="22508.1907845122" calcext:value-type="float">
            <text:p>22508.1907845122</text:p>
          </table:table-cell>
          <table:table-cell office:value-type="float" office:value="16596096" calcext:value-type="float">
            <text:p>1659609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89" calcext:value-type="float">
            <text:p>1989</text:p>
          </table:table-cell>
          <table:table-cell table:style-name="Normal_20_2" office:value-type="float" office:value="8" calcext:value-type="float">
            <text:p>8</text:p>
          </table:table-cell>
          <table:table-cell office:value-type="float" office:value="23133.9763542479" calcext:value-type="float">
            <text:p>23133.9763542479</text:p>
          </table:table-cell>
          <table:table-cell office:value-type="float" office:value="16853690" calcext:value-type="float">
            <text:p>1685369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90" calcext:value-type="float">
            <text:p>1990</text:p>
          </table:table-cell>
          <table:table-cell table:style-name="Normal_20_2" office:value-type="float" office:value="7.5" calcext:value-type="float">
            <text:p>7.5</text:p>
          </table:table-cell>
          <table:table-cell office:value-type="float" office:value="23151.8903401835" calcext:value-type="float">
            <text:p>23151.8903401835</text:p>
          </table:table-cell>
          <table:table-cell office:value-type="float" office:value="17096153" calcext:value-type="float">
            <text:p>1709615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91" calcext:value-type="float">
            <text:p>1991</text:p>
          </table:table-cell>
          <table:table-cell table:style-name="Normal_20_2" office:value-type="float" office:value="7" calcext:value-type="float">
            <text:p>7</text:p>
          </table:table-cell>
          <table:table-cell office:value-type="float" office:value="22893.8567538394" calcext:value-type="float">
            <text:p>22893.8567538394</text:p>
          </table:table-cell>
          <table:table-cell office:value-type="float" office:value="17320633" calcext:value-type="float">
            <text:p>1732063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92" calcext:value-type="float">
            <text:p>1992</text:p>
          </table:table-cell>
          <table:table-cell table:style-name="Normal_20_2" office:value-type="float" office:value="6.6" calcext:value-type="float">
            <text:p>6.6</text:p>
          </table:table-cell>
          <table:table-cell office:value-type="float" office:value="23424.7668251527" calcext:value-type="float">
            <text:p>23424.7668251527</text:p>
          </table:table-cell>
          <table:table-cell office:value-type="float" office:value="17529469" calcext:value-type="float">
            <text:p>1752946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93" calcext:value-type="float">
            <text:p>1993</text:p>
          </table:table-cell>
          <table:table-cell table:style-name="Normal_20_2" office:value-type="float" office:value="6.3" calcext:value-type="float">
            <text:p>6.3</text:p>
          </table:table-cell>
          <table:table-cell office:value-type="float" office:value="24053.1010223776" calcext:value-type="float">
            <text:p>24053.1010223776</text:p>
          </table:table-cell>
          <table:table-cell office:value-type="float" office:value="17727413" calcext:value-type="float">
            <text:p>1772741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94" calcext:value-type="float">
            <text:p>1994</text:p>
          </table:table-cell>
          <table:table-cell table:style-name="Normal_20_2" office:value-type="float" office:value="6" calcext:value-type="float">
            <text:p>6</text:p>
          </table:table-cell>
          <table:table-cell office:value-type="float" office:value="24780.1724127345" calcext:value-type="float">
            <text:p>24780.1724127345</text:p>
          </table:table-cell>
          <table:table-cell office:value-type="float" office:value="17921818" calcext:value-type="float">
            <text:p>1792181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95" calcext:value-type="float">
            <text:p>1995</text:p>
          </table:table-cell>
          <table:table-cell table:style-name="Normal_20_2" office:value-type="float" office:value="5.8" calcext:value-type="float">
            <text:p>5.8</text:p>
          </table:table-cell>
          <table:table-cell office:value-type="float" office:value="25518.7154426451" calcext:value-type="float">
            <text:p>25518.7154426451</text:p>
          </table:table-cell>
          <table:table-cell office:value-type="float" office:value="18118416" calcext:value-type="float">
            <text:p>1811841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96" calcext:value-type="float">
            <text:p>1996</text:p>
          </table:table-cell>
          <table:table-cell table:style-name="Normal_20_2" office:value-type="float" office:value="5.5" calcext:value-type="float">
            <text:p>5.5</text:p>
          </table:table-cell>
          <table:table-cell office:value-type="float" office:value="26151.1324706041" calcext:value-type="float">
            <text:p>26151.1324706041</text:p>
          </table:table-cell>
          <table:table-cell office:value-type="float" office:value="18319637" calcext:value-type="float">
            <text:p>1831963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97" calcext:value-type="float">
            <text:p>1997</text:p>
          </table:table-cell>
          <table:table-cell table:style-name="Normal_20_2" office:value-type="float" office:value="5.3" calcext:value-type="float">
            <text:p>5.3</text:p>
          </table:table-cell>
          <table:table-cell office:value-type="float" office:value="26997.9365744219" calcext:value-type="float">
            <text:p>26997.9365744219</text:p>
          </table:table-cell>
          <table:table-cell office:value-type="float" office:value="18525153" calcext:value-type="float">
            <text:p>1852515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98" calcext:value-type="float">
            <text:p>1998</text:p>
          </table:table-cell>
          <table:table-cell table:style-name="Normal_20_2" office:value-type="float" office:value="5.2" calcext:value-type="float">
            <text:p>5.2</text:p>
          </table:table-cell>
          <table:table-cell office:value-type="float" office:value="28169.153413071" calcext:value-type="float">
            <text:p>28169.153413071</text:p>
          </table:table-cell>
          <table:table-cell office:value-type="float" office:value="18734878" calcext:value-type="float">
            <text:p>1873487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99" calcext:value-type="float">
            <text:p>1999</text:p>
          </table:table-cell>
          <table:table-cell table:style-name="Normal_20_2" office:value-type="float" office:value="5.2" calcext:value-type="float">
            <text:p>5.2</text:p>
          </table:table-cell>
          <table:table-cell office:value-type="float" office:value="28983.2671977542" calcext:value-type="float">
            <text:p>28983.2671977542</text:p>
          </table:table-cell>
          <table:table-cell office:value-type="float" office:value="18947894" calcext:value-type="float">
            <text:p>1894789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0" calcext:value-type="float">
            <text:p>2000</text:p>
          </table:table-cell>
          <table:table-cell table:style-name="Normal_20_2" office:value-type="float" office:value="5.1" calcext:value-type="float">
            <text:p>5.1</text:p>
          </table:table-cell>
          <table:table-cell office:value-type="float" office:value="29241.5144982262" calcext:value-type="float">
            <text:p>29241.5144982262</text:p>
          </table:table-cell>
          <table:table-cell office:value-type="float" office:value="19164351" calcext:value-type="float">
            <text:p>1916435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1" calcext:value-type="float">
            <text:p>2001</text:p>
          </table:table-cell>
          <table:table-cell table:style-name="Normal_20_2" office:value-type="float" office:value="5" calcext:value-type="float">
            <text:p>5</text:p>
          </table:table-cell>
          <table:table-cell office:value-type="float" office:value="30043.242766224" calcext:value-type="float">
            <text:p>30043.242766224</text:p>
          </table:table-cell>
          <table:table-cell office:value-type="float" office:value="19382188" calcext:value-type="float">
            <text:p>1938218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2" calcext:value-type="float">
            <text:p>2002</text:p>
          </table:table-cell>
          <table:table-cell table:style-name="Normal_20_2" office:value-type="float" office:value="5" calcext:value-type="float">
            <text:p>5</text:p>
          </table:table-cell>
          <table:table-cell office:value-type="float" office:value="30687.7547308547" calcext:value-type="float">
            <text:p>30687.7547308547</text:p>
          </table:table-cell>
          <table:table-cell office:value-type="float" office:value="19604051" calcext:value-type="float">
            <text:p>1960405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3" calcext:value-type="float">
            <text:p>2003</text:p>
          </table:table-cell>
          <table:table-cell table:style-name="Normal_20_2" office:value-type="float" office:value="5" calcext:value-type="float">
            <text:p>5</text:p>
          </table:table-cell>
          <table:table-cell office:value-type="float" office:value="31634.2424283103" calcext:value-type="float">
            <text:p>31634.2424283103</text:p>
          </table:table-cell>
          <table:table-cell office:value-type="float" office:value="19840120" calcext:value-type="float">
            <text:p>1984012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4" calcext:value-type="float">
            <text:p>2004</text:p>
          </table:table-cell>
          <table:table-cell table:style-name="Normal_20_2" office:value-type="float" office:value="5" calcext:value-type="float">
            <text:p>5</text:p>
          </table:table-cell>
          <table:table-cell office:value-type="float" office:value="32098.5061498888" calcext:value-type="float">
            <text:p>32098.5061498888</text:p>
          </table:table-cell>
          <table:table-cell office:value-type="float" office:value="20103822" calcext:value-type="float">
            <text:p>2010382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5" calcext:value-type="float">
            <text:p>2005</text:p>
          </table:table-cell>
          <table:table-cell table:style-name="Normal_20_2" office:value-type="float" office:value="5" calcext:value-type="float">
            <text:p>5</text:p>
          </table:table-cell>
          <table:table-cell office:value-type="float" office:value="32798" calcext:value-type="float">
            <text:p>32798</text:p>
          </table:table-cell>
          <table:table-cell office:value-type="float" office:value="20403520" calcext:value-type="float">
            <text:p>2040352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6" calcext:value-type="float">
            <text:p>2006</text:p>
          </table:table-cell>
          <table:table-cell table:style-name="Normal_20_2" office:value-type="float" office:value="5" calcext:value-type="float">
            <text:p>5</text:p>
          </table:table-cell>
          <table:table-cell office:value-type="float" office:value="33204.1557337604" calcext:value-type="float">
            <text:p>33204.1557337604</text:p>
          </table:table-cell>
          <table:table-cell office:value-type="float" office:value="20744295" calcext:value-type="float">
            <text:p>2074429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7" calcext:value-type="float">
            <text:p>2007</text:p>
          </table:table-cell>
          <table:table-cell table:style-name="Normal_20_2" office:value-type="float" office:value="4.9" calcext:value-type="float">
            <text:p>4.9</text:p>
          </table:table-cell>
          <table:table-cell office:value-type="float" office:value="34196.8124212486" calcext:value-type="float">
            <text:p>34196.8124212486</text:p>
          </table:table-cell>
          <table:table-cell office:value-type="float" office:value="21119988" calcext:value-type="float">
            <text:p>2111998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8" calcext:value-type="float">
            <text:p>2008</text:p>
          </table:table-cell>
          <table:table-cell table:style-name="Normal_20_2" office:value-type="float" office:value="4.9" calcext:value-type="float">
            <text:p>4.9</text:p>
          </table:table-cell>
          <table:table-cell office:value-type="float" office:value="34444.3330639544" calcext:value-type="float">
            <text:p>34444.3330639544</text:p>
          </table:table-cell>
          <table:table-cell office:value-type="float" office:value="21513817" calcext:value-type="float">
            <text:p>2151381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01" calcext:value-type="float">
            <text:p>1801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03" calcext:value-type="float">
            <text:p>1803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09" calcext:value-type="float">
            <text:p>1809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11" calcext:value-type="float">
            <text:p>1811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20" calcext:value-type="float">
            <text:p>1820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23" calcext:value-type="float">
            <text:p>1823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31" calcext:value-type="float">
            <text:p>1831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33" calcext:value-type="float">
            <text:p>1833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34" calcext:value-type="float">
            <text:p>1834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36" calcext:value-type="float">
            <text:p>1836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37" calcext:value-type="float">
            <text:p>1837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38" calcext:value-type="float">
            <text:p>1838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39" calcext:value-type="float">
            <text:p>1839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541.620210412966" calcext:value-type="float">
            <text:p>541.620210413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float" office:value="601.656113468547" calcext:value-type="float">
            <text:p>601.6561134685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2" calcext:value-type="float">
            <text:p>1842</text:p>
          </table:table-cell>
          <table:table-cell/>
          <table:table-cell office:value-type="float" office:value="668.346697399036" calcext:value-type="float">
            <text:p>668.346697399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742.429600439106" calcext:value-type="float">
            <text:p>742.4296004391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4" calcext:value-type="float">
            <text:p>1844</text:p>
          </table:table-cell>
          <table:table-cell/>
          <table:table-cell office:value-type="float" office:value="824.724224348305" calcext:value-type="float">
            <text:p>824.724224348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float" office:value="916.140797490603" calcext:value-type="float">
            <text:p>916.1407974906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float" office:value="1017.69044251118" calcext:value-type="float">
            <text:p>1017.6904425112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1130.49635996505" calcext:value-type="float">
            <text:p>1130.4963599651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float" office:value="1255.80625159521" calcext:value-type="float">
            <text:p>1255.8062515952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9" calcext:value-type="float">
            <text:p>1849</text:p>
          </table:table-cell>
          <table:table-cell/>
          <table:table-cell office:value-type="float" office:value="1395.00612066929" calcext:value-type="float">
            <text:p>1395.006120669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1549.63560201487" calcext:value-type="float">
            <text:p>1549.6356020149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51" calcext:value-type="float">
            <text:p>1851</text:p>
          </table:table-cell>
          <table:table-cell/>
          <table:table-cell office:value-type="float" office:value="1655.20201362926" calcext:value-type="float">
            <text:p>1655.202013629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52" calcext:value-type="float">
            <text:p>1852</text:p>
          </table:table-cell>
          <table:table-cell/>
          <table:table-cell office:value-type="float" office:value="1767.95996578819" calcext:value-type="float">
            <text:p>1767.9599657882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53" calcext:value-type="float">
            <text:p>1853</text:p>
          </table:table-cell>
          <table:table-cell/>
          <table:table-cell office:value-type="float" office:value="1888.39937052533" calcext:value-type="float">
            <text:p>1888.399370525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54" calcext:value-type="float">
            <text:p>1854</text:p>
          </table:table-cell>
          <table:table-cell/>
          <table:table-cell office:value-type="float" office:value="2017.04351433697" calcext:value-type="float">
            <text:p>2017.043514337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float" office:value="2154.45133176306" calcext:value-type="float">
            <text:p>2154.4513317631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56" calcext:value-type="float">
            <text:p>1856</text:p>
          </table:table-cell>
          <table:table-cell/>
          <table:table-cell office:value-type="float" office:value="2301.21983385243" calcext:value-type="float">
            <text:p>2301.2198338524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float" office:value="2457.98670206312" calcext:value-type="float">
            <text:p>2457.9867020631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58" calcext:value-type="float">
            <text:p>1858</text:p>
          </table:table-cell>
          <table:table-cell/>
          <table:table-cell office:value-type="float" office:value="2625.43305886811" calcext:value-type="float">
            <text:p>2625.4330588681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2804.28642710393" calcext:value-type="float">
            <text:p>2804.2864271039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float" office:value="2995.32389092019" calcext:value-type="float">
            <text:p>2995.3238909202</text:p>
          </table:table-cell>
          <table:table-cell office:value-type="float" office:value="132000" calcext:value-type="float">
            <text:p>132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61" calcext:value-type="float">
            <text:p>1861</text:p>
          </table:table-cell>
          <table:table-cell/>
          <table:table-cell office:value-type="float" office:value="3098.09159349594" calcext:value-type="float">
            <text:p>3098.0915934959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62" calcext:value-type="float">
            <text:p>1862</text:p>
          </table:table-cell>
          <table:table-cell office:value-type="float" office:value="81" calcext:value-type="float">
            <text:p>81</text:p>
          </table:table-cell>
          <table:table-cell office:value-type="float" office:value="3204.38519212743" calcext:value-type="float">
            <text:p>3204.3851921274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63" calcext:value-type="float">
            <text:p>1863</text:p>
          </table:table-cell>
          <table:table-cell office:value-type="float" office:value="113" calcext:value-type="float">
            <text:p>113</text:p>
          </table:table-cell>
          <table:table-cell office:value-type="float" office:value="3314.32565811875" calcext:value-type="float">
            <text:p>3314.3256581188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64" calcext:value-type="float">
            <text:p>1864</text:p>
          </table:table-cell>
          <table:table-cell office:value-type="float" office:value="120" calcext:value-type="float">
            <text:p>120</text:p>
          </table:table-cell>
          <table:table-cell office:value-type="float" office:value="3428.03811322425" calcext:value-type="float">
            <text:p>3428.038113224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65" calcext:value-type="float">
            <text:p>1865</text:p>
          </table:table-cell>
          <table:table-cell office:value-type="float" office:value="110" calcext:value-type="float">
            <text:p>110</text:p>
          </table:table-cell>
          <table:table-cell office:value-type="float" office:value="3545.65197204802" calcext:value-type="float">
            <text:p>3545.651972048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66" calcext:value-type="float">
            <text:p>1866</text:p>
          </table:table-cell>
          <table:table-cell office:value-type="float" office:value="100" calcext:value-type="float">
            <text:p>100</text:p>
          </table:table-cell>
          <table:table-cell office:value-type="float" office:value="3667.30108932883" calcext:value-type="float">
            <text:p>3667.3010893288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67" calcext:value-type="float">
            <text:p>1867</text:p>
          </table:table-cell>
          <table:table-cell office:value-type="float" office:value="98" calcext:value-type="float">
            <text:p>98</text:p>
          </table:table-cell>
          <table:table-cell office:value-type="float" office:value="3793.12391227839" calcext:value-type="float">
            <text:p>3793.1239122784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68" calcext:value-type="float">
            <text:p>1868</text:p>
          </table:table-cell>
          <table:table-cell office:value-type="float" office:value="96" calcext:value-type="float">
            <text:p>96</text:p>
          </table:table-cell>
          <table:table-cell office:value-type="float" office:value="3923.26363814631" calcext:value-type="float">
            <text:p>3923.263638146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69" calcext:value-type="float">
            <text:p>1869</text:p>
          </table:table-cell>
          <table:table-cell office:value-type="float" office:value="98" calcext:value-type="float">
            <text:p>98</text:p>
          </table:table-cell>
          <table:table-cell office:value-type="float" office:value="4057.86837719087" calcext:value-type="float">
            <text:p>4057.8683771909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70" calcext:value-type="float">
            <text:p>1870</text:p>
          </table:table-cell>
          <table:table-cell office:value-type="float" office:value="93" calcext:value-type="float">
            <text:p>93</text:p>
          </table:table-cell>
          <table:table-cell office:value-type="float" office:value="4197.09132124137" calcext:value-type="float">
            <text:p>4197.0913212414</text:p>
          </table:table-cell>
          <table:table-cell office:value-type="float" office:value="291000" calcext:value-type="float">
            <text:p>291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71" calcext:value-type="float">
            <text:p>1871</text:p>
          </table:table-cell>
          <table:table-cell office:value-type="float" office:value="83" calcext:value-type="float">
            <text:p>83</text:p>
          </table:table-cell>
          <table:table-cell office:value-type="float" office:value="4272.01613462711" calcext:value-type="float">
            <text:p>4272.0161346271</text:p>
          </table:table-cell>
          <table:table-cell office:value-type="float" office:value="306000" calcext:value-type="float">
            <text:p>306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72" calcext:value-type="float">
            <text:p>1872</text:p>
          </table:table-cell>
          <table:table-cell office:value-type="float" office:value="100" calcext:value-type="float">
            <text:p>100</text:p>
          </table:table-cell>
          <table:table-cell office:value-type="float" office:value="4770.04496169909" calcext:value-type="float">
            <text:p>4770.0449616991</text:p>
          </table:table-cell>
          <table:table-cell office:value-type="float" office:value="320000" calcext:value-type="float">
            <text:p>32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73" calcext:value-type="float">
            <text:p>1873</text:p>
          </table:table-cell>
          <table:table-cell office:value-type="float" office:value="108" calcext:value-type="float">
            <text:p>108</text:p>
          </table:table-cell>
          <table:table-cell office:value-type="float" office:value="5187.35543940457" calcext:value-type="float">
            <text:p>5187.3554394046</text:p>
          </table:table-cell>
          <table:table-cell office:value-type="float" office:value="335000" calcext:value-type="float">
            <text:p>335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74" calcext:value-type="float">
            <text:p>1874</text:p>
          </table:table-cell>
          <table:table-cell office:value-type="float" office:value="109" calcext:value-type="float">
            <text:p>109</text:p>
          </table:table-cell>
          <table:table-cell office:value-type="float" office:value="5204.2913520501" calcext:value-type="float">
            <text:p>5204.2913520501</text:p>
          </table:table-cell>
          <table:table-cell office:value-type="float" office:value="367000" calcext:value-type="float">
            <text:p>367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75" calcext:value-type="float">
            <text:p>1875</text:p>
          </table:table-cell>
          <table:table-cell office:value-type="float" office:value="126" calcext:value-type="float">
            <text:p>126</text:p>
          </table:table-cell>
          <table:table-cell office:value-type="float" office:value="4993.57492011647" calcext:value-type="float">
            <text:p>4993.5749201165</text:p>
          </table:table-cell>
          <table:table-cell office:value-type="float" office:value="406000" calcext:value-type="float">
            <text:p>406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76" calcext:value-type="float">
            <text:p>1876</text:p>
          </table:table-cell>
          <table:table-cell office:value-type="float" office:value="103" calcext:value-type="float">
            <text:p>103</text:p>
          </table:table-cell>
          <table:table-cell office:value-type="float" office:value="4905.88105241982" calcext:value-type="float">
            <text:p>4905.8810524198</text:p>
          </table:table-cell>
          <table:table-cell office:value-type="float" office:value="434000" calcext:value-type="float">
            <text:p>43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77" calcext:value-type="float">
            <text:p>1877</text:p>
          </table:table-cell>
          <table:table-cell office:value-type="float" office:value="91" calcext:value-type="float">
            <text:p>91</text:p>
          </table:table-cell>
          <table:table-cell office:value-type="float" office:value="5392.46108490655" calcext:value-type="float">
            <text:p>5392.4610849066</text:p>
          </table:table-cell>
          <table:table-cell office:value-type="float" office:value="450000" calcext:value-type="float">
            <text:p>45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78" calcext:value-type="float">
            <text:p>1878</text:p>
          </table:table-cell>
          <table:table-cell office:value-type="float" office:value="84" calcext:value-type="float">
            <text:p>84</text:p>
          </table:table-cell>
          <table:table-cell office:value-type="float" office:value="5782.82505651546" calcext:value-type="float">
            <text:p>5782.8250565155</text:p>
          </table:table-cell>
          <table:table-cell office:value-type="float" office:value="467000" calcext:value-type="float">
            <text:p>467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79" calcext:value-type="float">
            <text:p>1879</text:p>
          </table:table-cell>
          <table:table-cell office:value-type="float" office:value="107" calcext:value-type="float">
            <text:p>107</text:p>
          </table:table-cell>
          <table:table-cell office:value-type="float" office:value="4832.93250557284" calcext:value-type="float">
            <text:p>4832.9325055728</text:p>
          </table:table-cell>
          <table:table-cell office:value-type="float" office:value="494000" calcext:value-type="float">
            <text:p>49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80" calcext:value-type="float">
            <text:p>1880</text:p>
          </table:table-cell>
          <table:table-cell office:value-type="float" office:value="93" calcext:value-type="float">
            <text:p>93</text:p>
          </table:table-cell>
          <table:table-cell office:value-type="float" office:value="5072.99456281687" calcext:value-type="float">
            <text:p>5072.9945628169</text:p>
          </table:table-cell>
          <table:table-cell office:value-type="float" office:value="520000" calcext:value-type="float">
            <text:p>52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81" calcext:value-type="float">
            <text:p>1881</text:p>
          </table:table-cell>
          <table:table-cell office:value-type="float" office:value="92" calcext:value-type="float">
            <text:p>92</text:p>
          </table:table-cell>
          <table:table-cell office:value-type="float" office:value="5097.4877512777" calcext:value-type="float">
            <text:p>5097.4877512777</text:p>
          </table:table-cell>
          <table:table-cell office:value-type="float" office:value="539000" calcext:value-type="float">
            <text:p>539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82" calcext:value-type="float">
            <text:p>1882</text:p>
          </table:table-cell>
          <table:table-cell office:value-type="float" office:value="88" calcext:value-type="float">
            <text:p>88</text:p>
          </table:table-cell>
          <table:table-cell office:value-type="float" office:value="4936.42906639223" calcext:value-type="float">
            <text:p>4936.4290663922</text:p>
          </table:table-cell>
          <table:table-cell office:value-type="float" office:value="555000" calcext:value-type="float">
            <text:p>555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83" calcext:value-type="float">
            <text:p>1883</text:p>
          </table:table-cell>
          <table:table-cell office:value-type="float" office:value="104" calcext:value-type="float">
            <text:p>104</text:p>
          </table:table-cell>
          <table:table-cell office:value-type="float" office:value="4732.11643479914" calcext:value-type="float">
            <text:p>4732.1164347991</text:p>
          </table:table-cell>
          <table:table-cell office:value-type="float" office:value="574000" calcext:value-type="float">
            <text:p>57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84" calcext:value-type="float">
            <text:p>1884</text:p>
          </table:table-cell>
          <table:table-cell office:value-type="float" office:value="79" calcext:value-type="float">
            <text:p>79</text:p>
          </table:table-cell>
          <table:table-cell office:value-type="float" office:value="5013.43547299409" calcext:value-type="float">
            <text:p>5013.4354729941</text:p>
          </table:table-cell>
          <table:table-cell office:value-type="float" office:value="598000" calcext:value-type="float">
            <text:p>598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85" calcext:value-type="float">
            <text:p>1885</text:p>
          </table:table-cell>
          <table:table-cell office:value-type="float" office:value="89" calcext:value-type="float">
            <text:p>89</text:p>
          </table:table-cell>
          <table:table-cell office:value-type="float" office:value="4857.29459392261" calcext:value-type="float">
            <text:p>4857.2945939226</text:p>
          </table:table-cell>
          <table:table-cell office:value-type="float" office:value="614000" calcext:value-type="float">
            <text:p>61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86" calcext:value-type="float">
            <text:p>1886</text:p>
          </table:table-cell>
          <table:table-cell office:value-type="float" office:value="98" calcext:value-type="float">
            <text:p>98</text:p>
          </table:table-cell>
          <table:table-cell office:value-type="float" office:value="4876.72328352623" calcext:value-type="float">
            <text:p>4876.7232835262</text:p>
          </table:table-cell>
          <table:table-cell office:value-type="float" office:value="626000" calcext:value-type="float">
            <text:p>626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87" calcext:value-type="float">
            <text:p>1887</text:p>
          </table:table-cell>
          <table:table-cell office:value-type="float" office:value="94" calcext:value-type="float">
            <text:p>94</text:p>
          </table:table-cell>
          <table:table-cell office:value-type="float" office:value="4880.12292235369" calcext:value-type="float">
            <text:p>4880.1229223537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88" calcext:value-type="float">
            <text:p>1888</text:p>
          </table:table-cell>
          <table:table-cell office:value-type="float" office:value="71" calcext:value-type="float">
            <text:p>71</text:p>
          </table:table-cell>
          <table:table-cell office:value-type="float" office:value="4812.44787412382" calcext:value-type="float">
            <text:p>4812.4478741238</text:p>
          </table:table-cell>
          <table:table-cell office:value-type="float" office:value="649000" calcext:value-type="float">
            <text:p>649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89" calcext:value-type="float">
            <text:p>1889</text:p>
          </table:table-cell>
          <table:table-cell office:value-type="float" office:value="79" calcext:value-type="float">
            <text:p>79</text:p>
          </table:table-cell>
          <table:table-cell office:value-type="float" office:value="5011.67950947747" calcext:value-type="float">
            <text:p>5011.6795094775</text:p>
          </table:table-cell>
          <table:table-cell office:value-type="float" office:value="656000" calcext:value-type="float">
            <text:p>656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90" calcext:value-type="float">
            <text:p>1890</text:p>
          </table:table-cell>
          <table:table-cell office:value-type="float" office:value="79" calcext:value-type="float">
            <text:p>79</text:p>
          </table:table-cell>
          <table:table-cell office:value-type="float" office:value="5085.10518993856" calcext:value-type="float">
            <text:p>5085.1051899386</text:p>
          </table:table-cell>
          <table:table-cell office:value-type="float" office:value="665000" calcext:value-type="float">
            <text:p>665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91" calcext:value-type="float">
            <text:p>1891</text:p>
          </table:table-cell>
          <table:table-cell office:value-type="float" office:value="91" calcext:value-type="float">
            <text:p>91</text:p>
          </table:table-cell>
          <table:table-cell office:value-type="float" office:value="5052.04488068564" calcext:value-type="float">
            <text:p>5052.0448806857</text:p>
          </table:table-cell>
          <table:table-cell office:value-type="float" office:value="674000" calcext:value-type="float">
            <text:p>67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92" calcext:value-type="float">
            <text:p>1892</text:p>
          </table:table-cell>
          <table:table-cell office:value-type="float" office:value="89" calcext:value-type="float">
            <text:p>89</text:p>
          </table:table-cell>
          <table:table-cell office:value-type="float" office:value="5146.24272162976" calcext:value-type="float">
            <text:p>5146.2427216298</text:p>
          </table:table-cell>
          <table:table-cell office:value-type="float" office:value="686000" calcext:value-type="float">
            <text:p>686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93" calcext:value-type="float">
            <text:p>1893</text:p>
          </table:table-cell>
          <table:table-cell office:value-type="float" office:value="88" calcext:value-type="float">
            <text:p>88</text:p>
          </table:table-cell>
          <table:table-cell office:value-type="float" office:value="5129.6850128212" calcext:value-type="float">
            <text:p>5129.6850128212</text:p>
          </table:table-cell>
          <table:table-cell office:value-type="float" office:value="705000" calcext:value-type="float">
            <text:p>705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94" calcext:value-type="float">
            <text:p>1894</text:p>
          </table:table-cell>
          <table:table-cell office:value-type="float" office:value="81" calcext:value-type="float">
            <text:p>81</text:p>
          </table:table-cell>
          <table:table-cell office:value-type="float" office:value="4846.27623639064" calcext:value-type="float">
            <text:p>4846.2762363907</text:p>
          </table:table-cell>
          <table:table-cell office:value-type="float" office:value="722000" calcext:value-type="float">
            <text:p>722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95" calcext:value-type="float">
            <text:p>1895</text:p>
          </table:table-cell>
          <table:table-cell office:value-type="float" office:value="88" calcext:value-type="float">
            <text:p>88</text:p>
          </table:table-cell>
          <table:table-cell office:value-type="float" office:value="4930.96013623121" calcext:value-type="float">
            <text:p>4930.9601362312</text:p>
          </table:table-cell>
          <table:table-cell office:value-type="float" office:value="735000" calcext:value-type="float">
            <text:p>735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96" calcext:value-type="float">
            <text:p>1896</text:p>
          </table:table-cell>
          <table:table-cell office:value-type="float" office:value="77" calcext:value-type="float">
            <text:p>77</text:p>
          </table:table-cell>
          <table:table-cell office:value-type="float" office:value="5399.90281143394" calcext:value-type="float">
            <text:p>5399.9028114339</text:p>
          </table:table-cell>
          <table:table-cell office:value-type="float" office:value="748000" calcext:value-type="float">
            <text:p>748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97" calcext:value-type="float">
            <text:p>1897</text:p>
          </table:table-cell>
          <table:table-cell office:value-type="float" office:value="72" calcext:value-type="float">
            <text:p>72</text:p>
          </table:table-cell>
          <table:table-cell office:value-type="float" office:value="5348.29044436983" calcext:value-type="float">
            <text:p>5348.2904443698</text:p>
          </table:table-cell>
          <table:table-cell office:value-type="float" office:value="764000" calcext:value-type="float">
            <text:p>76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98" calcext:value-type="float">
            <text:p>1898</text:p>
          </table:table-cell>
          <table:table-cell office:value-type="float" office:value="80" calcext:value-type="float">
            <text:p>80</text:p>
          </table:table-cell>
          <table:table-cell office:value-type="float" office:value="5396.03387787349" calcext:value-type="float">
            <text:p>5396.0338778735</text:p>
          </table:table-cell>
          <table:table-cell office:value-type="float" office:value="779000" calcext:value-type="float">
            <text:p>779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99" calcext:value-type="float">
            <text:p>1899</text:p>
          </table:table-cell>
          <table:table-cell office:value-type="float" office:value="96" calcext:value-type="float">
            <text:p>96</text:p>
          </table:table-cell>
          <table:table-cell office:value-type="float" office:value="5471.54934571956" calcext:value-type="float">
            <text:p>5471.5493457196</text:p>
          </table:table-cell>
          <table:table-cell office:value-type="float" office:value="794000" calcext:value-type="float">
            <text:p>79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00" calcext:value-type="float">
            <text:p>1900</text:p>
          </table:table-cell>
          <table:table-cell office:value-type="float" office:value="75" calcext:value-type="float">
            <text:p>75</text:p>
          </table:table-cell>
          <table:table-cell office:value-type="float" office:value="5819.90043940029" calcext:value-type="float">
            <text:p>5819.9004394003</text:p>
          </table:table-cell>
          <table:table-cell office:value-type="float" office:value="807000" calcext:value-type="float">
            <text:p>807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01" calcext:value-type="float">
            <text:p>1901</text:p>
          </table:table-cell>
          <table:table-cell office:value-type="float" office:value="71" calcext:value-type="float">
            <text:p>71</text:p>
          </table:table-cell>
          <table:table-cell office:value-type="float" office:value="5718.8291101675" calcext:value-type="float">
            <text:p>5718.8291101675</text:p>
          </table:table-cell>
          <table:table-cell office:value-type="float" office:value="824000" calcext:value-type="float">
            <text:p>82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02" calcext:value-type="float">
            <text:p>1902</text:p>
          </table:table-cell>
          <table:table-cell office:value-type="float" office:value="83" calcext:value-type="float">
            <text:p>83</text:p>
          </table:table-cell>
          <table:table-cell office:value-type="float" office:value="6009.94363384326" calcext:value-type="float">
            <text:p>6009.9436338433</text:p>
          </table:table-cell>
          <table:table-cell office:value-type="float" office:value="844000" calcext:value-type="float">
            <text:p>84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03" calcext:value-type="float">
            <text:p>1903</text:p>
          </table:table-cell>
          <table:table-cell office:value-type="float" office:value="81" calcext:value-type="float">
            <text:p>81</text:p>
          </table:table-cell>
          <table:table-cell office:value-type="float" office:value="6401.25277798652" calcext:value-type="float">
            <text:p>6401.2527779865</text:p>
          </table:table-cell>
          <table:table-cell office:value-type="float" office:value="867000" calcext:value-type="float">
            <text:p>867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04" calcext:value-type="float">
            <text:p>1904</text:p>
          </table:table-cell>
          <table:table-cell office:value-type="float" office:value="71" calcext:value-type="float">
            <text:p>71</text:p>
          </table:table-cell>
          <table:table-cell office:value-type="float" office:value="6188.58103050541" calcext:value-type="float">
            <text:p>6188.5810305054</text:p>
          </table:table-cell>
          <table:table-cell office:value-type="float" office:value="893000" calcext:value-type="float">
            <text:p>893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05" calcext:value-type="float">
            <text:p>1905</text:p>
          </table:table-cell>
          <table:table-cell office:value-type="float" office:value="68" calcext:value-type="float">
            <text:p>68</text:p>
          </table:table-cell>
          <table:table-cell office:value-type="float" office:value="6567.14652465278" calcext:value-type="float">
            <text:p>6567.1465246528</text:p>
          </table:table-cell>
          <table:table-cell office:value-type="float" office:value="919000" calcext:value-type="float">
            <text:p>919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06" calcext:value-type="float">
            <text:p>1906</text:p>
          </table:table-cell>
          <table:table-cell office:value-type="float" office:value="62" calcext:value-type="float">
            <text:p>62</text:p>
          </table:table-cell>
          <table:table-cell office:value-type="float" office:value="6983.75748498776" calcext:value-type="float">
            <text:p>6983.7574849878</text:p>
          </table:table-cell>
          <table:table-cell office:value-type="float" office:value="946000" calcext:value-type="float">
            <text:p>946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07" calcext:value-type="float">
            <text:p>1907</text:p>
          </table:table-cell>
          <table:table-cell office:value-type="float" office:value="89" calcext:value-type="float">
            <text:p>89</text:p>
          </table:table-cell>
          <table:table-cell office:value-type="float" office:value="7229.98003244487" calcext:value-type="float">
            <text:p>7229.9800324449</text:p>
          </table:table-cell>
          <table:table-cell office:value-type="float" office:value="969000" calcext:value-type="float">
            <text:p>969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08" calcext:value-type="float">
            <text:p>1908</text:p>
          </table:table-cell>
          <table:table-cell office:value-type="float" office:value="68" calcext:value-type="float">
            <text:p>68</text:p>
          </table:table-cell>
          <table:table-cell office:value-type="float" office:value="6546.71601786897" calcext:value-type="float">
            <text:p>6546.716017869</text:p>
          </table:table-cell>
          <table:table-cell office:value-type="float" office:value="996000" calcext:value-type="float">
            <text:p>996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09" calcext:value-type="float">
            <text:p>1909</text:p>
          </table:table-cell>
          <table:table-cell office:value-type="float" office:value="62" calcext:value-type="float">
            <text:p>62</text:p>
          </table:table-cell>
          <table:table-cell office:value-type="float" office:value="6459.43588563419" calcext:value-type="float">
            <text:p>6459.4358856342</text:p>
          </table:table-cell>
          <table:table-cell office:value-type="float" office:value="1024000" calcext:value-type="float">
            <text:p>102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10" calcext:value-type="float">
            <text:p>1910</text:p>
          </table:table-cell>
          <table:table-cell office:value-type="float" office:value="68" calcext:value-type="float">
            <text:p>68</text:p>
          </table:table-cell>
          <table:table-cell office:value-type="float" office:value="7198.5485296121" calcext:value-type="float">
            <text:p>7198.5485296121</text:p>
          </table:table-cell>
          <table:table-cell office:value-type="float" office:value="1045000" calcext:value-type="float">
            <text:p>1045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11" calcext:value-type="float">
            <text:p>1911</text:p>
          </table:table-cell>
          <table:table-cell office:value-type="float" office:value="56" calcext:value-type="float">
            <text:p>56</text:p>
          </table:table-cell>
          <table:table-cell office:value-type="float" office:value="7438.94546979128" calcext:value-type="float">
            <text:p>7438.9454697913</text:p>
          </table:table-cell>
          <table:table-cell office:value-type="float" office:value="1067000" calcext:value-type="float">
            <text:p>1067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12" calcext:value-type="float">
            <text:p>1912</text:p>
          </table:table-cell>
          <table:table-cell office:value-type="float" office:value="51" calcext:value-type="float">
            <text:p>51</text:p>
          </table:table-cell>
          <table:table-cell office:value-type="float" office:value="7053.59142265338" calcext:value-type="float">
            <text:p>7053.5914226534</text:p>
          </table:table-cell>
          <table:table-cell office:value-type="float" office:value="1092000" calcext:value-type="float">
            <text:p>1092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13" calcext:value-type="float">
            <text:p>1913</text:p>
          </table:table-cell>
          <table:table-cell office:value-type="float" office:value="59" calcext:value-type="float">
            <text:p>59</text:p>
          </table:table-cell>
          <table:table-cell office:value-type="float" office:value="6976.6186194237" calcext:value-type="float">
            <text:p>6976.6186194237</text:p>
          </table:table-cell>
          <table:table-cell office:value-type="float" office:value="1122000" calcext:value-type="float">
            <text:p>1122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14" calcext:value-type="float">
            <text:p>1914</text:p>
          </table:table-cell>
          <table:table-cell office:value-type="float" office:value="51" calcext:value-type="float">
            <text:p>51</text:p>
          </table:table-cell>
          <table:table-cell office:value-type="float" office:value="7026.49869585233" calcext:value-type="float">
            <text:p>7026.4986958523</text:p>
          </table:table-cell>
          <table:table-cell office:value-type="float" office:value="1143000" calcext:value-type="float">
            <text:p>1143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15" calcext:value-type="float">
            <text:p>1915</text:p>
          </table:table-cell>
          <table:table-cell office:value-type="float" office:value="51" calcext:value-type="float">
            <text:p>51</text:p>
          </table:table-cell>
          <table:table-cell office:value-type="float" office:value="7005.57885400537" calcext:value-type="float">
            <text:p>7005.5788540054</text:p>
          </table:table-cell>
          <table:table-cell office:value-type="float" office:value="1152000" calcext:value-type="float">
            <text:p>1152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16" calcext:value-type="float">
            <text:p>1916</text:p>
          </table:table-cell>
          <table:table-cell office:value-type="float" office:value="51" calcext:value-type="float">
            <text:p>51</text:p>
          </table:table-cell>
          <table:table-cell office:value-type="float" office:value="6933.16425202271" calcext:value-type="float">
            <text:p>6933.1642520227</text:p>
          </table:table-cell>
          <table:table-cell office:value-type="float" office:value="1155000" calcext:value-type="float">
            <text:p>1155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17" calcext:value-type="float">
            <text:p>1917</text:p>
          </table:table-cell>
          <table:table-cell office:value-type="float" office:value="48" calcext:value-type="float">
            <text:p>48</text:p>
          </table:table-cell>
          <table:table-cell office:value-type="float" office:value="6781.34597119045" calcext:value-type="float">
            <text:p>6781.3459711905</text:p>
          </table:table-cell>
          <table:table-cell office:value-type="float" office:value="1152000" calcext:value-type="float">
            <text:p>1152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18" calcext:value-type="float">
            <text:p>1918</text:p>
          </table:table-cell>
          <table:table-cell office:value-type="float" office:value="48" calcext:value-type="float">
            <text:p>48</text:p>
          </table:table-cell>
          <table:table-cell office:value-type="float" office:value="6649.53832297189" calcext:value-type="float">
            <text:p>6649.5383229719</text:p>
          </table:table-cell>
          <table:table-cell office:value-type="float" office:value="1156000" calcext:value-type="float">
            <text:p>1156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19" calcext:value-type="float">
            <text:p>1919</text:p>
          </table:table-cell>
          <table:table-cell office:value-type="float" office:value="45" calcext:value-type="float">
            <text:p>45</text:p>
          </table:table-cell>
          <table:table-cell office:value-type="float" office:value="7153.07160783664" calcext:value-type="float">
            <text:p>7153.0716078366</text:p>
          </table:table-cell>
          <table:table-cell office:value-type="float" office:value="1195000" calcext:value-type="float">
            <text:p>1195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20" calcext:value-type="float">
            <text:p>1920</text:p>
          </table:table-cell>
          <table:table-cell office:value-type="float" office:value="51" calcext:value-type="float">
            <text:p>51</text:p>
          </table:table-cell>
          <table:table-cell office:value-type="float" office:value="7638.53725720628" calcext:value-type="float">
            <text:p>7638.5372572063</text:p>
          </table:table-cell>
          <table:table-cell office:value-type="float" office:value="1241000" calcext:value-type="float">
            <text:p>1241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21" calcext:value-type="float">
            <text:p>1921</text:p>
          </table:table-cell>
          <table:table-cell office:value-type="float" office:value="48" calcext:value-type="float">
            <text:p>48</text:p>
          </table:table-cell>
          <table:table-cell office:value-type="float" office:value="6943.68897954002" calcext:value-type="float">
            <text:p>6943.68897954</text:p>
          </table:table-cell>
          <table:table-cell office:value-type="float" office:value="1275000" calcext:value-type="float">
            <text:p>1275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22" calcext:value-type="float">
            <text:p>1922</text:p>
          </table:table-cell>
          <table:table-cell office:value-type="float" office:value="42" calcext:value-type="float">
            <text:p>42</text:p>
          </table:table-cell>
          <table:table-cell office:value-type="float" office:value="6555.1538123963" calcext:value-type="float">
            <text:p>6555.1538123963</text:p>
          </table:table-cell>
          <table:table-cell office:value-type="float" office:value="1304000" calcext:value-type="float">
            <text:p>130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23" calcext:value-type="float">
            <text:p>1923</text:p>
          </table:table-cell>
          <table:table-cell office:value-type="float" office:value="44" calcext:value-type="float">
            <text:p>44</text:p>
          </table:table-cell>
          <table:table-cell office:value-type="float" office:value="6965.8853600092" calcext:value-type="float">
            <text:p>6965.8853600092</text:p>
          </table:table-cell>
          <table:table-cell office:value-type="float" office:value="1326000" calcext:value-type="float">
            <text:p>1326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24" calcext:value-type="float">
            <text:p>1924</text:p>
          </table:table-cell>
          <table:table-cell office:value-type="float" office:value="40" calcext:value-type="float">
            <text:p>40</text:p>
          </table:table-cell>
          <table:table-cell office:value-type="float" office:value="6963.81264835782" calcext:value-type="float">
            <text:p>6963.8126483578</text:p>
          </table:table-cell>
          <table:table-cell office:value-type="float" office:value="1350000" calcext:value-type="float">
            <text:p>135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25" calcext:value-type="float">
            <text:p>1925</text:p>
          </table:table-cell>
          <table:table-cell office:value-type="float" office:value="44" calcext:value-type="float">
            <text:p>44</text:p>
          </table:table-cell>
          <table:table-cell office:value-type="float" office:value="7165.06809342014" calcext:value-type="float">
            <text:p>7165.0680934201</text:p>
          </table:table-cell>
          <table:table-cell office:value-type="float" office:value="1382000" calcext:value-type="float">
            <text:p>1382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26" calcext:value-type="float">
            <text:p>1926</text:p>
          </table:table-cell>
          <table:table-cell office:value-type="float" office:value="44" calcext:value-type="float">
            <text:p>44</text:p>
          </table:table-cell>
          <table:table-cell office:value-type="float" office:value="6641.40494122527" calcext:value-type="float">
            <text:p>6641.4049412253</text:p>
          </table:table-cell>
          <table:table-cell office:value-type="float" office:value="1412000" calcext:value-type="float">
            <text:p>1412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27" calcext:value-type="float">
            <text:p>1927</text:p>
          </table:table-cell>
          <table:table-cell office:value-type="float" office:value="45" calcext:value-type="float">
            <text:p>45</text:p>
          </table:table-cell>
          <table:table-cell office:value-type="float" office:value="6340.65395262095" calcext:value-type="float">
            <text:p>6340.653952621</text:p>
          </table:table-cell>
          <table:table-cell office:value-type="float" office:value="1437000" calcext:value-type="float">
            <text:p>1437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28" calcext:value-type="float">
            <text:p>1928</text:p>
          </table:table-cell>
          <table:table-cell office:value-type="float" office:value="40" calcext:value-type="float">
            <text:p>40</text:p>
          </table:table-cell>
          <table:table-cell office:value-type="float" office:value="6961.00519646111" calcext:value-type="float">
            <text:p>6961.0051964611</text:p>
          </table:table-cell>
          <table:table-cell office:value-type="float" office:value="1454000" calcext:value-type="float">
            <text:p>145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29" calcext:value-type="float">
            <text:p>1929</text:p>
          </table:table-cell>
          <table:table-cell office:value-type="float" office:value="37" calcext:value-type="float">
            <text:p>37</text:p>
          </table:table-cell>
          <table:table-cell office:value-type="float" office:value="7125.34248527542" calcext:value-type="float">
            <text:p>7125.3424852754</text:p>
          </table:table-cell>
          <table:table-cell office:value-type="float" office:value="1471000" calcext:value-type="float">
            <text:p>1471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30" calcext:value-type="float">
            <text:p>1930</text:p>
          </table:table-cell>
          <table:table-cell office:value-type="float" office:value="38" calcext:value-type="float">
            <text:p>38</text:p>
          </table:table-cell>
          <table:table-cell office:value-type="float" office:value="6716.25476394007" calcext:value-type="float">
            <text:p>6716.2547639401</text:p>
          </table:table-cell>
          <table:table-cell office:value-type="float" office:value="1493000" calcext:value-type="float">
            <text:p>1493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31" calcext:value-type="float">
            <text:p>1931</text:p>
          </table:table-cell>
          <table:table-cell office:value-type="float" office:value="37" calcext:value-type="float">
            <text:p>37</text:p>
          </table:table-cell>
          <table:table-cell office:value-type="float" office:value="6059.53887625116" calcext:value-type="float">
            <text:p>6059.5388762512</text:p>
          </table:table-cell>
          <table:table-cell office:value-type="float" office:value="1514000" calcext:value-type="float">
            <text:p>151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32" calcext:value-type="float">
            <text:p>1932</text:p>
          </table:table-cell>
          <table:table-cell office:value-type="float" office:value="38" calcext:value-type="float">
            <text:p>38</text:p>
          </table:table-cell>
          <table:table-cell office:value-type="float" office:value="5859.29053176519" calcext:value-type="float">
            <text:p>5859.2905317652</text:p>
          </table:table-cell>
          <table:table-cell office:value-type="float" office:value="1527000" calcext:value-type="float">
            <text:p>1527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33" calcext:value-type="float">
            <text:p>1933</text:p>
          </table:table-cell>
          <table:table-cell office:value-type="float" office:value="38" calcext:value-type="float">
            <text:p>38</text:p>
          </table:table-cell>
          <table:table-cell office:value-type="float" office:value="6196.13432787074" calcext:value-type="float">
            <text:p>6196.1343278707</text:p>
          </table:table-cell>
          <table:table-cell office:value-type="float" office:value="1540000" calcext:value-type="float">
            <text:p>154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34" calcext:value-type="float">
            <text:p>1934</text:p>
          </table:table-cell>
          <table:table-cell office:value-type="float" office:value="39" calcext:value-type="float">
            <text:p>39</text:p>
          </table:table-cell>
          <table:table-cell office:value-type="float" office:value="6455.88955958217" calcext:value-type="float">
            <text:p>6455.8895595822</text:p>
          </table:table-cell>
          <table:table-cell office:value-type="float" office:value="1552000" calcext:value-type="float">
            <text:p>1552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35" calcext:value-type="float">
            <text:p>1935</text:p>
          </table:table-cell>
          <table:table-cell office:value-type="float" office:value="41" calcext:value-type="float">
            <text:p>41</text:p>
          </table:table-cell>
          <table:table-cell office:value-type="float" office:value="6715.2410767805" calcext:value-type="float">
            <text:p>6715.2410767805</text:p>
          </table:table-cell>
          <table:table-cell office:value-type="float" office:value="1562000" calcext:value-type="float">
            <text:p>1562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36" calcext:value-type="float">
            <text:p>1936</text:p>
          </table:table-cell>
          <table:table-cell office:value-type="float" office:value="41" calcext:value-type="float">
            <text:p>41</text:p>
          </table:table-cell>
          <table:table-cell office:value-type="float" office:value="7907.38736083184" calcext:value-type="float">
            <text:p>7907.3873608319</text:p>
          </table:table-cell>
          <table:table-cell office:value-type="float" office:value="1573000" calcext:value-type="float">
            <text:p>1573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37" calcext:value-type="float">
            <text:p>1937</text:p>
          </table:table-cell>
          <table:table-cell office:value-type="float" office:value="39" calcext:value-type="float">
            <text:p>39</text:p>
          </table:table-cell>
          <table:table-cell office:value-type="float" office:value="8261.8199133043" calcext:value-type="float">
            <text:p>8261.8199133043</text:p>
          </table:table-cell>
          <table:table-cell office:value-type="float" office:value="1587000" calcext:value-type="float">
            <text:p>1587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38" calcext:value-type="float">
            <text:p>1938</text:p>
          </table:table-cell>
          <table:table-cell office:value-type="float" office:value="50" calcext:value-type="float">
            <text:p>50</text:p>
          </table:table-cell>
          <table:table-cell office:value-type="float" office:value="8750.11508799947" calcext:value-type="float">
            <text:p>8750.1150879995</text:p>
          </table:table-cell>
          <table:table-cell office:value-type="float" office:value="1604000" calcext:value-type="float">
            <text:p>160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39" calcext:value-type="float">
            <text:p>1939</text:p>
          </table:table-cell>
          <table:table-cell office:value-type="float" office:value="42" calcext:value-type="float">
            <text:p>42</text:p>
          </table:table-cell>
          <table:table-cell office:value-type="float" office:value="8746.69868065518" calcext:value-type="float">
            <text:p>8746.6986806552</text:p>
          </table:table-cell>
          <table:table-cell office:value-type="float" office:value="1627000" calcext:value-type="float">
            <text:p>1627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40" calcext:value-type="float">
            <text:p>1940</text:p>
          </table:table-cell>
          <table:table-cell office:value-type="float" office:value="37" calcext:value-type="float">
            <text:p>37</text:p>
          </table:table-cell>
          <table:table-cell office:value-type="float" office:value="8531.11671163888" calcext:value-type="float">
            <text:p>8531.1167116389</text:p>
          </table:table-cell>
          <table:table-cell office:value-type="float" office:value="1636000" calcext:value-type="float">
            <text:p>1636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41" calcext:value-type="float">
            <text:p>1941</text:p>
          </table:table-cell>
          <table:table-cell office:value-type="float" office:value="40" calcext:value-type="float">
            <text:p>40</text:p>
          </table:table-cell>
          <table:table-cell office:value-type="float" office:value="8298.68142366211" calcext:value-type="float">
            <text:p>8298.6814236621</text:p>
          </table:table-cell>
          <table:table-cell office:value-type="float" office:value="1629000" calcext:value-type="float">
            <text:p>1629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42" calcext:value-type="float">
            <text:p>1942</text:p>
          </table:table-cell>
          <table:table-cell office:value-type="float" office:value="37" calcext:value-type="float">
            <text:p>37</text:p>
          </table:table-cell>
          <table:table-cell office:value-type="float" office:value="9155.4774840966" calcext:value-type="float">
            <text:p>9155.4774840966</text:p>
          </table:table-cell>
          <table:table-cell office:value-type="float" office:value="1639000" calcext:value-type="float">
            <text:p>1639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43" calcext:value-type="float">
            <text:p>1943</text:p>
          </table:table-cell>
          <table:table-cell office:value-type="float" office:value="39" calcext:value-type="float">
            <text:p>39</text:p>
          </table:table-cell>
          <table:table-cell office:value-type="float" office:value="9380.85624009434" calcext:value-type="float">
            <text:p>9380.8562400943</text:p>
          </table:table-cell>
          <table:table-cell office:value-type="float" office:value="1633000" calcext:value-type="float">
            <text:p>1633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44" calcext:value-type="float">
            <text:p>1944</text:p>
          </table:table-cell>
          <table:table-cell office:value-type="float" office:value="39" calcext:value-type="float">
            <text:p>39</text:p>
          </table:table-cell>
          <table:table-cell office:value-type="float" office:value="9299.61328222612" calcext:value-type="float">
            <text:p>9299.6132822261</text:p>
          </table:table-cell>
          <table:table-cell office:value-type="float" office:value="1654000" calcext:value-type="float">
            <text:p>1654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45" calcext:value-type="float">
            <text:p>1945</text:p>
          </table:table-cell>
          <table:table-cell office:value-type="float" office:value="35" calcext:value-type="float">
            <text:p>35</text:p>
          </table:table-cell>
          <table:table-cell office:value-type="float" office:value="9381.26232350689" calcext:value-type="float">
            <text:p>9381.2623235069</text:p>
          </table:table-cell>
          <table:table-cell office:value-type="float" office:value="1688000" calcext:value-type="float">
            <text:p>1688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46" calcext:value-type="float">
            <text:p>1946</text:p>
          </table:table-cell>
          <table:table-cell office:value-type="float" office:value="32" calcext:value-type="float">
            <text:p>32</text:p>
          </table:table-cell>
          <table:table-cell office:value-type="float" office:value="9696.81768747845" calcext:value-type="float">
            <text:p>9696.8176874785</text:p>
          </table:table-cell>
          <table:table-cell office:value-type="float" office:value="1759000" calcext:value-type="float">
            <text:p>1759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47" calcext:value-type="float">
            <text:p>1947</text:p>
          </table:table-cell>
          <table:table-cell office:value-type="float" office:value="30" calcext:value-type="float">
            <text:p>30</text:p>
          </table:table-cell>
          <table:table-cell office:value-type="float" office:value="10624.3302704134" calcext:value-type="float">
            <text:p>10624.3302704134</text:p>
          </table:table-cell>
          <table:table-cell office:value-type="float" office:value="1797000" calcext:value-type="float">
            <text:p>1797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48" calcext:value-type="float">
            <text:p>1948</text:p>
          </table:table-cell>
          <table:table-cell office:value-type="float" office:value="27" calcext:value-type="float">
            <text:p>27</text:p>
          </table:table-cell>
          <table:table-cell office:value-type="float" office:value="9382.2160948786" calcext:value-type="float">
            <text:p>9382.2160948786</text:p>
          </table:table-cell>
          <table:table-cell office:value-type="float" office:value="1833000" calcext:value-type="float">
            <text:p>1833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49" calcext:value-type="float">
            <text:p>1949</text:p>
          </table:table-cell>
          <table:table-cell office:value-type="float" office:value="30" calcext:value-type="float">
            <text:p>30</text:p>
          </table:table-cell>
          <table:table-cell office:value-type="float" office:value="10183.2082658888" calcext:value-type="float">
            <text:p>10183.2082658888</text:p>
          </table:table-cell>
          <table:table-cell office:value-type="float" office:value="1871000" calcext:value-type="float">
            <text:p>1871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0" calcext:value-type="float">
            <text:p>1950</text:p>
          </table:table-cell>
          <table:table-cell table:style-name="Normal_20_2" office:value-type="float" office:value="28.2" calcext:value-type="float">
            <text:p>28.2</text:p>
          </table:table-cell>
          <table:table-cell office:value-type="float" office:value="11449.3763005272" calcext:value-type="float">
            <text:p>11449.3763005272</text:p>
          </table:table-cell>
          <table:table-cell office:value-type="float" office:value="1908001" calcext:value-type="float">
            <text:p>190800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1" calcext:value-type="float">
            <text:p>1951</text:p>
          </table:table-cell>
          <table:table-cell table:style-name="Normal_20_2" office:value-type="float" office:value="27.6" calcext:value-type="float">
            <text:p>27.6</text:p>
          </table:table-cell>
          <table:table-cell office:value-type="float" office:value="10362.9881035515" calcext:value-type="float">
            <text:p>10362.9881035515</text:p>
          </table:table-cell>
          <table:table-cell office:value-type="float" office:value="1947802" calcext:value-type="float">
            <text:p>194780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2" calcext:value-type="float">
            <text:p>1952</text:p>
          </table:table-cell>
          <table:table-cell table:style-name="Normal_20_2" office:value-type="float" office:value="27" calcext:value-type="float">
            <text:p>27</text:p>
          </table:table-cell>
          <table:table-cell office:value-type="float" office:value="10556.5756568629" calcext:value-type="float">
            <text:p>10556.5756568629</text:p>
          </table:table-cell>
          <table:table-cell office:value-type="float" office:value="1992618" calcext:value-type="float">
            <text:p>199261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3" calcext:value-type="float">
            <text:p>1953</text:p>
          </table:table-cell>
          <table:table-cell table:style-name="Normal_20_2" office:value-type="float" office:value="26.4" calcext:value-type="float">
            <text:p>26.4</text:p>
          </table:table-cell>
          <table:table-cell office:value-type="float" office:value="10637.220081902" calcext:value-type="float">
            <text:p>10637.220081902</text:p>
          </table:table-cell>
          <table:table-cell office:value-type="float" office:value="2040015" calcext:value-type="float">
            <text:p>204001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4" calcext:value-type="float">
            <text:p>1954</text:p>
          </table:table-cell>
          <table:table-cell table:style-name="Normal_20_2" office:value-type="float" office:value="25.9" calcext:value-type="float">
            <text:p>25.9</text:p>
          </table:table-cell>
          <table:table-cell office:value-type="float" office:value="11839.0028404056" calcext:value-type="float">
            <text:p>11839.0028404056</text:p>
          </table:table-cell>
          <table:table-cell office:value-type="float" office:value="2088196" calcext:value-type="float">
            <text:p>2088196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5" calcext:value-type="float">
            <text:p>1955</text:p>
          </table:table-cell>
          <table:table-cell table:style-name="Normal_20_2" office:value-type="float" office:value="25.3" calcext:value-type="float">
            <text:p>25.3</text:p>
          </table:table-cell>
          <table:table-cell office:value-type="float" office:value="11814.6829999879" calcext:value-type="float">
            <text:p>11814.6829999879</text:p>
          </table:table-cell>
          <table:table-cell office:value-type="float" office:value="2136002" calcext:value-type="float">
            <text:p>213600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6" calcext:value-type="float">
            <text:p>1956</text:p>
          </table:table-cell>
          <table:table-cell table:style-name="Normal_20_2" office:value-type="float" office:value="24.8" calcext:value-type="float">
            <text:p>24.8</text:p>
          </table:table-cell>
          <table:table-cell office:value-type="float" office:value="12186.7027574695" calcext:value-type="float">
            <text:p>12186.7027574695</text:p>
          </table:table-cell>
          <table:table-cell office:value-type="float" office:value="2182946" calcext:value-type="float">
            <text:p>2182946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7" calcext:value-type="float">
            <text:p>1957</text:p>
          </table:table-cell>
          <table:table-cell table:style-name="Normal_20_2" office:value-type="float" office:value="24.2" calcext:value-type="float">
            <text:p>24.2</text:p>
          </table:table-cell>
          <table:table-cell office:value-type="float" office:value="12247.3953196718" calcext:value-type="float">
            <text:p>12247.3953196718</text:p>
          </table:table-cell>
          <table:table-cell office:value-type="float" office:value="2229178" calcext:value-type="float">
            <text:p>222917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8" calcext:value-type="float">
            <text:p>1958</text:p>
          </table:table-cell>
          <table:table-cell table:style-name="Normal_20_2" office:value-type="float" office:value="23.6" calcext:value-type="float">
            <text:p>23.6</text:p>
          </table:table-cell>
          <table:table-cell office:value-type="float" office:value="12437.6184232537" calcext:value-type="float">
            <text:p>12437.6184232537</text:p>
          </table:table-cell>
          <table:table-cell office:value-type="float" office:value="2275394" calcext:value-type="float">
            <text:p>2275394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9" calcext:value-type="float">
            <text:p>1959</text:p>
          </table:table-cell>
          <table:table-cell table:style-name="Normal_20_2" office:value-type="float" office:value="23" calcext:value-type="float">
            <text:p>23</text:p>
          </table:table-cell>
          <table:table-cell office:value-type="float" office:value="13039.6780000796" calcext:value-type="float">
            <text:p>13039.6780000796</text:p>
          </table:table-cell>
          <table:table-cell office:value-type="float" office:value="2322671" calcext:value-type="float">
            <text:p>232267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60" calcext:value-type="float">
            <text:p>1960</text:p>
          </table:table-cell>
          <table:table-cell table:style-name="Normal_20_2" office:value-type="float" office:value="22.4" calcext:value-type="float">
            <text:p>22.4</text:p>
          </table:table-cell>
          <table:table-cell office:value-type="float" office:value="12816.3303570035" calcext:value-type="float">
            <text:p>12816.3303570035</text:p>
          </table:table-cell>
          <table:table-cell office:value-type="float" office:value="2372000" calcext:value-type="float">
            <text:p>2372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61" calcext:value-type="float">
            <text:p>1961</text:p>
          </table:table-cell>
          <table:table-cell table:style-name="Normal_20_2" office:value-type="float" office:value="21.8" calcext:value-type="float">
            <text:p>21.8</text:p>
          </table:table-cell>
          <table:table-cell office:value-type="float" office:value="13195.0969882515" calcext:value-type="float">
            <text:p>13195.0969882515</text:p>
          </table:table-cell>
          <table:table-cell office:value-type="float" office:value="2423770" calcext:value-type="float">
            <text:p>242377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62" calcext:value-type="float">
            <text:p>1962</text:p>
          </table:table-cell>
          <table:table-cell table:style-name="Normal_20_2" office:value-type="float" office:value="21.2" calcext:value-type="float">
            <text:p>21.2</text:p>
          </table:table-cell>
          <table:table-cell office:value-type="float" office:value="13175.6780003918" calcext:value-type="float">
            <text:p>13175.6780003918</text:p>
          </table:table-cell>
          <table:table-cell office:value-type="float" office:value="2477327" calcext:value-type="float">
            <text:p>247732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63" calcext:value-type="float">
            <text:p>1963</text:p>
          </table:table-cell>
          <table:table-cell table:style-name="Normal_20_2" office:value-type="float" office:value="20.4" calcext:value-type="float">
            <text:p>20.4</text:p>
          </table:table-cell>
          <table:table-cell office:value-type="float" office:value="13719.262201117" calcext:value-type="float">
            <text:p>13719.262201117</text:p>
          </table:table-cell>
          <table:table-cell office:value-type="float" office:value="2530790" calcext:value-type="float">
            <text:p>253079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64" calcext:value-type="float">
            <text:p>1964</text:p>
          </table:table-cell>
          <table:table-cell table:style-name="Normal_20_2" office:value-type="float" office:value="19.7" calcext:value-type="float">
            <text:p>19.7</text:p>
          </table:table-cell>
          <table:table-cell office:value-type="float" office:value="14107.054690476" calcext:value-type="float">
            <text:p>14107.054690476</text:p>
          </table:table-cell>
          <table:table-cell office:value-type="float" office:value="2581577" calcext:value-type="float">
            <text:p>258157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65" calcext:value-type="float">
            <text:p>1965</text:p>
          </table:table-cell>
          <table:table-cell table:style-name="Normal_20_2" office:value-type="float" office:value="18.9" calcext:value-type="float">
            <text:p>18.9</text:p>
          </table:table-cell>
          <table:table-cell office:value-type="float" office:value="14730.2481857882" calcext:value-type="float">
            <text:p>14730.2481857882</text:p>
          </table:table-cell>
          <table:table-cell office:value-type="float" office:value="2628004" calcext:value-type="float">
            <text:p>2628004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66" calcext:value-type="float">
            <text:p>1966</text:p>
          </table:table-cell>
          <table:table-cell table:style-name="Normal_20_2" office:value-type="float" office:value="18.2" calcext:value-type="float">
            <text:p>18.2</text:p>
          </table:table-cell>
          <table:table-cell office:value-type="float" office:value="15384.7507443306" calcext:value-type="float">
            <text:p>15384.7507443306</text:p>
          </table:table-cell>
          <table:table-cell office:value-type="float" office:value="2668595" calcext:value-type="float">
            <text:p>266859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67" calcext:value-type="float">
            <text:p>1967</text:p>
          </table:table-cell>
          <table:table-cell table:style-name="Normal_20_2" office:value-type="float" office:value="17.5" calcext:value-type="float">
            <text:p>17.5</text:p>
          </table:table-cell>
          <table:table-cell office:value-type="float" office:value="14463.9189302775" calcext:value-type="float">
            <text:p>14463.9189302775</text:p>
          </table:table-cell>
          <table:table-cell office:value-type="float" office:value="2704213" calcext:value-type="float">
            <text:p>270421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68" calcext:value-type="float">
            <text:p>1968</text:p>
          </table:table-cell>
          <table:table-cell table:style-name="Normal_20_2" office:value-type="float" office:value="17.3" calcext:value-type="float">
            <text:p>17.3</text:p>
          </table:table-cell>
          <table:table-cell office:value-type="float" office:value="14279.1228905085" calcext:value-type="float">
            <text:p>14279.1228905085</text:p>
          </table:table-cell>
          <table:table-cell office:value-type="float" office:value="2738299" calcext:value-type="float">
            <text:p>273829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69" calcext:value-type="float">
            <text:p>1969</text:p>
          </table:table-cell>
          <table:table-cell table:style-name="Normal_20_2" office:value-type="float" office:value="17" calcext:value-type="float">
            <text:p>17</text:p>
          </table:table-cell>
          <table:table-cell office:value-type="float" office:value="15586.7555442404" calcext:value-type="float">
            <text:p>15586.7555442404</text:p>
          </table:table-cell>
          <table:table-cell office:value-type="float" office:value="2775713" calcext:value-type="float">
            <text:p>277571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70" calcext:value-type="float">
            <text:p>1970</text:p>
          </table:table-cell>
          <table:table-cell table:style-name="Normal_20_2" office:value-type="float" office:value="16.8" calcext:value-type="float">
            <text:p>16.8</text:p>
          </table:table-cell>
          <table:table-cell office:value-type="float" office:value="15150.9254948709" calcext:value-type="float">
            <text:p>15150.9254948709</text:p>
          </table:table-cell>
          <table:table-cell office:value-type="float" office:value="2819597" calcext:value-type="float">
            <text:p>281959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71" calcext:value-type="float">
            <text:p>1971</text:p>
          </table:table-cell>
          <table:table-cell table:style-name="Normal_20_2" office:value-type="float" office:value="16.5" calcext:value-type="float">
            <text:p>16.5</text:p>
          </table:table-cell>
          <table:table-cell office:value-type="float" office:value="15674.737160988" calcext:value-type="float">
            <text:p>15674.737160988</text:p>
          </table:table-cell>
          <table:table-cell office:value-type="float" office:value="2871885" calcext:value-type="float">
            <text:p>287188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72" calcext:value-type="float">
            <text:p>1972</text:p>
          </table:table-cell>
          <table:table-cell table:style-name="Normal_20_2" office:value-type="float" office:value="16.3" calcext:value-type="float">
            <text:p>16.3</text:p>
          </table:table-cell>
          <table:table-cell office:value-type="float" office:value="16046.0372841867" calcext:value-type="float">
            <text:p>16046.0372841867</text:p>
          </table:table-cell>
          <table:table-cell office:value-type="float" office:value="2930577" calcext:value-type="float">
            <text:p>293057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73" calcext:value-type="float">
            <text:p>1973</text:p>
          </table:table-cell>
          <table:table-cell table:style-name="Normal_20_2" office:value-type="float" office:value="15.8" calcext:value-type="float">
            <text:p>15.8</text:p>
          </table:table-cell>
          <table:table-cell office:value-type="float" office:value="16823.0245651529" calcext:value-type="float">
            <text:p>16823.0245651529</text:p>
          </table:table-cell>
          <table:table-cell office:value-type="float" office:value="2990130" calcext:value-type="float">
            <text:p>299013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74" calcext:value-type="float">
            <text:p>1974</text:p>
          </table:table-cell>
          <table:table-cell table:style-name="Normal_20_2" office:value-type="float" office:value="15.3" calcext:value-type="float">
            <text:p>15.3</text:p>
          </table:table-cell>
          <table:table-cell office:value-type="float" office:value="17439.2003074865" calcext:value-type="float">
            <text:p>17439.2003074865</text:p>
          </table:table-cell>
          <table:table-cell office:value-type="float" office:value="3042757" calcext:value-type="float">
            <text:p>304275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75" calcext:value-type="float">
            <text:p>1975</text:p>
          </table:table-cell>
          <table:table-cell table:style-name="Normal_20_2" office:value-type="float" office:value="14.9" calcext:value-type="float">
            <text:p>14.9</text:p>
          </table:table-cell>
          <table:table-cell office:value-type="float" office:value="16910.2140394266" calcext:value-type="float">
            <text:p>16910.2140394266</text:p>
          </table:table-cell>
          <table:table-cell office:value-type="float" office:value="3083108" calcext:value-type="float">
            <text:p>308310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76" calcext:value-type="float">
            <text:p>1976</text:p>
          </table:table-cell>
          <table:table-cell table:style-name="Normal_20_2" office:value-type="float" office:value="14.4" calcext:value-type="float">
            <text:p>14.4</text:p>
          </table:table-cell>
          <table:table-cell office:value-type="float" office:value="17126.4173175802" calcext:value-type="float">
            <text:p>17126.4173175802</text:p>
          </table:table-cell>
          <table:table-cell office:value-type="float" office:value="3109010" calcext:value-type="float">
            <text:p>310901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77" calcext:value-type="float">
            <text:p>1977</text:p>
          </table:table-cell>
          <table:table-cell table:style-name="Normal_20_2" office:value-type="float" office:value="14" calcext:value-type="float">
            <text:p>14</text:p>
          </table:table-cell>
          <table:table-cell office:value-type="float" office:value="16233.7177034895" calcext:value-type="float">
            <text:p>16233.7177034895</text:p>
          </table:table-cell>
          <table:table-cell office:value-type="float" office:value="3122855" calcext:value-type="float">
            <text:p>312285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78" calcext:value-type="float">
            <text:p>1978</text:p>
          </table:table-cell>
          <table:table-cell table:style-name="Normal_20_2" office:value-type="float" office:value="13.6" calcext:value-type="float">
            <text:p>13.6</text:p>
          </table:table-cell>
          <table:table-cell office:value-type="float" office:value="16294.5425769969" calcext:value-type="float">
            <text:p>16294.5425769969</text:p>
          </table:table-cell>
          <table:table-cell office:value-type="float" office:value="3129440" calcext:value-type="float">
            <text:p>312944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79" calcext:value-type="float">
            <text:p>1979</text:p>
          </table:table-cell>
          <table:table-cell table:style-name="Normal_20_2" office:value-type="float" office:value="13.2" calcext:value-type="float">
            <text:p>13.2</text:p>
          </table:table-cell>
          <table:table-cell office:value-type="float" office:value="16633.4424006522" calcext:value-type="float">
            <text:p>16633.4424006522</text:p>
          </table:table-cell>
          <table:table-cell office:value-type="float" office:value="3135831" calcext:value-type="float">
            <text:p>313583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80" calcext:value-type="float">
            <text:p>1980</text:p>
          </table:table-cell>
          <table:table-cell table:style-name="Normal_20_2" office:value-type="float" office:value="12.8" calcext:value-type="float">
            <text:p>12.8</text:p>
          </table:table-cell>
          <table:table-cell office:value-type="float" office:value="16718.1021842609" calcext:value-type="float">
            <text:p>16718.1021842609</text:p>
          </table:table-cell>
          <table:table-cell office:value-type="float" office:value="3147183" calcext:value-type="float">
            <text:p>314718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81" calcext:value-type="float">
            <text:p>1981</text:p>
          </table:table-cell>
          <table:table-cell table:style-name="Normal_20_2" office:value-type="float" office:value="12.4" calcext:value-type="float">
            <text:p>12.4</text:p>
          </table:table-cell>
          <table:table-cell office:value-type="float" office:value="17445.4433875579" calcext:value-type="float">
            <text:p>17445.4433875579</text:p>
          </table:table-cell>
          <table:table-cell office:value-type="float" office:value="3165407" calcext:value-type="float">
            <text:p>316540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82" calcext:value-type="float">
            <text:p>1982</text:p>
          </table:table-cell>
          <table:table-cell table:style-name="Normal_20_2" office:value-type="float" office:value="12" calcext:value-type="float">
            <text:p>12</text:p>
          </table:table-cell>
          <table:table-cell office:value-type="float" office:value="17632.4103975485" calcext:value-type="float">
            <text:p>17632.4103975485</text:p>
          </table:table-cell>
          <table:table-cell office:value-type="float" office:value="3189133" calcext:value-type="float">
            <text:p>318913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83" calcext:value-type="float">
            <text:p>1983</text:p>
          </table:table-cell>
          <table:table-cell table:style-name="Normal_20_2" office:value-type="float" office:value="11.8" calcext:value-type="float">
            <text:p>11.8</text:p>
          </table:table-cell>
          <table:table-cell office:value-type="float" office:value="17919.5392031925" calcext:value-type="float">
            <text:p>17919.5392031925</text:p>
          </table:table-cell>
          <table:table-cell office:value-type="float" office:value="3216318" calcext:value-type="float">
            <text:p>321631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84" calcext:value-type="float">
            <text:p>1984</text:p>
          </table:table-cell>
          <table:table-cell table:style-name="Normal_20_2" office:value-type="float" office:value="11.7" calcext:value-type="float">
            <text:p>11.7</text:p>
          </table:table-cell>
          <table:table-cell office:value-type="float" office:value="18612.8778887227" calcext:value-type="float">
            <text:p>18612.8778887227</text:p>
          </table:table-cell>
          <table:table-cell office:value-type="float" office:value="3243586" calcext:value-type="float">
            <text:p>3243586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85" calcext:value-type="float">
            <text:p>1985</text:p>
          </table:table-cell>
          <table:table-cell table:style-name="Normal_20_2" office:value-type="float" office:value="11.5" calcext:value-type="float">
            <text:p>11.5</text:p>
          </table:table-cell>
          <table:table-cell office:value-type="float" office:value="18647.6781408384" calcext:value-type="float">
            <text:p>18647.6781408384</text:p>
          </table:table-cell>
          <table:table-cell office:value-type="float" office:value="3268709" calcext:value-type="float">
            <text:p>326870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86" calcext:value-type="float">
            <text:p>1986</text:p>
          </table:table-cell>
          <table:table-cell table:style-name="Normal_20_2" office:value-type="float" office:value="11.3" calcext:value-type="float">
            <text:p>11.3</text:p>
          </table:table-cell>
          <table:table-cell office:value-type="float" office:value="18979.5456860548" calcext:value-type="float">
            <text:p>18979.5456860548</text:p>
          </table:table-cell>
          <table:table-cell office:value-type="float" office:value="3290651" calcext:value-type="float">
            <text:p>329065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87" calcext:value-type="float">
            <text:p>1987</text:p>
          </table:table-cell>
          <table:table-cell table:style-name="Normal_20_2" office:value-type="float" office:value="11.2" calcext:value-type="float">
            <text:p>11.2</text:p>
          </table:table-cell>
          <table:table-cell office:value-type="float" office:value="19007.1912874343" calcext:value-type="float">
            <text:p>19007.1912874343</text:p>
          </table:table-cell>
          <table:table-cell office:value-type="float" office:value="3310922" calcext:value-type="float">
            <text:p>331092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88" calcext:value-type="float">
            <text:p>1988</text:p>
          </table:table-cell>
          <table:table-cell table:style-name="Normal_20_2" office:value-type="float" office:value="10.4" calcext:value-type="float">
            <text:p>10.4</text:p>
          </table:table-cell>
          <table:table-cell office:value-type="float" office:value="18874.6523183998" calcext:value-type="float">
            <text:p>18874.6523183998</text:p>
          </table:table-cell>
          <table:table-cell office:value-type="float" office:value="3332798" calcext:value-type="float">
            <text:p>333279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89" calcext:value-type="float">
            <text:p>1989</text:p>
          </table:table-cell>
          <table:table-cell table:style-name="Normal_20_2" office:value-type="float" office:value="9.7" calcext:value-type="float">
            <text:p>9.7</text:p>
          </table:table-cell>
          <table:table-cell office:value-type="float" office:value="18983.9177816763" calcext:value-type="float">
            <text:p>18983.9177816763</text:p>
          </table:table-cell>
          <table:table-cell office:value-type="float" office:value="3360829" calcext:value-type="float">
            <text:p>336082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90" calcext:value-type="float">
            <text:p>1990</text:p>
          </table:table-cell>
          <table:table-cell table:style-name="Normal_20_2" office:value-type="float" office:value="9" calcext:value-type="float">
            <text:p>9</text:p>
          </table:table-cell>
          <table:table-cell office:value-type="float" office:value="18833.5967664548" calcext:value-type="float">
            <text:p>18833.5967664548</text:p>
          </table:table-cell>
          <table:table-cell office:value-type="float" office:value="3397983" calcext:value-type="float">
            <text:p>339798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91" calcext:value-type="float">
            <text:p>1991</text:p>
          </table:table-cell>
          <table:table-cell table:style-name="Normal_20_2" office:value-type="float" office:value="8.4" calcext:value-type="float">
            <text:p>8.4</text:p>
          </table:table-cell>
          <table:table-cell office:value-type="float" office:value="18380.7841071298" calcext:value-type="float">
            <text:p>18380.7841071298</text:p>
          </table:table-cell>
          <table:table-cell office:value-type="float" office:value="3446005" calcext:value-type="float">
            <text:p>344600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92" calcext:value-type="float">
            <text:p>1992</text:p>
          </table:table-cell>
          <table:table-cell table:style-name="Normal_20_2" office:value-type="float" office:value="7.9" calcext:value-type="float">
            <text:p>7.9</text:p>
          </table:table-cell>
          <table:table-cell office:value-type="float" office:value="18363.3249382298" calcext:value-type="float">
            <text:p>18363.3249382298</text:p>
          </table:table-cell>
          <table:table-cell office:value-type="float" office:value="3503125" calcext:value-type="float">
            <text:p>350312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93" calcext:value-type="float">
            <text:p>1993</text:p>
          </table:table-cell>
          <table:table-cell table:style-name="Normal_20_2" office:value-type="float" office:value="7.6" calcext:value-type="float">
            <text:p>7.6</text:p>
          </table:table-cell>
          <table:table-cell office:value-type="float" office:value="19337.1908989032" calcext:value-type="float">
            <text:p>19337.1908989032</text:p>
          </table:table-cell>
          <table:table-cell office:value-type="float" office:value="3564531" calcext:value-type="float">
            <text:p>356453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94" calcext:value-type="float">
            <text:p>1994</text:p>
          </table:table-cell>
          <table:table-cell table:style-name="Normal_20_2" office:value-type="float" office:value="7.3" calcext:value-type="float">
            <text:p>7.3</text:p>
          </table:table-cell>
          <table:table-cell office:value-type="float" office:value="20116.2289193673" calcext:value-type="float">
            <text:p>20116.2289193673</text:p>
          </table:table-cell>
          <table:table-cell office:value-type="float" office:value="3623421" calcext:value-type="float">
            <text:p>362342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95" calcext:value-type="float">
            <text:p>1995</text:p>
          </table:table-cell>
          <table:table-cell table:style-name="Normal_20_2" office:value-type="float" office:value="7" calcext:value-type="float">
            <text:p>7</text:p>
          </table:table-cell>
          <table:table-cell office:value-type="float" office:value="20661.4756471613" calcext:value-type="float">
            <text:p>20661.4756471613</text:p>
          </table:table-cell>
          <table:table-cell office:value-type="float" office:value="3675060" calcext:value-type="float">
            <text:p>367506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96" calcext:value-type="float">
            <text:p>1996</text:p>
          </table:table-cell>
          <table:table-cell table:style-name="Normal_20_2" office:value-type="float" office:value="6.7" calcext:value-type="float">
            <text:p>6.7</text:p>
          </table:table-cell>
          <table:table-cell office:value-type="float" office:value="21064.0660389359" calcext:value-type="float">
            <text:p>21064.0660389359</text:p>
          </table:table-cell>
          <table:table-cell office:value-type="float" office:value="3717342" calcext:value-type="float">
            <text:p>371734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97" calcext:value-type="float">
            <text:p>1997</text:p>
          </table:table-cell>
          <table:table-cell table:style-name="Normal_20_2" office:value-type="float" office:value="6.4" calcext:value-type="float">
            <text:p>6.4</text:p>
          </table:table-cell>
          <table:table-cell office:value-type="float" office:value="21050.413774017" calcext:value-type="float">
            <text:p>21050.413774017</text:p>
          </table:table-cell>
          <table:table-cell office:value-type="float" office:value="3752131" calcext:value-type="float">
            <text:p>375213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98" calcext:value-type="float">
            <text:p>1998</text:p>
          </table:table-cell>
          <table:table-cell table:style-name="Normal_20_2" office:value-type="float" office:value="6.3" calcext:value-type="float">
            <text:p>6.3</text:p>
          </table:table-cell>
          <table:table-cell office:value-type="float" office:value="20876.1087447034" calcext:value-type="float">
            <text:p>20876.1087447034</text:p>
          </table:table-cell>
          <table:table-cell office:value-type="float" office:value="3783470" calcext:value-type="float">
            <text:p>378347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99" calcext:value-type="float">
            <text:p>1999</text:p>
          </table:table-cell>
          <table:table-cell table:style-name="Normal_20_2" office:value-type="float" office:value="6.2" calcext:value-type="float">
            <text:p>6.2</text:p>
          </table:table-cell>
          <table:table-cell office:value-type="float" office:value="21689.0127994194" calcext:value-type="float">
            <text:p>21689.0127994194</text:p>
          </table:table-cell>
          <table:table-cell office:value-type="float" office:value="3817367" calcext:value-type="float">
            <text:p>381736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0" calcext:value-type="float">
            <text:p>2000</text:p>
          </table:table-cell>
          <table:table-cell table:style-name="Normal_20_2" office:value-type="float" office:value="6.1" calcext:value-type="float">
            <text:p>6.1</text:p>
          </table:table-cell>
          <table:table-cell office:value-type="float" office:value="21895.1559785448" calcext:value-type="float">
            <text:p>21895.1559785448</text:p>
          </table:table-cell>
          <table:table-cell office:value-type="float" office:value="3858032" calcext:value-type="float">
            <text:p>385803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1" calcext:value-type="float">
            <text:p>2001</text:p>
          </table:table-cell>
          <table:table-cell table:style-name="Normal_20_2" office:value-type="float" office:value="5.9" calcext:value-type="float">
            <text:p>5.9</text:p>
          </table:table-cell>
          <table:table-cell office:value-type="float" office:value="22426.5891915292" calcext:value-type="float">
            <text:p>22426.5891915292</text:p>
          </table:table-cell>
          <table:table-cell office:value-type="float" office:value="3906830" calcext:value-type="float">
            <text:p>390683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2" calcext:value-type="float">
            <text:p>2002</text:p>
          </table:table-cell>
          <table:table-cell table:style-name="Normal_20_2" office:value-type="float" office:value="5.8" calcext:value-type="float">
            <text:p>5.8</text:p>
          </table:table-cell>
          <table:table-cell office:value-type="float" office:value="23189.8013522772" calcext:value-type="float">
            <text:p>23189.8013522772</text:p>
          </table:table-cell>
          <table:table-cell office:value-type="float" office:value="3961978" calcext:value-type="float">
            <text:p>396197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3" calcext:value-type="float">
            <text:p>2003</text:p>
          </table:table-cell>
          <table:table-cell table:style-name="Normal_20_2" office:value-type="float" office:value="5.6" calcext:value-type="float">
            <text:p>5.6</text:p>
          </table:table-cell>
          <table:table-cell office:value-type="float" office:value="23728.4828979531" calcext:value-type="float">
            <text:p>23728.4828979531</text:p>
          </table:table-cell>
          <table:table-cell office:value-type="float" office:value="4020769" calcext:value-type="float">
            <text:p>402076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4" calcext:value-type="float">
            <text:p>2004</text:p>
          </table:table-cell>
          <table:table-cell table:style-name="Normal_20_2" office:value-type="float" office:value="5.5" calcext:value-type="float">
            <text:p>5.5</text:p>
          </table:table-cell>
          <table:table-cell office:value-type="float" office:value="24339.4445123217" calcext:value-type="float">
            <text:p>24339.4445123217</text:p>
          </table:table-cell>
          <table:table-cell office:value-type="float" office:value="4079130" calcext:value-type="float">
            <text:p>407913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5" calcext:value-type="float">
            <text:p>2005</text:p>
          </table:table-cell>
          <table:table-cell table:style-name="Normal_20_2" office:value-type="float" office:value="5.3" calcext:value-type="float">
            <text:p>5.3</text:p>
          </table:table-cell>
          <table:table-cell office:value-type="float" office:value="24554" calcext:value-type="float">
            <text:p>24554</text:p>
          </table:table-cell>
          <table:table-cell office:value-type="float" office:value="4134117" calcext:value-type="float">
            <text:p>413411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6" calcext:value-type="float">
            <text:p>2006</text:p>
          </table:table-cell>
          <table:table-cell table:style-name="Normal_20_2" office:value-type="float" office:value="5.2" calcext:value-type="float">
            <text:p>5.2</text:p>
          </table:table-cell>
          <table:table-cell office:value-type="float" office:value="24997.8329886915" calcext:value-type="float">
            <text:p>24997.8329886915</text:p>
          </table:table-cell>
          <table:table-cell office:value-type="float" office:value="4184903" calcext:value-type="float">
            <text:p>418490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7" calcext:value-type="float">
            <text:p>2007</text:p>
          </table:table-cell>
          <table:table-cell table:style-name="Normal_20_2" office:value-type="float" office:value="5" calcext:value-type="float">
            <text:p>5</text:p>
          </table:table-cell>
          <table:table-cell office:value-type="float" office:value="25605.6499885457" calcext:value-type="float">
            <text:p>25605.6499885457</text:p>
          </table:table-cell>
          <table:table-cell office:value-type="float" office:value="4232461" calcext:value-type="float">
            <text:p>423246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8" calcext:value-type="float">
            <text:p>2008</text:p>
          </table:table-cell>
          <table:table-cell table:style-name="Normal_20_2" office:value-type="float" office:value="4.9" calcext:value-type="float">
            <text:p>4.9</text:p>
          </table:table-cell>
          <table:table-cell office:value-type="float" office:value="25160.5345750121" calcext:value-type="float">
            <text:p>25160.5345750121</text:p>
          </table:table-cell>
          <table:table-cell office:value-type="float" office:value="4277809" calcext:value-type="float">
            <text:p>427780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 office:value-type="float" office:value="1440820" calcext:value-type="float">
            <text:p>144082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01" calcext:value-type="float">
            <text:p>1801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03" calcext:value-type="float">
            <text:p>1803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09" calcext:value-type="float">
            <text:p>1809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11" calcext:value-type="float">
            <text:p>1811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20" calcext:value-type="float">
            <text:p>1820</text:p>
          </table:table-cell>
          <table:table-cell/>
          <table:table-cell office:value-type="float" office:value="759.046568298206" calcext:value-type="float">
            <text:p>759.0465682982</text:p>
          </table:table-cell>
          <table:table-cell office:value-type="float" office:value="1550000" calcext:value-type="float">
            <text:p>155000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770.157032744746" calcext:value-type="float">
            <text:p>770.1570327447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float" office:value="781.430125448067" calcext:value-type="float">
            <text:p>781.430125448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23" calcext:value-type="float">
            <text:p>1823</text:p>
          </table:table-cell>
          <table:table-cell/>
          <table:table-cell office:value-type="float" office:value="792.868226862202" calcext:value-type="float">
            <text:p>792.868226862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804.47375228483" calcext:value-type="float">
            <text:p>804.4737522848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816.249152367298" calcext:value-type="float">
            <text:p>816.249152367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828.196913632101" calcext:value-type="float">
            <text:p>828.196913632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840.31955899795" calcext:value-type="float">
            <text:p>840.319558998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852.619648312511" calcext:value-type="float">
            <text:p>852.619648312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865.099778892952" calcext:value-type="float">
            <text:p>865.09977889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877.7625860744" calcext:value-type="float">
            <text:p>877.762586074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31" calcext:value-type="float">
            <text:p>1831</text:p>
          </table:table-cell>
          <table:table-cell/>
          <table:table-cell office:value-type="float" office:value="890.610743766421" calcext:value-type="float">
            <text:p>890.610743766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float" office:value="903.646965017652" calcext:value-type="float">
            <text:p>903.6469650177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33" calcext:value-type="float">
            <text:p>1833</text:p>
          </table:table-cell>
          <table:table-cell/>
          <table:table-cell office:value-type="float" office:value="916.874002588697" calcext:value-type="float">
            <text:p>916.8740025887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34" calcext:value-type="float">
            <text:p>1834</text:p>
          </table:table-cell>
          <table:table-cell/>
          <table:table-cell office:value-type="float" office:value="930.294649533399" calcext:value-type="float">
            <text:p>930.294649533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943.91173978864" calcext:value-type="float">
            <text:p>943.911739788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36" calcext:value-type="float">
            <text:p>1836</text:p>
          </table:table-cell>
          <table:table-cell/>
          <table:table-cell office:value-type="float" office:value="957.72814877275" calcext:value-type="float">
            <text:p>957.7281487728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37" calcext:value-type="float">
            <text:p>1837</text:p>
          </table:table-cell>
          <table:table-cell/>
          <table:table-cell office:value-type="float" office:value="971.746793992696" calcext:value-type="float">
            <text:p>971.7467939927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38" calcext:value-type="float">
            <text:p>1838</text:p>
          </table:table-cell>
          <table:table-cell/>
          <table:table-cell office:value-type="float" office:value="985.970635660146" calcext:value-type="float">
            <text:p>985.970635660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39" calcext:value-type="float">
            <text:p>1839</text:p>
          </table:table-cell>
          <table:table-cell/>
          <table:table-cell office:value-type="float" office:value="1000.40267731656" calcext:value-type="float">
            <text:p>1000.402677316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1015.0459664674" calcext:value-type="float">
            <text:p>1015.045966467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float" office:value="1029.90359522571" calcext:value-type="float">
            <text:p>1029.9035952257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42" calcext:value-type="float">
            <text:p>1842</text:p>
          </table:table-cell>
          <table:table-cell/>
          <table:table-cell office:value-type="float" office:value="1044.97870096497" calcext:value-type="float">
            <text:p>1044.97870096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1060.27446698166" calcext:value-type="float">
            <text:p>1060.2744669817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44" calcext:value-type="float">
            <text:p>1844</text:p>
          </table:table-cell>
          <table:table-cell/>
          <table:table-cell office:value-type="float" office:value="1075.79412316743" calcext:value-type="float">
            <text:p>1075.794123167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float" office:value="1091.54094669111" calcext:value-type="float">
            <text:p>1091.540946691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float" office:value="1107.51826269077" calcext:value-type="float">
            <text:p>1107.5182626908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1123.72944497581" calcext:value-type="float">
            <text:p>1123.7294449758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float" office:value="1140.17791673944" calcext:value-type="float">
            <text:p>1140.177916739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49" calcext:value-type="float">
            <text:p>1849</text:p>
          </table:table-cell>
          <table:table-cell/>
          <table:table-cell office:value-type="float" office:value="1156.86715128149" calcext:value-type="float">
            <text:p>1156.867151281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1173.80067274184" calcext:value-type="float">
            <text:p>1173.8006727418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51" calcext:value-type="float">
            <text:p>1851</text:p>
          </table:table-cell>
          <table:table-cell/>
          <table:table-cell office:value-type="float" office:value="1190.98205684461" calcext:value-type="float">
            <text:p>1190.982056844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52" calcext:value-type="float">
            <text:p>1852</text:p>
          </table:table-cell>
          <table:table-cell/>
          <table:table-cell office:value-type="float" office:value="1208.41493165321" calcext:value-type="float">
            <text:p>1208.414931653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53" calcext:value-type="float">
            <text:p>1853</text:p>
          </table:table-cell>
          <table:table-cell/>
          <table:table-cell office:value-type="float" office:value="1226.10297833643" calcext:value-type="float">
            <text:p>1226.102978336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54" calcext:value-type="float">
            <text:p>1854</text:p>
          </table:table-cell>
          <table:table-cell/>
          <table:table-cell office:value-type="float" office:value="1244.04993194581" calcext:value-type="float">
            <text:p>1244.0499319458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float" office:value="1262.25958220428" calcext:value-type="float">
            <text:p>1262.259582204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56" calcext:value-type="float">
            <text:p>1856</text:p>
          </table:table-cell>
          <table:table-cell/>
          <table:table-cell office:value-type="float" office:value="1280.73577430647" calcext:value-type="float">
            <text:p>1280.735774306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float" office:value="1299.48240973063" calcext:value-type="float">
            <text:p>1299.482409730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58" calcext:value-type="float">
            <text:p>1858</text:p>
          </table:table-cell>
          <table:table-cell/>
          <table:table-cell office:value-type="float" office:value="1318.50344706248" calcext:value-type="float">
            <text:p>1318.503447062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1337.80290283115" calcext:value-type="float">
            <text:p>1337.802902831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float" office:value="1357.38485235726" calcext:value-type="float">
            <text:p>1357.384852357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61" calcext:value-type="float">
            <text:p>1861</text:p>
          </table:table-cell>
          <table:table-cell/>
          <table:table-cell office:value-type="float" office:value="1377.25343061353" calcext:value-type="float">
            <text:p>1377.253430613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62" calcext:value-type="float">
            <text:p>1862</text:p>
          </table:table-cell>
          <table:table-cell/>
          <table:table-cell office:value-type="float" office:value="1397.41283309791" calcext:value-type="float">
            <text:p>1397.4128330979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float" office:value="1417.86731671949" calcext:value-type="float">
            <text:p>1417.867316719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float" office:value="1438.62120069744" calcext:value-type="float">
            <text:p>1438.621200697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459.67886747304" calcext:value-type="float">
            <text:p>1459.67886747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66" calcext:value-type="float">
            <text:p>1866</text:p>
          </table:table-cell>
          <table:table-cell/>
          <table:table-cell office:value-type="float" office:value="1481.0447636351" calcext:value-type="float">
            <text:p>1481.044763635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67" calcext:value-type="float">
            <text:p>1867</text:p>
          </table:table-cell>
          <table:table-cell/>
          <table:table-cell office:value-type="float" office:value="1502.72340085889" calcext:value-type="float">
            <text:p>1502.7234008589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524.71935685887" calcext:value-type="float">
            <text:p>1524.7193568589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69" calcext:value-type="float">
            <text:p>1869</text:p>
          </table:table-cell>
          <table:table-cell/>
          <table:table-cell office:value-type="float" office:value="1547.03727635532" calcext:value-type="float">
            <text:p>1547.037276355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float" office:value="1569.6818720551" calcext:value-type="float">
            <text:p>1569.6818720551</text:p>
          </table:table-cell>
          <table:table-cell office:value-type="float" office:value="2547000" calcext:value-type="float">
            <text:p>254700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float" office:value="1593.30406683945" calcext:value-type="float">
            <text:p>1593.304066839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float" office:value="1617.28175282005" calcext:value-type="float">
            <text:p>1617.281752820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73" calcext:value-type="float">
            <text:p>1873</text:p>
          </table:table-cell>
          <table:table-cell/>
          <table:table-cell office:value-type="float" office:value="1641.62027979575" calcext:value-type="float">
            <text:p>1641.6202797958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74" calcext:value-type="float">
            <text:p>1874</text:p>
          </table:table-cell>
          <table:table-cell/>
          <table:table-cell office:value-type="float" office:value="1666.32507807471" calcext:value-type="float">
            <text:p>1666.3250780747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75" calcext:value-type="float">
            <text:p>1875</text:p>
          </table:table-cell>
          <table:table-cell/>
          <table:table-cell office:value-type="float" office:value="1691.40165968599" calcext:value-type="float">
            <text:p>1691.40165968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76" calcext:value-type="float">
            <text:p>1876</text:p>
          </table:table-cell>
          <table:table-cell/>
          <table:table-cell office:value-type="float" office:value="1716.85561960932" calcext:value-type="float">
            <text:p>1716.855619609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77" calcext:value-type="float">
            <text:p>1877</text:p>
          </table:table-cell>
          <table:table-cell/>
          <table:table-cell office:value-type="float" office:value="1742.6926370235" calcext:value-type="float">
            <text:p>1742.692637023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78" calcext:value-type="float">
            <text:p>1878</text:p>
          </table:table-cell>
          <table:table-cell/>
          <table:table-cell office:value-type="float" office:value="1768.91847657347" calcext:value-type="float">
            <text:p>1768.918476573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79" calcext:value-type="float">
            <text:p>1879</text:p>
          </table:table-cell>
          <table:table-cell/>
          <table:table-cell office:value-type="float" office:value="1795.53898965651" calcext:value-type="float">
            <text:p>1795.538989656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float" office:value="1822.56011572776" calcext:value-type="float">
            <text:p>1822.5601157278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1849.98788362543" calcext:value-type="float">
            <text:p>1849.987883625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82" calcext:value-type="float">
            <text:p>1882</text:p>
          </table:table-cell>
          <table:table-cell/>
          <table:table-cell office:value-type="float" office:value="1877.82841291591" calcext:value-type="float">
            <text:p>1877.8284129159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83" calcext:value-type="float">
            <text:p>1883</text:p>
          </table:table-cell>
          <table:table-cell/>
          <table:table-cell office:value-type="float" office:value="1906.08791525915" calcext:value-type="float">
            <text:p>1906.087915259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float" office:value="1934.77269579458" calcext:value-type="float">
            <text:p>1934.772695794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float" office:value="1963.88915454788" calcext:value-type="float">
            <text:p>1963.8891545479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float" office:value="1993.44378785893" calcext:value-type="float">
            <text:p>1993.4437878589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float" office:value="2023.44318983126" calcext:value-type="float">
            <text:p>2023.443189831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float" office:value="2053.89405380325" calcext:value-type="float">
            <text:p>2053.894053803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89" calcext:value-type="float">
            <text:p>1889</text:p>
          </table:table-cell>
          <table:table-cell/>
          <table:table-cell office:value-type="float" office:value="2084.80317384159" calcext:value-type="float">
            <text:p>2084.803173841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116.17744625708" calcext:value-type="float">
            <text:p>2116.177446257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91" calcext:value-type="float">
            <text:p>1891</text:p>
          </table:table-cell>
          <table:table-cell/>
          <table:table-cell office:value-type="float" office:value="2148.02387114334" calcext:value-type="float">
            <text:p>2148.023871143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92" calcext:value-type="float">
            <text:p>1892</text:p>
          </table:table-cell>
          <table:table-cell/>
          <table:table-cell office:value-type="float" office:value="2180.34955393864" calcext:value-type="float">
            <text:p>2180.349553938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93" calcext:value-type="float">
            <text:p>1893</text:p>
          </table:table-cell>
          <table:table-cell/>
          <table:table-cell office:value-type="float" office:value="2213.1617070112" calcext:value-type="float">
            <text:p>2213.161707011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94" calcext:value-type="float">
            <text:p>1894</text:p>
          </table:table-cell>
          <table:table-cell/>
          <table:table-cell office:value-type="float" office:value="2246.46765126845" calcext:value-type="float">
            <text:p>2246.467651268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95" calcext:value-type="float">
            <text:p>1895</text:p>
          </table:table-cell>
          <table:table-cell/>
          <table:table-cell office:value-type="float" office:value="2280.27481779037" calcext:value-type="float">
            <text:p>2280.274817790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96" calcext:value-type="float">
            <text:p>1896</text:p>
          </table:table-cell>
          <table:table-cell/>
          <table:table-cell office:value-type="float" office:value="2314.59074948751" calcext:value-type="float">
            <text:p>2314.590749487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97" calcext:value-type="float">
            <text:p>1897</text:p>
          </table:table-cell>
          <table:table-cell/>
          <table:table-cell office:value-type="float" office:value="2349.42310278395" calcext:value-type="float">
            <text:p>2349.42310278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98" calcext:value-type="float">
            <text:p>1898</text:p>
          </table:table-cell>
          <table:table-cell/>
          <table:table-cell office:value-type="float" office:value="2384.77964932554" calcext:value-type="float">
            <text:p>2384.779649325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float" office:value="2420.66827771389" calcext:value-type="float">
            <text:p>2420.6682777139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2457.09699526644" calcext:value-type="float">
            <text:p>2457.096995266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1" calcext:value-type="float">
            <text:p>1901</text:p>
          </table:table-cell>
          <table:table-cell/>
          <table:table-cell office:value-type="float" office:value="2494.07392980301" calcext:value-type="float">
            <text:p>2494.07392980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2" calcext:value-type="float">
            <text:p>1902</text:p>
          </table:table-cell>
          <table:table-cell/>
          <table:table-cell office:value-type="float" office:value="2531.60733145925" calcext:value-type="float">
            <text:p>2531.607331459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3" calcext:value-type="float">
            <text:p>1903</text:p>
          </table:table-cell>
          <table:table-cell/>
          <table:table-cell office:value-type="float" office:value="2569.7055745274" calcext:value-type="float">
            <text:p>2569.705574527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float" office:value="2608.37715932466" calcext:value-type="float">
            <text:p>2608.3771593247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5" calcext:value-type="float">
            <text:p>1905</text:p>
          </table:table-cell>
          <table:table-cell/>
          <table:table-cell office:value-type="float" office:value="2647.63071408983" calcext:value-type="float">
            <text:p>2647.6307140898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6" calcext:value-type="float">
            <text:p>1906</text:p>
          </table:table-cell>
          <table:table-cell/>
          <table:table-cell office:value-type="float" office:value="2687.47499690834" calcext:value-type="float">
            <text:p>2687.474996908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float" office:value="2727.91889766635" calcext:value-type="float">
            <text:p>2727.918897666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float" office:value="2768.97144003419" calcext:value-type="float">
            <text:p>2768.971440034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float" office:value="2810.64178347974" calcext:value-type="float">
            <text:p>2810.6417834797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float" office:value="2852.93922531198" calcext:value-type="float">
            <text:p>2852.93922531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float" office:value="2895.87320275544" calcext:value-type="float">
            <text:p>2895.873202755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float" office:value="2905.26554915039" calcext:value-type="float">
            <text:p>2905.265549150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float" office:value="2693.94852886586" calcext:value-type="float">
            <text:p>2693.9485288659</text:p>
          </table:table-cell>
          <table:table-cell office:value-type="float" office:value="6153000" calcext:value-type="float">
            <text:p>615300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float" office:value="2543.2478188028" calcext:value-type="float">
            <text:p>2543.2478188028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2345.39973117527" calcext:value-type="float">
            <text:p>2345.399731175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16" calcext:value-type="float">
            <text:p>1916</text:p>
          </table:table-cell>
          <table:table-cell/>
          <table:table-cell office:value-type="float" office:value="2337.68298027425" calcext:value-type="float">
            <text:p>2337.682980274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2239.28839369642" calcext:value-type="float">
            <text:p>2239.288393696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float" office:value="2263.95968041473" calcext:value-type="float">
            <text:p>2263.9596804147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19" calcext:value-type="float">
            <text:p>1919</text:p>
          </table:table-cell>
          <table:table-cell/>
          <table:table-cell office:value-type="float" office:value="2548.17498136626" calcext:value-type="float">
            <text:p>2548.174981366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1939.1131411561" calcext:value-type="float">
            <text:p>1939.113141156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float" office:value="2172.74313800751" calcext:value-type="float">
            <text:p>2172.743138007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22" calcext:value-type="float">
            <text:p>1922</text:p>
          </table:table-cell>
          <table:table-cell/>
          <table:table-cell office:value-type="float" office:value="2287.39233523312" calcext:value-type="float">
            <text:p>2287.392335233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23" calcext:value-type="float">
            <text:p>1923</text:p>
          </table:table-cell>
          <table:table-cell/>
          <table:table-cell office:value-type="float" office:value="2499.67697886903" calcext:value-type="float">
            <text:p>2499.676978869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float" office:value="2627.12224475861" calcext:value-type="float">
            <text:p>2627.122244758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25" calcext:value-type="float">
            <text:p>1925</text:p>
          </table:table-cell>
          <table:table-cell/>
          <table:table-cell office:value-type="float" office:value="2677.32200163362" calcext:value-type="float">
            <text:p>2677.322001633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26" calcext:value-type="float">
            <text:p>1926</text:p>
          </table:table-cell>
          <table:table-cell/>
          <table:table-cell office:value-type="float" office:value="2751.34965885515" calcext:value-type="float">
            <text:p>2751.349658855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float" office:value="2790.41783793572" calcext:value-type="float">
            <text:p>2790.4178379357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28" calcext:value-type="float">
            <text:p>1928</text:p>
          </table:table-cell>
          <table:table-cell/>
          <table:table-cell office:value-type="float" office:value="2867.08038922015" calcext:value-type="float">
            <text:p>2867.080389220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29" calcext:value-type="float">
            <text:p>1929</text:p>
          </table:table-cell>
          <table:table-cell/>
          <table:table-cell office:value-type="float" office:value="2847.20294350828" calcext:value-type="float">
            <text:p>2847.202943508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float" office:value="2783.61268795525" calcext:value-type="float">
            <text:p>2783.612687955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float" office:value="2600.06874075449" calcext:value-type="float">
            <text:p>2600.068740754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32" calcext:value-type="float">
            <text:p>1932</text:p>
          </table:table-cell>
          <table:table-cell/>
          <table:table-cell office:value-type="float" office:value="2528.03560420413" calcext:value-type="float">
            <text:p>2528.035604204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33" calcext:value-type="float">
            <text:p>1933</text:p>
          </table:table-cell>
          <table:table-cell/>
          <table:table-cell office:value-type="float" office:value="2873.6496496119" calcext:value-type="float">
            <text:p>2873.6496496119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34" calcext:value-type="float">
            <text:p>1934</text:p>
          </table:table-cell>
          <table:table-cell/>
          <table:table-cell office:value-type="float" office:value="3035.3834980111" calcext:value-type="float">
            <text:p>3035.383498011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35" calcext:value-type="float">
            <text:p>1935</text:p>
          </table:table-cell>
          <table:table-cell/>
          <table:table-cell office:value-type="float" office:value="3544.10799761148" calcext:value-type="float">
            <text:p>3544.107997611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float" office:value="3837.8583476092" calcext:value-type="float">
            <text:p>3837.858347609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37" calcext:value-type="float">
            <text:p>1937</text:p>
          </table:table-cell>
          <table:table-cell/>
          <table:table-cell office:value-type="float" office:value="3817.19936784087" calcext:value-type="float">
            <text:p>3817.1993678409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float" office:value="3882.66505491047" calcext:value-type="float">
            <text:p>3882.665054910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float" office:value="4083.14100378783" calcext:value-type="float">
            <text:p>4083.1410037878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4134.37923059495" calcext:value-type="float">
            <text:p>4134.37923059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4285.57223529259" calcext:value-type="float">
            <text:p>4285.572235292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4222.71967177497" calcext:value-type="float">
            <text:p>4222.71967177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4140.06576131902" calcext:value-type="float">
            <text:p>4140.065761319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4178.709090429" calcext:value-type="float">
            <text:p>4178.709090429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4349.05634952248" calcext:value-type="float">
            <text:p>4349.0563495225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float" office:value="4538.21931267837" calcext:value-type="float">
            <text:p>4538.219312678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530.28612063624" calcext:value-type="float">
            <text:p>4530.286120636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48" calcext:value-type="float">
            <text:p>1948</text:p>
          </table:table-cell>
          <table:table-cell/>
          <table:table-cell office:value-type="float" office:value="4760.18053445267" calcext:value-type="float">
            <text:p>4760.1805344527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49" calcext:value-type="float">
            <text:p>1949</text:p>
          </table:table-cell>
          <table:table-cell/>
          <table:table-cell office:value-type="float" office:value="4766.13691949707" calcext:value-type="float">
            <text:p>4766.136919497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4575.11824605367" calcext:value-type="float">
            <text:p>4575.1182460537</text:p>
          </table:table-cell>
          <table:table-cell office:value-type="float" office:value="13683162" calcext:value-type="float">
            <text:p>1368316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51" calcext:value-type="float">
            <text:p>1951</text:p>
          </table:table-cell>
          <table:table-cell/>
          <table:table-cell office:value-type="float" office:value="4689.81145495593" calcext:value-type="float">
            <text:p>4689.8114549559</text:p>
          </table:table-cell>
          <table:table-cell office:value-type="float" office:value="13993912" calcext:value-type="float">
            <text:p>1399391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float" office:value="4725.29553131308" calcext:value-type="float">
            <text:p>4725.2955313131</text:p>
          </table:table-cell>
          <table:table-cell office:value-type="float" office:value="14322458" calcext:value-type="float">
            <text:p>1432245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53" calcext:value-type="float">
            <text:p>1953</text:p>
          </table:table-cell>
          <table:table-cell/>
          <table:table-cell office:value-type="float" office:value="4827.96256475492" calcext:value-type="float">
            <text:p>4827.9625647549</text:p>
          </table:table-cell>
          <table:table-cell office:value-type="float" office:value="14665211" calcext:value-type="float">
            <text:p>1466521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54" calcext:value-type="float">
            <text:p>1954</text:p>
          </table:table-cell>
          <table:table-cell/>
          <table:table-cell office:value-type="float" office:value="5065.89336536312" calcext:value-type="float">
            <text:p>5065.8933653631</text:p>
          </table:table-cell>
          <table:table-cell office:value-type="float" office:value="15019719" calcext:value-type="float">
            <text:p>1501971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float" office:value="5199.29363418102" calcext:value-type="float">
            <text:p>5199.293634181</text:p>
          </table:table-cell>
          <table:table-cell office:value-type="float" office:value="15384665" calcext:value-type="float">
            <text:p>1538466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float" office:value="5370.00878885368" calcext:value-type="float">
            <text:p>5370.0087888537</text:p>
          </table:table-cell>
          <table:table-cell office:value-type="float" office:value="15759932" calcext:value-type="float">
            <text:p>1575993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float" office:value="5487.10421921326" calcext:value-type="float">
            <text:p>5487.1042192133</text:p>
          </table:table-cell>
          <table:table-cell office:value-type="float" office:value="16146536" calcext:value-type="float">
            <text:p>1614653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float" office:value="5510.1586661167" calcext:value-type="float">
            <text:p>5510.1586661167</text:p>
          </table:table-cell>
          <table:table-cell office:value-type="float" office:value="16546450" calcext:value-type="float">
            <text:p>1654645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5630.53721855258" calcext:value-type="float">
            <text:p>5630.5372185526</text:p>
          </table:table-cell>
          <table:table-cell office:value-type="float" office:value="16962304" calcext:value-type="float">
            <text:p>1696230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-</text:p>
          </table:table-cell>
          <table:table-cell office:value-type="float" office:value="5545.68061183978" calcext:value-type="float">
            <text:p>5545.6806118398</text:p>
          </table:table-cell>
          <table:table-cell office:value-type="float" office:value="17396477" calcext:value-type="float">
            <text:p>1739647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61" calcext:value-type="float">
            <text:p>1961</text:p>
          </table:table-cell>
          <table:table-cell/>
          <table:table-cell office:value-type="float" office:value="5582.2980329068" calcext:value-type="float">
            <text:p>5582.2980329068</text:p>
          </table:table-cell>
          <table:table-cell office:value-type="float" office:value="17850139" calcext:value-type="float">
            <text:p>1785013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62" calcext:value-type="float">
            <text:p>1962</text:p>
          </table:table-cell>
          <table:table-cell/>
          <table:table-cell office:value-type="float" office:value="5768.72971721218" calcext:value-type="float">
            <text:p>5768.7297172122</text:p>
          </table:table-cell>
          <table:table-cell office:value-type="float" office:value="18322409" calcext:value-type="float">
            <text:p>1832240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63" calcext:value-type="float">
            <text:p>1963</text:p>
          </table:table-cell>
          <table:table-cell/>
          <table:table-cell office:value-type="float" office:value="6045.1211241133" calcext:value-type="float">
            <text:p>6045.1211241133</text:p>
          </table:table-cell>
          <table:table-cell office:value-type="float" office:value="18809986" calcext:value-type="float">
            <text:p>1880998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6380.01744940144" calcext:value-type="float">
            <text:p>6380.0174494015</text:p>
          </table:table-cell>
          <table:table-cell office:value-type="float" office:value="19308185" calcext:value-type="float">
            <text:p>1930818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65" calcext:value-type="float">
            <text:p>1965</text:p>
          </table:table-cell>
          <table:table-cell/>
          <table:table-cell office:value-type="float" office:value="6625.40549582744" calcext:value-type="float">
            <text:p>6625.4054958274</text:p>
          </table:table-cell>
          <table:table-cell office:value-type="float" office:value="19813932" calcext:value-type="float">
            <text:p>1981393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6773.61063370829" calcext:value-type="float">
            <text:p>6773.6106337083</text:p>
          </table:table-cell>
          <table:table-cell office:value-type="float" office:value="20325179" calcext:value-type="float">
            <text:p>2032517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67" calcext:value-type="float">
            <text:p>1967</text:p>
          </table:table-cell>
          <table:table-cell/>
          <table:table-cell office:value-type="float" office:value="7114.47797083345" calcext:value-type="float">
            <text:p>7114.4779708335</text:p>
          </table:table-cell>
          <table:table-cell office:value-type="float" office:value="20843695" calcext:value-type="float">
            <text:p>2084369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float" office:value="7256.57563749309" calcext:value-type="float">
            <text:p>7256.5756374931</text:p>
          </table:table-cell>
          <table:table-cell office:value-type="float" office:value="21374801" calcext:value-type="float">
            <text:p>2137480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7441.40344970876" calcext:value-type="float">
            <text:p>7441.4034497088</text:p>
          </table:table-cell>
          <table:table-cell office:value-type="float" office:value="21926000" calcext:value-type="float">
            <text:p>2192600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float" office:value="7668.60531623444" calcext:value-type="float">
            <text:p>7668.6053162345</text:p>
          </table:table-cell>
          <table:table-cell office:value-type="float" office:value="22502306" calcext:value-type="float">
            <text:p>2250230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float" office:value="7817.80508793906" calcext:value-type="float">
            <text:p>7817.8050879391</text:p>
          </table:table-cell>
          <table:table-cell office:value-type="float" office:value="23106584" calcext:value-type="float">
            <text:p>2310658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7765.96263559941" calcext:value-type="float">
            <text:p>7765.9626355994</text:p>
          </table:table-cell>
          <table:table-cell office:value-type="float" office:value="23736249" calcext:value-type="float">
            <text:p>2373624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7943.16685939565" calcext:value-type="float">
            <text:p>7943.1668593957</text:p>
          </table:table-cell>
          <table:table-cell office:value-type="float" office:value="24384286" calcext:value-type="float">
            <text:p>2438428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74" calcext:value-type="float">
            <text:p>1974</text:p>
          </table:table-cell>
          <table:table-cell/>
          <table:table-cell office:value-type="float" office:value="8249.29840953133" calcext:value-type="float">
            <text:p>8249.2984095313</text:p>
          </table:table-cell>
          <table:table-cell office:value-type="float" office:value="25040691" calcext:value-type="float">
            <text:p>2504069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8205.63482009207" calcext:value-type="float">
            <text:p>8205.6348200921</text:p>
          </table:table-cell>
          <table:table-cell office:value-type="float" office:value="25698624" calcext:value-type="float">
            <text:p>2569862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8211.02950771505" calcext:value-type="float">
            <text:p>8211.0295077151</text:p>
          </table:table-cell>
          <table:table-cell office:value-type="float" office:value="26353940" calcext:value-type="float">
            <text:p>2635394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float" office:value="8028.65143914135" calcext:value-type="float">
            <text:p>8028.6514391414</text:p>
          </table:table-cell>
          <table:table-cell office:value-type="float" office:value="27009603" calcext:value-type="float">
            <text:p>2700960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8099.63843972407" calcext:value-type="float">
            <text:p>8099.6384397241</text:p>
          </table:table-cell>
          <table:table-cell office:value-type="float" office:value="27674353" calcext:value-type="float">
            <text:p>2767435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8226.72702296669" calcext:value-type="float">
            <text:p>8226.7270229667</text:p>
          </table:table-cell>
          <table:table-cell office:value-type="float" office:value="28360792" calcext:value-type="float">
            <text:p>2836079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80" calcext:value-type="float">
            <text:p>1980</text:p>
          </table:table-cell>
          <table:table-cell table:style-name="Normal_20_2" office:value-type="float" office:value="68.3" calcext:value-type="float">
            <text:p>68.3</text:p>
          </table:table-cell>
          <table:table-cell office:value-type="float" office:value="8577.41608685227" calcext:value-type="float">
            <text:p>8577.4160868523</text:p>
          </table:table-cell>
          <table:table-cell office:value-type="float" office:value="29077186" calcext:value-type="float">
            <text:p>2907718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81" calcext:value-type="float">
            <text:p>1981</text:p>
          </table:table-cell>
          <table:table-cell table:style-name="Normal_20_2" office:value-type="float" office:value="64.9" calcext:value-type="float">
            <text:p>64.9</text:p>
          </table:table-cell>
          <table:table-cell office:value-type="float" office:value="8826.1398010276" calcext:value-type="float">
            <text:p>8826.1398010276</text:p>
          </table:table-cell>
          <table:table-cell office:value-type="float" office:value="29828924" calcext:value-type="float">
            <text:p>2982892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82" calcext:value-type="float">
            <text:p>1982</text:p>
          </table:table-cell>
          <table:table-cell table:style-name="Normal_20_2" office:value-type="float" office:value="61.8" calcext:value-type="float">
            <text:p>61.8</text:p>
          </table:table-cell>
          <table:table-cell office:value-type="float" office:value="8568.26622764173" calcext:value-type="float">
            <text:p>8568.2662276417</text:p>
          </table:table-cell>
          <table:table-cell office:value-type="float" office:value="30611185" calcext:value-type="float">
            <text:p>3061118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83" calcext:value-type="float">
            <text:p>1983</text:p>
          </table:table-cell>
          <table:table-cell table:style-name="Normal_20_2" office:value-type="float" office:value="59" calcext:value-type="float">
            <text:p>59</text:p>
          </table:table-cell>
          <table:table-cell office:value-type="float" office:value="8187.60207786194" calcext:value-type="float">
            <text:p>8187.6020778619</text:p>
          </table:table-cell>
          <table:table-cell office:value-type="float" office:value="31409842" calcext:value-type="float">
            <text:p>3140984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84" calcext:value-type="float">
            <text:p>1984</text:p>
          </table:table-cell>
          <table:table-cell table:style-name="Normal_20_2" office:value-type="float" office:value="56.3" calcext:value-type="float">
            <text:p>56.3</text:p>
          </table:table-cell>
          <table:table-cell office:value-type="float" office:value="8389.86942217729" calcext:value-type="float">
            <text:p>8389.8694221773</text:p>
          </table:table-cell>
          <table:table-cell office:value-type="float" office:value="32204995" calcext:value-type="float">
            <text:p>3220499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85" calcext:value-type="float">
            <text:p>1985</text:p>
          </table:table-cell>
          <table:table-cell table:style-name="Normal_20_2" office:value-type="float" office:value="53.8" calcext:value-type="float">
            <text:p>53.8</text:p>
          </table:table-cell>
          <table:table-cell office:value-type="float" office:value="8067.50702675784" calcext:value-type="float">
            <text:p>8067.5070267578</text:p>
          </table:table-cell>
          <table:table-cell office:value-type="float" office:value="32983394" calcext:value-type="float">
            <text:p>3298339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86" calcext:value-type="float">
            <text:p>1986</text:p>
          </table:table-cell>
          <table:table-cell table:style-name="Normal_20_2" office:value-type="float" office:value="51.4" calcext:value-type="float">
            <text:p>51.4</text:p>
          </table:table-cell>
          <table:table-cell office:value-type="float" office:value="7859.34687757304" calcext:value-type="float">
            <text:p>7859.346877573</text:p>
          </table:table-cell>
          <table:table-cell office:value-type="float" office:value="33734360" calcext:value-type="float">
            <text:p>3373436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87" calcext:value-type="float">
            <text:p>1987</text:p>
          </table:table-cell>
          <table:table-cell table:style-name="Normal_20_2" office:value-type="float" office:value="49.3" calcext:value-type="float">
            <text:p>49.3</text:p>
          </table:table-cell>
          <table:table-cell office:value-type="float" office:value="7825.82339849398" calcext:value-type="float">
            <text:p>7825.823398494</text:p>
          </table:table-cell>
          <table:table-cell office:value-type="float" office:value="34464223" calcext:value-type="float">
            <text:p>3446422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88" calcext:value-type="float">
            <text:p>1988</text:p>
          </table:table-cell>
          <table:table-cell table:style-name="Normal_20_2" office:value-type="float" office:value="47.2" calcext:value-type="float">
            <text:p>47.2</text:p>
          </table:table-cell>
          <table:table-cell office:value-type="float" office:value="7965.50168039672" calcext:value-type="float">
            <text:p>7965.5016803967</text:p>
          </table:table-cell>
          <table:table-cell office:value-type="float" office:value="35196881" calcext:value-type="float">
            <text:p>3519688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89" calcext:value-type="float">
            <text:p>1989</text:p>
          </table:table-cell>
          <table:table-cell table:style-name="Normal_20_2" office:value-type="float" office:value="45.3" calcext:value-type="float">
            <text:p>45.3</text:p>
          </table:table-cell>
          <table:table-cell office:value-type="float" office:value="7976.28837762761" calcext:value-type="float">
            <text:p>7976.2883776276</text:p>
          </table:table-cell>
          <table:table-cell office:value-type="float" office:value="35966236" calcext:value-type="float">
            <text:p>3596623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0" calcext:value-type="float">
            <text:p>1990</text:p>
          </table:table-cell>
          <table:table-cell table:style-name="Normal_20_2" office:value-type="float" office:value="43.6" calcext:value-type="float">
            <text:p>43.6</text:p>
          </table:table-cell>
          <table:table-cell office:value-type="float" office:value="7786.87584699364" calcext:value-type="float">
            <text:p>7786.8758469936</text:p>
          </table:table-cell>
          <table:table-cell office:value-type="float" office:value="36793907" calcext:value-type="float">
            <text:p>3679390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1" calcext:value-type="float">
            <text:p>1991</text:p>
          </table:table-cell>
          <table:table-cell table:style-name="Normal_20_2" office:value-type="float" office:value="42.5" calcext:value-type="float">
            <text:p>42.5</text:p>
          </table:table-cell>
          <table:table-cell office:value-type="float" office:value="7545.40830784656" calcext:value-type="float">
            <text:p>7545.4083078466</text:p>
          </table:table-cell>
          <table:table-cell office:value-type="float" office:value="37690924" calcext:value-type="float">
            <text:p>3769092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2" calcext:value-type="float">
            <text:p>1992</text:p>
          </table:table-cell>
          <table:table-cell table:style-name="Normal_20_2" office:value-type="float" office:value="41.8" calcext:value-type="float">
            <text:p>41.8</text:p>
          </table:table-cell>
          <table:table-cell office:value-type="float" office:value="7225.06925835161" calcext:value-type="float">
            <text:p>7225.0692583516</text:p>
          </table:table-cell>
          <table:table-cell office:value-type="float" office:value="38641823" calcext:value-type="float">
            <text:p>3864182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3" calcext:value-type="float">
            <text:p>1993</text:p>
          </table:table-cell>
          <table:table-cell table:style-name="Normal_20_2" office:value-type="float" office:value="41.7" calcext:value-type="float">
            <text:p>41.7</text:p>
          </table:table-cell>
          <table:table-cell office:value-type="float" office:value="7159.99528697476" calcext:value-type="float">
            <text:p>7159.9952869748</text:p>
          </table:table-cell>
          <table:table-cell office:value-type="float" office:value="39609488" calcext:value-type="float">
            <text:p>3960948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4" calcext:value-type="float">
            <text:p>1994</text:p>
          </table:table-cell>
          <table:table-cell table:style-name="Normal_20_2" office:value-type="float" office:value="42.2" calcext:value-type="float">
            <text:p>42.2</text:p>
          </table:table-cell>
          <table:table-cell office:value-type="float" office:value="7236.90405752626" calcext:value-type="float">
            <text:p>7236.9040575263</text:p>
          </table:table-cell>
          <table:table-cell office:value-type="float" office:value="40542036" calcext:value-type="float">
            <text:p>4054203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5" calcext:value-type="float">
            <text:p>1995</text:p>
          </table:table-cell>
          <table:table-cell table:style-name="Normal_20_2" office:value-type="float" office:value="43.4" calcext:value-type="float">
            <text:p>43.4</text:p>
          </table:table-cell>
          <table:table-cell office:value-type="float" office:value="7304.20063985714" calcext:value-type="float">
            <text:p>7304.2006398571</text:p>
          </table:table-cell>
          <table:table-cell office:value-type="float" office:value="41402400" calcext:value-type="float">
            <text:p>4140240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6" calcext:value-type="float">
            <text:p>1996</text:p>
          </table:table-cell>
          <table:table-cell table:style-name="Normal_20_2" office:value-type="float" office:value="44.9" calcext:value-type="float">
            <text:p>44.9</text:p>
          </table:table-cell>
          <table:table-cell office:value-type="float" office:value="7454.41655692332" calcext:value-type="float">
            <text:p>7454.4165569233</text:p>
          </table:table-cell>
          <table:table-cell office:value-type="float" office:value="42175740" calcext:value-type="float">
            <text:p>4217574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7" calcext:value-type="float">
            <text:p>1997</text:p>
          </table:table-cell>
          <table:table-cell table:style-name="Normal_20_2" office:value-type="float" office:value="46.7" calcext:value-type="float">
            <text:p>46.7</text:p>
          </table:table-cell>
          <table:table-cell office:value-type="float" office:value="7479.18824387478" calcext:value-type="float">
            <text:p>7479.1882438748</text:p>
          </table:table-cell>
          <table:table-cell office:value-type="float" office:value="42873355" calcext:value-type="float">
            <text:p>4287335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8" calcext:value-type="float">
            <text:p>1998</text:p>
          </table:table-cell>
          <table:table-cell table:style-name="Normal_20_2" office:value-type="float" office:value="48.4" calcext:value-type="float">
            <text:p>48.4</text:p>
          </table:table-cell>
          <table:table-cell office:value-type="float" office:value="7339.95553334368" calcext:value-type="float">
            <text:p>7339.9555333437</text:p>
          </table:table-cell>
          <table:table-cell office:value-type="float" office:value="43516225" calcext:value-type="float">
            <text:p>4351622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9" calcext:value-type="float">
            <text:p>1999</text:p>
          </table:table-cell>
          <table:table-cell table:style-name="Normal_20_2" office:value-type="float" office:value="50.3" calcext:value-type="float">
            <text:p>50.3</text:p>
          </table:table-cell>
          <table:table-cell office:value-type="float" office:value="7333.6920926492" calcext:value-type="float">
            <text:p>7333.6920926492</text:p>
          </table:table-cell>
          <table:table-cell office:value-type="float" office:value="44137342" calcext:value-type="float">
            <text:p>4413734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0" calcext:value-type="float">
            <text:p>2000</text:p>
          </table:table-cell>
          <table:table-cell table:style-name="Normal_20_2" office:value-type="float" office:value="51.9" calcext:value-type="float">
            <text:p>51.9</text:p>
          </table:table-cell>
          <table:table-cell office:value-type="float" office:value="7454.44571639136" calcext:value-type="float">
            <text:p>7454.4457163914</text:p>
          </table:table-cell>
          <table:table-cell office:value-type="float" office:value="44760380" calcext:value-type="float">
            <text:p>4476038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1" calcext:value-type="float">
            <text:p>2001</text:p>
          </table:table-cell>
          <table:table-cell table:style-name="Normal_20_2" office:value-type="float" office:value="53.1" calcext:value-type="float">
            <text:p>53.1</text:p>
          </table:table-cell>
          <table:table-cell office:value-type="float" office:value="7520.71961721881" calcext:value-type="float">
            <text:p>7520.7196172188</text:p>
          </table:table-cell>
          <table:table-cell office:value-type="float" office:value="45389577" calcext:value-type="float">
            <text:p>4538957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2" calcext:value-type="float">
            <text:p>2002</text:p>
          </table:table-cell>
          <table:table-cell table:style-name="Normal_20_2" office:value-type="float" office:value="53.5" calcext:value-type="float">
            <text:p>53.5</text:p>
          </table:table-cell>
          <table:table-cell office:value-type="float" office:value="7710.94644390173" calcext:value-type="float">
            <text:p>7710.9464439017</text:p>
          </table:table-cell>
          <table:table-cell office:value-type="float" office:value="46015405" calcext:value-type="float">
            <text:p>4601540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3" calcext:value-type="float">
            <text:p>2003</text:p>
          </table:table-cell>
          <table:table-cell table:style-name="Normal_20_2" office:value-type="float" office:value="53.9" calcext:value-type="float">
            <text:p>53.9</text:p>
          </table:table-cell>
          <table:table-cell office:value-type="float" office:value="7863.74218268203" calcext:value-type="float">
            <text:p>7863.742182682</text:p>
          </table:table-cell>
          <table:table-cell office:value-type="float" office:value="46631364" calcext:value-type="float">
            <text:p>4663136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4" calcext:value-type="float">
            <text:p>2004</text:p>
          </table:table-cell>
          <table:table-cell table:style-name="Normal_20_2" office:value-type="float" office:value="52.7" calcext:value-type="float">
            <text:p>52.7</text:p>
          </table:table-cell>
          <table:table-cell office:value-type="float" office:value="8154.73906630301" calcext:value-type="float">
            <text:p>8154.739066303</text:p>
          </table:table-cell>
          <table:table-cell office:value-type="float" office:value="47226670" calcext:value-type="float">
            <text:p>4722667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5" calcext:value-type="float">
            <text:p>2005</text:p>
          </table:table-cell>
          <table:table-cell table:style-name="Normal_20_2" office:value-type="float" office:value="50.1" calcext:value-type="float">
            <text:p>50.1</text:p>
          </table:table-cell>
          <table:table-cell office:value-type="float" office:value="8477" calcext:value-type="float">
            <text:p>8477</text:p>
          </table:table-cell>
          <table:table-cell office:value-type="float" office:value="47792787" calcext:value-type="float">
            <text:p>4779278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6" calcext:value-type="float">
            <text:p>2006</text:p>
          </table:table-cell>
          <table:table-cell table:style-name="Normal_20_2" office:value-type="float" office:value="48.8" calcext:value-type="float">
            <text:p>48.8</text:p>
          </table:table-cell>
          <table:table-cell office:value-type="float" office:value="8857.04847213924" calcext:value-type="float">
            <text:p>8857.0484721392</text:p>
          </table:table-cell>
          <table:table-cell office:value-type="float" office:value="48330914" calcext:value-type="float">
            <text:p>4833091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7" calcext:value-type="float">
            <text:p>2007</text:p>
          </table:table-cell>
          <table:table-cell table:style-name="Normal_20_2" office:value-type="float" office:value="47.4" calcext:value-type="float">
            <text:p>47.4</text:p>
          </table:table-cell>
          <table:table-cell office:value-type="float" office:value="9160.53269124821" calcext:value-type="float">
            <text:p>9160.5326912482</text:p>
          </table:table-cell>
          <table:table-cell office:value-type="float" office:value="48842462" calcext:value-type="float">
            <text:p>4884246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8" calcext:value-type="float">
            <text:p>2008</text:p>
          </table:table-cell>
          <table:table-cell table:style-name="Normal_20_2" office:value-type="float" office:value="47.9" calcext:value-type="float">
            <text:p>47.9</text:p>
          </table:table-cell>
          <table:table-cell office:value-type="float" office:value="9385.98429139242" calcext:value-type="float">
            <text:p>9385.9842913924</text:p>
          </table:table-cell>
          <table:table-cell office:value-type="float" office:value="49319363" calcext:value-type="float">
            <text:p>4931936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Normal_20_8" office:value-type="float" office:value="2603.56833040046" calcext:value-type="float">
            <text:p>2603.5683304005</text:p>
          </table:table-cell>
          <table:table-cell office:value-type="float" office:value="12327466" calcext:value-type="float">
            <text:p>1232746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01" calcext:value-type="float">
            <text:p>1801</text:p>
          </table:table-cell>
          <table:table-cell/>
          <table:table-cell table:style-name="Normal_20_8" office:value-type="float" office:value="2609.28872980628" calcext:value-type="float">
            <text:p>2609.2887298063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02" calcext:value-type="float">
            <text:p>1802</text:p>
          </table:table-cell>
          <table:table-cell/>
          <table:table-cell table:style-name="Normal_20_8" office:value-type="float" office:value="2617.37920699959" calcext:value-type="float">
            <text:p>2617.3792069996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03" calcext:value-type="float">
            <text:p>1803</text:p>
          </table:table-cell>
          <table:table-cell/>
          <table:table-cell table:style-name="Normal_20_8" office:value-type="float" office:value="2532.82262878831" calcext:value-type="float">
            <text:p>2532.8226287883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04" calcext:value-type="float">
            <text:p>1804</text:p>
          </table:table-cell>
          <table:table-cell/>
          <table:table-cell table:style-name="Normal_20_8" office:value-type="float" office:value="2495.62576931395" calcext:value-type="float">
            <text:p>2495.625769314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05" calcext:value-type="float">
            <text:p>1805</text:p>
          </table:table-cell>
          <table:table-cell/>
          <table:table-cell table:style-name="Normal_20_8" office:value-type="float" office:value="2608.00013122563" calcext:value-type="float">
            <text:p>2608.0001312256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06" calcext:value-type="float">
            <text:p>1806</text:p>
          </table:table-cell>
          <table:table-cell/>
          <table:table-cell table:style-name="Normal_20_8" office:value-type="float" office:value="2560.41419296587" calcext:value-type="float">
            <text:p>2560.4141929659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07" calcext:value-type="float">
            <text:p>1807</text:p>
          </table:table-cell>
          <table:table-cell/>
          <table:table-cell table:style-name="Normal_20_8" office:value-type="float" office:value="2690.39658686685" calcext:value-type="float">
            <text:p>2690.3965868669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08" calcext:value-type="float">
            <text:p>1808</text:p>
          </table:table-cell>
          <table:table-cell/>
          <table:table-cell table:style-name="Normal_20_8" office:value-type="float" office:value="2531.49890239406" calcext:value-type="float">
            <text:p>2531.4989023941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09" calcext:value-type="float">
            <text:p>1809</text:p>
          </table:table-cell>
          <table:table-cell/>
          <table:table-cell table:style-name="Normal_20_8" office:value-type="float" office:value="2577.13145768325" calcext:value-type="float">
            <text:p>2577.1314576833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10" calcext:value-type="float">
            <text:p>1810</text:p>
          </table:table-cell>
          <table:table-cell/>
          <table:table-cell table:style-name="Normal_20_8" office:value-type="float" office:value="2708.86745184583" calcext:value-type="float">
            <text:p>2708.8674518458</text:p>
          </table:table-cell>
          <table:table-cell office:value-type="float" office:value="13983890" calcext:value-type="float">
            <text:p>1398389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11" calcext:value-type="float">
            <text:p>1811</text:p>
          </table:table-cell>
          <table:table-cell/>
          <table:table-cell table:style-name="Normal_20_8" office:value-type="float" office:value="2645.76153520747" calcext:value-type="float">
            <text:p>2645.7615352075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12" calcext:value-type="float">
            <text:p>1812</text:p>
          </table:table-cell>
          <table:table-cell/>
          <table:table-cell table:style-name="Normal_20_8" office:value-type="float" office:value="2498.33425377242" calcext:value-type="float">
            <text:p>2498.3342537724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13" calcext:value-type="float">
            <text:p>1813</text:p>
          </table:table-cell>
          <table:table-cell/>
          <table:table-cell table:style-name="Normal_20_8" office:value-type="float" office:value="2592.74731754324" calcext:value-type="float">
            <text:p>2592.7473175432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14" calcext:value-type="float">
            <text:p>1814</text:p>
          </table:table-cell>
          <table:table-cell/>
          <table:table-cell table:style-name="Normal_20_8" office:value-type="float" office:value="2495.86968398056" calcext:value-type="float">
            <text:p>2495.8696839806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15" calcext:value-type="float">
            <text:p>1815</text:p>
          </table:table-cell>
          <table:table-cell/>
          <table:table-cell table:style-name="Normal_20_8" office:value-type="float" office:value="2717.67187834369" calcext:value-type="float">
            <text:p>2717.6718783437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16" calcext:value-type="float">
            <text:p>1816</text:p>
          </table:table-cell>
          <table:table-cell/>
          <table:table-cell table:style-name="Normal_20_8" office:value-type="float" office:value="2532.25885243847" calcext:value-type="float">
            <text:p>2532.2588524385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17" calcext:value-type="float">
            <text:p>1817</text:p>
          </table:table-cell>
          <table:table-cell/>
          <table:table-cell table:style-name="Normal_20_8" office:value-type="float" office:value="2534.48819822226" calcext:value-type="float">
            <text:p>2534.4881982223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18" calcext:value-type="float">
            <text:p>1818</text:p>
          </table:table-cell>
          <table:table-cell/>
          <table:table-cell table:style-name="Normal_20_8" office:value-type="float" office:value="2493.54902182408" calcext:value-type="float">
            <text:p>2493.5490218241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19" calcext:value-type="float">
            <text:p>1819</text:p>
          </table:table-cell>
          <table:table-cell/>
          <table:table-cell table:style-name="Normal_20_8" office:value-type="float" office:value="2417.38645312963" calcext:value-type="float">
            <text:p>2417.3864531296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20" calcext:value-type="float">
            <text:p>1820</text:p>
          </table:table-cell>
          <table:table-cell/>
          <table:table-cell table:style-name="Normal_20_8" office:value-type="float" office:value="2574.91094943971" calcext:value-type="float">
            <text:p>2574.9109494397</text:p>
          </table:table-cell>
          <table:table-cell office:value-type="float" office:value="16186397" calcext:value-type="float">
            <text:p>1618639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21" calcext:value-type="float">
            <text:p>1821</text:p>
          </table:table-cell>
          <table:table-cell/>
          <table:table-cell table:style-name="Normal_20_8" office:value-type="float" office:value="2576.30144267682" calcext:value-type="float">
            <text:p>2576.3014426768</text:p>
          </table:table-cell>
          <table:table-cell office:value-type="float" office:value="16427955" calcext:value-type="float">
            <text:p>1642795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22" calcext:value-type="float">
            <text:p>1822</text:p>
          </table:table-cell>
          <table:table-cell/>
          <table:table-cell table:style-name="Normal_20_8" office:value-type="float" office:value="2582.78006600816" calcext:value-type="float">
            <text:p>2582.7800660082</text:p>
          </table:table-cell>
          <table:table-cell office:value-type="float" office:value="16661282" calcext:value-type="float">
            <text:p>1666128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23" calcext:value-type="float">
            <text:p>1823</text:p>
          </table:table-cell>
          <table:table-cell/>
          <table:table-cell table:style-name="Normal_20_8" office:value-type="float" office:value="2616.69352864686" calcext:value-type="float">
            <text:p>2616.6935286469</text:p>
          </table:table-cell>
          <table:table-cell office:value-type="float" office:value="16897898" calcext:value-type="float">
            <text:p>1689789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24" calcext:value-type="float">
            <text:p>1824</text:p>
          </table:table-cell>
          <table:table-cell/>
          <table:table-cell table:style-name="Normal_20_8" office:value-type="float" office:value="2720.03599849918" calcext:value-type="float">
            <text:p>2720.0359984992</text:p>
          </table:table-cell>
          <table:table-cell office:value-type="float" office:value="17139513" calcext:value-type="float">
            <text:p>1713951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25" calcext:value-type="float">
            <text:p>1825</text:p>
          </table:table-cell>
          <table:table-cell/>
          <table:table-cell table:style-name="Normal_20_8" office:value-type="float" office:value="2743.25573620212" calcext:value-type="float">
            <text:p>2743.2557362021</text:p>
          </table:table-cell>
          <table:table-cell office:value-type="float" office:value="17381418" calcext:value-type="float">
            <text:p>1738141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26" calcext:value-type="float">
            <text:p>1826</text:p>
          </table:table-cell>
          <table:table-cell/>
          <table:table-cell table:style-name="Normal_20_8" office:value-type="float" office:value="2562.5725759968" calcext:value-type="float">
            <text:p>2562.5725759968</text:p>
          </table:table-cell>
          <table:table-cell office:value-type="float" office:value="17629610" calcext:value-type="float">
            <text:p>1762961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27" calcext:value-type="float">
            <text:p>1827</text:p>
          </table:table-cell>
          <table:table-cell/>
          <table:table-cell table:style-name="Normal_20_8" office:value-type="float" office:value="2724.94970802121" calcext:value-type="float">
            <text:p>2724.9497080212</text:p>
          </table:table-cell>
          <table:table-cell office:value-type="float" office:value="17858803" calcext:value-type="float">
            <text:p>1785880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28" calcext:value-type="float">
            <text:p>1828</text:p>
          </table:table-cell>
          <table:table-cell/>
          <table:table-cell table:style-name="Normal_20_8" office:value-type="float" office:value="2695.0898687535" calcext:value-type="float">
            <text:p>2695.0898687535</text:p>
          </table:table-cell>
          <table:table-cell office:value-type="float" office:value="18093284" calcext:value-type="float">
            <text:p>1809328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29" calcext:value-type="float">
            <text:p>1829</text:p>
          </table:table-cell>
          <table:table-cell/>
          <table:table-cell table:style-name="Normal_20_8" office:value-type="float" office:value="2681.30018168452" calcext:value-type="float">
            <text:p>2681.3001816845</text:p>
          </table:table-cell>
          <table:table-cell office:value-type="float" office:value="18329053" calcext:value-type="float">
            <text:p>1832905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30" calcext:value-type="float">
            <text:p>1830</text:p>
          </table:table-cell>
          <table:table-cell/>
          <table:table-cell table:style-name="Normal_20_8" office:value-type="float" office:value="2765.45053598152" calcext:value-type="float">
            <text:p>2765.4505359815</text:p>
          </table:table-cell>
          <table:table-cell office:value-type="float" office:value="18569823" calcext:value-type="float">
            <text:p>1856982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31" calcext:value-type="float">
            <text:p>1831</text:p>
          </table:table-cell>
          <table:table-cell/>
          <table:table-cell table:style-name="Normal_20_8" office:value-type="float" office:value="2761.55317424406" calcext:value-type="float">
            <text:p>2761.5531742441</text:p>
          </table:table-cell>
          <table:table-cell office:value-type="float" office:value="18811881" calcext:value-type="float">
            <text:p>1881188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32" calcext:value-type="float">
            <text:p>1832</text:p>
          </table:table-cell>
          <table:table-cell/>
          <table:table-cell table:style-name="Normal_20_8" office:value-type="float" office:value="2813.89733360722" calcext:value-type="float">
            <text:p>2813.8973336072</text:p>
          </table:table-cell>
          <table:table-cell office:value-type="float" office:value="19028016" calcext:value-type="float">
            <text:p>1902801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33" calcext:value-type="float">
            <text:p>1833</text:p>
          </table:table-cell>
          <table:table-cell/>
          <table:table-cell table:style-name="Normal_20_8" office:value-type="float" office:value="2803.70079592845" calcext:value-type="float">
            <text:p>2803.7007959285</text:p>
          </table:table-cell>
          <table:table-cell office:value-type="float" office:value="19246151" calcext:value-type="float">
            <text:p>1924615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34" calcext:value-type="float">
            <text:p>1834</text:p>
          </table:table-cell>
          <table:table-cell/>
          <table:table-cell table:style-name="Normal_20_8" office:value-type="float" office:value="2834.95744537074" calcext:value-type="float">
            <text:p>2834.9574453707</text:p>
          </table:table-cell>
          <table:table-cell office:value-type="float" office:value="19468285" calcext:value-type="float">
            <text:p>1946828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35" calcext:value-type="float">
            <text:p>1835</text:p>
          </table:table-cell>
          <table:table-cell/>
          <table:table-cell table:style-name="Normal_20_8" office:value-type="float" office:value="3007.36639174981" calcext:value-type="float">
            <text:p>3007.3663917498</text:p>
          </table:table-cell>
          <table:table-cell office:value-type="float" office:value="19691420" calcext:value-type="float">
            <text:p>1969142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36" calcext:value-type="float">
            <text:p>1836</text:p>
          </table:table-cell>
          <table:table-cell/>
          <table:table-cell table:style-name="Normal_20_8" office:value-type="float" office:value="3066.99455132363" calcext:value-type="float">
            <text:p>3066.9945513236</text:p>
          </table:table-cell>
          <table:table-cell office:value-type="float" office:value="19918844" calcext:value-type="float">
            <text:p>1991884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37" calcext:value-type="float">
            <text:p>1837</text:p>
          </table:table-cell>
          <table:table-cell/>
          <table:table-cell table:style-name="Normal_20_8" office:value-type="float" office:value="3004.34520322009" calcext:value-type="float">
            <text:p>3004.3452032201</text:p>
          </table:table-cell>
          <table:table-cell office:value-type="float" office:value="20136267" calcext:value-type="float">
            <text:p>2013626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38" calcext:value-type="float">
            <text:p>1838</text:p>
          </table:table-cell>
          <table:table-cell/>
          <table:table-cell table:style-name="Normal_20_8" office:value-type="float" office:value="3086.12596451659" calcext:value-type="float">
            <text:p>3086.1259645166</text:p>
          </table:table-cell>
          <table:table-cell office:value-type="float" office:value="20354979" calcext:value-type="float">
            <text:p>2035497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39" calcext:value-type="float">
            <text:p>1839</text:p>
          </table:table-cell>
          <table:table-cell/>
          <table:table-cell table:style-name="Normal_20_8" office:value-type="float" office:value="3023.47754340189" calcext:value-type="float">
            <text:p>3023.4775434019</text:p>
          </table:table-cell>
          <table:table-cell office:value-type="float" office:value="20578690" calcext:value-type="float">
            <text:p>2057869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40" calcext:value-type="float">
            <text:p>1840</text:p>
          </table:table-cell>
          <table:table-cell/>
          <table:table-cell table:style-name="Normal_20_8" office:value-type="float" office:value="3130.12513448055" calcext:value-type="float">
            <text:p>3130.1251344806</text:p>
          </table:table-cell>
          <table:table-cell office:value-type="float" office:value="20804402" calcext:value-type="float">
            <text:p>2080440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41" calcext:value-type="float">
            <text:p>1841</text:p>
          </table:table-cell>
          <table:table-cell/>
          <table:table-cell table:style-name="Normal_20_8" office:value-type="float" office:value="3033.39461864789" calcext:value-type="float">
            <text:p>3033.3946186479</text:p>
          </table:table-cell>
          <table:table-cell office:value-type="float" office:value="21027114" calcext:value-type="float">
            <text:p>2102711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42" calcext:value-type="float">
            <text:p>1842</text:p>
          </table:table-cell>
          <table:table-cell/>
          <table:table-cell table:style-name="Normal_20_8" office:value-type="float" office:value="2966.65816791625" calcext:value-type="float">
            <text:p>2966.6581679163</text:p>
          </table:table-cell>
          <table:table-cell office:value-type="float" office:value="21284460" calcext:value-type="float">
            <text:p>2128446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43" calcext:value-type="float">
            <text:p>1843</text:p>
          </table:table-cell>
          <table:table-cell/>
          <table:table-cell table:style-name="Normal_20_8" office:value-type="float" office:value="3076.46637375286" calcext:value-type="float">
            <text:p>3076.4663737529</text:p>
          </table:table-cell>
          <table:table-cell office:value-type="float" office:value="21504941" calcext:value-type="float">
            <text:p>2150494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44" calcext:value-type="float">
            <text:p>1844</text:p>
          </table:table-cell>
          <table:table-cell/>
          <table:table-cell table:style-name="Normal_20_8" office:value-type="float" office:value="3306.85582062834" calcext:value-type="float">
            <text:p>3306.8558206283</text:p>
          </table:table-cell>
          <table:table-cell office:value-type="float" office:value="21751903" calcext:value-type="float">
            <text:p>2175190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45" calcext:value-type="float">
            <text:p>1845</text:p>
          </table:table-cell>
          <table:table-cell/>
          <table:table-cell table:style-name="Normal_20_8" office:value-type="float" office:value="3417.0768553023" calcext:value-type="float">
            <text:p>3417.0768553023</text:p>
          </table:table-cell>
          <table:table-cell office:value-type="float" office:value="21994095" calcext:value-type="float">
            <text:p>2199409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46" calcext:value-type="float">
            <text:p>1846</text:p>
          </table:table-cell>
          <table:table-cell/>
          <table:table-cell table:style-name="Normal_20_8" office:value-type="float" office:value="3376.37450107156" calcext:value-type="float">
            <text:p>3376.3745010716</text:p>
          </table:table-cell>
          <table:table-cell office:value-type="float" office:value="22231076" calcext:value-type="float">
            <text:p>2223107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47" calcext:value-type="float">
            <text:p>1847</text:p>
          </table:table-cell>
          <table:table-cell/>
          <table:table-cell table:style-name="Normal_20_8" office:value-type="float" office:value="3298.26478983847" calcext:value-type="float">
            <text:p>3298.2647898385</text:p>
          </table:table-cell>
          <table:table-cell office:value-type="float" office:value="22279863" calcext:value-type="float">
            <text:p>2227986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48" calcext:value-type="float">
            <text:p>1848</text:p>
          </table:table-cell>
          <table:table-cell/>
          <table:table-cell table:style-name="Normal_20_8" office:value-type="float" office:value="3396.70279071761" calcext:value-type="float">
            <text:p>3396.7027907176</text:p>
          </table:table-cell>
          <table:table-cell office:value-type="float" office:value="22246880" calcext:value-type="float">
            <text:p>2224688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49" calcext:value-type="float">
            <text:p>1849</text:p>
          </table:table-cell>
          <table:table-cell/>
          <table:table-cell table:style-name="Normal_20_8" office:value-type="float" office:value="3444.48182880485" calcext:value-type="float">
            <text:p>3444.4818288049</text:p>
          </table:table-cell>
          <table:table-cell office:value-type="float" office:value="22266109" calcext:value-type="float">
            <text:p>2226610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50" calcext:value-type="float">
            <text:p>1850</text:p>
          </table:table-cell>
          <table:table-cell/>
          <table:table-cell table:style-name="Normal_20_8" office:value-type="float" office:value="3374.70098776091" calcext:value-type="float">
            <text:p>3374.7009877609</text:p>
          </table:table-cell>
          <table:table-cell office:value-type="float" office:value="22287069" calcext:value-type="float">
            <text:p>2228706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51" calcext:value-type="float">
            <text:p>1851</text:p>
          </table:table-cell>
          <table:table-cell/>
          <table:table-cell table:style-name="Normal_20_8" office:value-type="float" office:value="3487.54782801644" calcext:value-type="float">
            <text:p>3487.5478280164</text:p>
          </table:table-cell>
          <table:table-cell office:value-type="float" office:value="22310067" calcext:value-type="float">
            <text:p>2231006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52" calcext:value-type="float">
            <text:p>1852</text:p>
          </table:table-cell>
          <table:table-cell/>
          <table:table-cell table:style-name="Normal_20_8" office:value-type="float" office:value="3602.55645243144" calcext:value-type="float">
            <text:p>3602.5564524314</text:p>
          </table:table-cell>
          <table:table-cell office:value-type="float" office:value="22567009" calcext:value-type="float">
            <text:p>2256700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53" calcext:value-type="float">
            <text:p>1853</text:p>
          </table:table-cell>
          <table:table-cell/>
          <table:table-cell table:style-name="Normal_20_8" office:value-type="float" office:value="3687.62826981687" calcext:value-type="float">
            <text:p>3687.6282698169</text:p>
          </table:table-cell>
          <table:table-cell office:value-type="float" office:value="22837200" calcext:value-type="float">
            <text:p>228372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54" calcext:value-type="float">
            <text:p>1854</text:p>
          </table:table-cell>
          <table:table-cell/>
          <table:table-cell table:style-name="Normal_20_8" office:value-type="float" office:value="3824.3051175917" calcext:value-type="float">
            <text:p>3824.3051175917</text:p>
          </table:table-cell>
          <table:table-cell office:value-type="float" office:value="23117738" calcext:value-type="float">
            <text:p>2311773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55" calcext:value-type="float">
            <text:p>1855</text:p>
          </table:table-cell>
          <table:table-cell/>
          <table:table-cell table:style-name="Normal_20_8" office:value-type="float" office:value="3698.47538329748" calcext:value-type="float">
            <text:p>3698.4753832975</text:p>
          </table:table-cell>
          <table:table-cell office:value-type="float" office:value="23417123" calcext:value-type="float">
            <text:p>2341712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56" calcext:value-type="float">
            <text:p>1856</text:p>
          </table:table-cell>
          <table:table-cell/>
          <table:table-cell table:style-name="Normal_20_8" office:value-type="float" office:value="3904.4786530145" calcext:value-type="float">
            <text:p>3904.4786530145</text:p>
          </table:table-cell>
          <table:table-cell office:value-type="float" office:value="23728007" calcext:value-type="float">
            <text:p>2372800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57" calcext:value-type="float">
            <text:p>1857</text:p>
          </table:table-cell>
          <table:table-cell/>
          <table:table-cell table:style-name="Normal_20_8" office:value-type="float" office:value="3909.62695124519" calcext:value-type="float">
            <text:p>3909.6269512452</text:p>
          </table:table-cell>
          <table:table-cell office:value-type="float" office:value="23974430" calcext:value-type="float">
            <text:p>2397443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58" calcext:value-type="float">
            <text:p>1858</text:p>
          </table:table-cell>
          <table:table-cell/>
          <table:table-cell table:style-name="Normal_20_8" office:value-type="float" office:value="3800.10789434317" calcext:value-type="float">
            <text:p>3800.1078943432</text:p>
          </table:table-cell>
          <table:table-cell office:value-type="float" office:value="24230353" calcext:value-type="float">
            <text:p>2423035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59" calcext:value-type="float">
            <text:p>1859</text:p>
          </table:table-cell>
          <table:table-cell/>
          <table:table-cell table:style-name="Normal_20_8" office:value-type="float" office:value="3918.88106434164" calcext:value-type="float">
            <text:p>3918.8810643416</text:p>
          </table:table-cell>
          <table:table-cell office:value-type="float" office:value="24488987" calcext:value-type="float">
            <text:p>2448898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60" calcext:value-type="float">
            <text:p>1860</text:p>
          </table:table-cell>
          <table:table-cell/>
          <table:table-cell table:style-name="Normal_20_8" office:value-type="float" office:value="3962.14539819264" calcext:value-type="float">
            <text:p>3962.1453981927</text:p>
          </table:table-cell>
          <table:table-cell office:value-type="float" office:value="24746160" calcext:value-type="float">
            <text:p>2474616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61" calcext:value-type="float">
            <text:p>1861</text:p>
          </table:table-cell>
          <table:table-cell/>
          <table:table-cell table:style-name="Normal_20_8" office:value-type="float" office:value="3913.53154138711" calcext:value-type="float">
            <text:p>3913.5315413871</text:p>
          </table:table-cell>
          <table:table-cell office:value-type="float" office:value="25009641" calcext:value-type="float">
            <text:p>2500964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62" calcext:value-type="float">
            <text:p>1862</text:p>
          </table:table-cell>
          <table:table-cell/>
          <table:table-cell table:style-name="Normal_20_8" office:value-type="float" office:value="3711.7463538013" calcext:value-type="float">
            <text:p>3711.7463538013</text:p>
          </table:table-cell>
          <table:table-cell office:value-type="float" office:value="25291179" calcext:value-type="float">
            <text:p>2529117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63" calcext:value-type="float">
            <text:p>1863</text:p>
          </table:table-cell>
          <table:table-cell/>
          <table:table-cell table:style-name="Normal_20_8" office:value-type="float" office:value="4022.98351918112" calcext:value-type="float">
            <text:p>4022.9835191811</text:p>
          </table:table-cell>
          <table:table-cell office:value-type="float" office:value="25561448" calcext:value-type="float">
            <text:p>2556144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64" calcext:value-type="float">
            <text:p>1864</text:p>
          </table:table-cell>
          <table:table-cell/>
          <table:table-cell table:style-name="Normal_20_8" office:value-type="float" office:value="4093.8673120507" calcext:value-type="float">
            <text:p>4093.8673120507</text:p>
          </table:table-cell>
          <table:table-cell office:value-type="float" office:value="25828236" calcext:value-type="float">
            <text:p>2582823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65" calcext:value-type="float">
            <text:p>1865</text:p>
          </table:table-cell>
          <table:table-cell/>
          <table:table-cell table:style-name="Normal_20_8" office:value-type="float" office:value="4154.04924324599" calcext:value-type="float">
            <text:p>4154.049243246</text:p>
          </table:table-cell>
          <table:table-cell office:value-type="float" office:value="26107967" calcext:value-type="float">
            <text:p>2610796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66" calcext:value-type="float">
            <text:p>1866</text:p>
          </table:table-cell>
          <table:table-cell/>
          <table:table-cell table:style-name="Normal_20_8" office:value-type="float" office:value="4245.83457627496" calcext:value-type="float">
            <text:p>4245.834576275</text:p>
          </table:table-cell>
          <table:table-cell office:value-type="float" office:value="26385197" calcext:value-type="float">
            <text:p>2638519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67" calcext:value-type="float">
            <text:p>1867</text:p>
          </table:table-cell>
          <table:table-cell/>
          <table:table-cell table:style-name="Normal_20_8" office:value-type="float" office:value="4225.14010426713" calcext:value-type="float">
            <text:p>4225.1401042671</text:p>
          </table:table-cell>
          <table:table-cell office:value-type="float" office:value="26667813" calcext:value-type="float">
            <text:p>2666781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68" calcext:value-type="float">
            <text:p>1868</text:p>
          </table:table-cell>
          <table:table-cell/>
          <table:table-cell table:style-name="Normal_20_8" office:value-type="float" office:value="4390.1723053746" calcext:value-type="float">
            <text:p>4390.1723053746</text:p>
          </table:table-cell>
          <table:table-cell office:value-type="float" office:value="26955755" calcext:value-type="float">
            <text:p>2695575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69" calcext:value-type="float">
            <text:p>1869</text:p>
          </table:table-cell>
          <table:table-cell/>
          <table:table-cell table:style-name="Normal_20_8" office:value-type="float" office:value="4388.65635358714" calcext:value-type="float">
            <text:p>4388.6563535872</text:p>
          </table:table-cell>
          <table:table-cell office:value-type="float" office:value="27249851" calcext:value-type="float">
            <text:p>2724985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70" calcext:value-type="float">
            <text:p>1870</text:p>
          </table:table-cell>
          <table:table-cell/>
          <table:table-cell table:style-name="Normal_20_8" office:value-type="float" office:value="4540.90765866494" calcext:value-type="float">
            <text:p>4540.907658665</text:p>
          </table:table-cell>
          <table:table-cell office:value-type="float" office:value="27544197" calcext:value-type="float">
            <text:p>2754419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71" calcext:value-type="float">
            <text:p>1871</text:p>
          </table:table-cell>
          <table:table-cell/>
          <table:table-cell table:style-name="Normal_20_8" office:value-type="float" office:value="4738.01261609818" calcext:value-type="float">
            <text:p>4738.0126160982</text:p>
          </table:table-cell>
          <table:table-cell office:value-type="float" office:value="27844139" calcext:value-type="float">
            <text:p>2784413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72" calcext:value-type="float">
            <text:p>1872</text:p>
          </table:table-cell>
          <table:table-cell/>
          <table:table-cell table:style-name="Normal_20_8" office:value-type="float" office:value="4710.53130163166" calcext:value-type="float">
            <text:p>4710.5313016317</text:p>
          </table:table-cell>
          <table:table-cell office:value-type="float" office:value="28050928" calcext:value-type="float">
            <text:p>2805092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73" calcext:value-type="float">
            <text:p>1873</text:p>
          </table:table-cell>
          <table:table-cell/>
          <table:table-cell table:style-name="Normal_20_8" office:value-type="float" office:value="4709.58415039815" calcext:value-type="float">
            <text:p>4709.5841503982</text:p>
          </table:table-cell>
          <table:table-cell office:value-type="float" office:value="28385947" calcext:value-type="float">
            <text:p>2838594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74" calcext:value-type="float">
            <text:p>1874</text:p>
          </table:table-cell>
          <table:table-cell/>
          <table:table-cell table:style-name="Normal_20_8" office:value-type="float" office:value="4846.69822014394" calcext:value-type="float">
            <text:p>4846.698220144</text:p>
          </table:table-cell>
          <table:table-cell office:value-type="float" office:value="28730581" calcext:value-type="float">
            <text:p>2873058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Normal_20_8" office:value-type="float" office:value="4851.07183025164" calcext:value-type="float">
            <text:p>4851.0718302517</text:p>
          </table:table-cell>
          <table:table-cell office:value-type="float" office:value="29082812" calcext:value-type="float">
            <text:p>2908281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76" calcext:value-type="float">
            <text:p>1876</text:p>
          </table:table-cell>
          <table:table-cell/>
          <table:table-cell table:style-name="Normal_20_8" office:value-type="float" office:value="4832.79738292266" calcext:value-type="float">
            <text:p>4832.7973829227</text:p>
          </table:table-cell>
          <table:table-cell office:value-type="float" office:value="29444523" calcext:value-type="float">
            <text:p>2944452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77" calcext:value-type="float">
            <text:p>1877</text:p>
          </table:table-cell>
          <table:table-cell/>
          <table:table-cell table:style-name="Normal_20_8" office:value-type="float" office:value="4808.61716907883" calcext:value-type="float">
            <text:p>4808.6171690788</text:p>
          </table:table-cell>
          <table:table-cell office:value-type="float" office:value="29814831" calcext:value-type="float">
            <text:p>2981483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78" calcext:value-type="float">
            <text:p>1878</text:p>
          </table:table-cell>
          <table:table-cell/>
          <table:table-cell table:style-name="Normal_20_8" office:value-type="float" office:value="4773.87900472023" calcext:value-type="float">
            <text:p>4773.8790047202</text:p>
          </table:table-cell>
          <table:table-cell office:value-type="float" office:value="30173677" calcext:value-type="float">
            <text:p>3017367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79" calcext:value-type="float">
            <text:p>1879</text:p>
          </table:table-cell>
          <table:table-cell/>
          <table:table-cell table:style-name="Normal_20_8" office:value-type="float" office:value="4632.26596661524" calcext:value-type="float">
            <text:p>4632.2659666152</text:p>
          </table:table-cell>
          <table:table-cell office:value-type="float" office:value="30557062" calcext:value-type="float">
            <text:p>3055706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80" calcext:value-type="float">
            <text:p>1880</text:p>
          </table:table-cell>
          <table:table-cell/>
          <table:table-cell table:style-name="Normal_20_8" office:value-type="float" office:value="4914.29417508872" calcext:value-type="float">
            <text:p>4914.2941750887</text:p>
          </table:table-cell>
          <table:table-cell office:value-type="float" office:value="30920888" calcext:value-type="float">
            <text:p>3092088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81" calcext:value-type="float">
            <text:p>1881</text:p>
          </table:table-cell>
          <table:table-cell/>
          <table:table-cell table:style-name="Normal_20_8" office:value-type="float" office:value="4976.66686955456" calcext:value-type="float">
            <text:p>4976.6668695546</text:p>
          </table:table-cell>
          <table:table-cell office:value-type="float" office:value="31273446" calcext:value-type="float">
            <text:p>3127344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82" calcext:value-type="float">
            <text:p>1882</text:p>
          </table:table-cell>
          <table:table-cell/>
          <table:table-cell table:style-name="Normal_20_8" office:value-type="float" office:value="5020.06868196088" calcext:value-type="float">
            <text:p>5020.0686819609</text:p>
          </table:table-cell>
          <table:table-cell office:value-type="float" office:value="31576465" calcext:value-type="float">
            <text:p>3157646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83" calcext:value-type="float">
            <text:p>1883</text:p>
          </table:table-cell>
          <table:table-cell/>
          <table:table-cell table:style-name="Normal_20_8" office:value-type="float" office:value="5133.37861261733" calcext:value-type="float">
            <text:p>5133.3786126173</text:p>
          </table:table-cell>
          <table:table-cell office:value-type="float" office:value="31875253" calcext:value-type="float">
            <text:p>3187525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84" calcext:value-type="float">
            <text:p>1884</text:p>
          </table:table-cell>
          <table:table-cell/>
          <table:table-cell table:style-name="Normal_20_8" office:value-type="float" office:value="5048.65036330164" calcext:value-type="float">
            <text:p>5048.6503633016</text:p>
          </table:table-cell>
          <table:table-cell office:value-type="float" office:value="32184118" calcext:value-type="float">
            <text:p>3218411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85" calcext:value-type="float">
            <text:p>1885</text:p>
          </table:table-cell>
          <table:table-cell/>
          <table:table-cell table:style-name="Normal_20_8" office:value-type="float" office:value="4970.34324220139" calcext:value-type="float">
            <text:p>4970.3432422014</text:p>
          </table:table-cell>
          <table:table-cell office:value-type="float" office:value="32500733" calcext:value-type="float">
            <text:p>3250073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86" calcext:value-type="float">
            <text:p>1886</text:p>
          </table:table-cell>
          <table:table-cell/>
          <table:table-cell table:style-name="Normal_20_8" office:value-type="float" office:value="4960.45386902793" calcext:value-type="float">
            <text:p>4960.4538690279</text:p>
          </table:table-cell>
          <table:table-cell office:value-type="float" office:value="32822214" calcext:value-type="float">
            <text:p>3282221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87" calcext:value-type="float">
            <text:p>1887</text:p>
          </table:table-cell>
          <table:table-cell/>
          <table:table-cell table:style-name="Normal_20_8" office:value-type="float" office:value="5120.18813882119" calcext:value-type="float">
            <text:p>5120.1881388212</text:p>
          </table:table-cell>
          <table:table-cell office:value-type="float" office:value="33142079" calcext:value-type="float">
            <text:p>3314207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88" calcext:value-type="float">
            <text:p>1888</text:p>
          </table:table-cell>
          <table:table-cell/>
          <table:table-cell table:style-name="Normal_20_8" office:value-type="float" office:value="5238.97204645956" calcext:value-type="float">
            <text:p>5238.9720464596</text:p>
          </table:table-cell>
          <table:table-cell office:value-type="float" office:value="33464925" calcext:value-type="float">
            <text:p>3346492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89" calcext:value-type="float">
            <text:p>1889</text:p>
          </table:table-cell>
          <table:table-cell/>
          <table:table-cell table:style-name="Normal_20_8" office:value-type="float" office:value="5364.92923182235" calcext:value-type="float">
            <text:p>5364.9292318224</text:p>
          </table:table-cell>
          <table:table-cell office:value-type="float" office:value="33793233" calcext:value-type="float">
            <text:p>3379323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90" calcext:value-type="float">
            <text:p>1890</text:p>
          </table:table-cell>
          <table:table-cell/>
          <table:table-cell table:style-name="Normal_20_8" office:value-type="float" office:value="5368.16068897198" calcext:value-type="float">
            <text:p>5368.160688972</text:p>
          </table:table-cell>
          <table:table-cell office:value-type="float" office:value="34127982" calcext:value-type="float">
            <text:p>3412798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91" calcext:value-type="float">
            <text:p>1891</text:p>
          </table:table-cell>
          <table:table-cell/>
          <table:table-cell table:style-name="Normal_20_8" office:value-type="float" office:value="5447.54031955725" calcext:value-type="float">
            <text:p>5447.5403195573</text:p>
          </table:table-cell>
          <table:table-cell office:value-type="float" office:value="34472021" calcext:value-type="float">
            <text:p>3447202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92" calcext:value-type="float">
            <text:p>1892</text:p>
          </table:table-cell>
          <table:table-cell/>
          <table:table-cell table:style-name="Normal_20_8" office:value-type="float" office:value="5293.54467194352" calcext:value-type="float">
            <text:p>5293.5446719435</text:p>
          </table:table-cell>
          <table:table-cell office:value-type="float" office:value="34836751" calcext:value-type="float">
            <text:p>3483675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93" calcext:value-type="float">
            <text:p>1893</text:p>
          </table:table-cell>
          <table:table-cell/>
          <table:table-cell table:style-name="Normal_20_8" office:value-type="float" office:value="5211.46287460382" calcext:value-type="float">
            <text:p>5211.4628746038</text:p>
          </table:table-cell>
          <table:table-cell office:value-type="float" office:value="35211963" calcext:value-type="float">
            <text:p>3521196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94" calcext:value-type="float">
            <text:p>1894</text:p>
          </table:table-cell>
          <table:table-cell/>
          <table:table-cell table:style-name="Normal_20_8" office:value-type="float" office:value="5400.16882918692" calcext:value-type="float">
            <text:p>5400.1688291869</text:p>
          </table:table-cell>
          <table:table-cell office:value-type="float" office:value="35593770" calcext:value-type="float">
            <text:p>3559377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95" calcext:value-type="float">
            <text:p>1895</text:p>
          </table:table-cell>
          <table:table-cell/>
          <table:table-cell table:style-name="Normal_20_8" office:value-type="float" office:value="5527.12888056166" calcext:value-type="float">
            <text:p>5527.1288805617</text:p>
          </table:table-cell>
          <table:table-cell office:value-type="float" office:value="35976405" calcext:value-type="float">
            <text:p>3597640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96" calcext:value-type="float">
            <text:p>1896</text:p>
          </table:table-cell>
          <table:table-cell/>
          <table:table-cell table:style-name="Normal_20_8" office:value-type="float" office:value="5707.49154707308" calcext:value-type="float">
            <text:p>5707.4915470731</text:p>
          </table:table-cell>
          <table:table-cell office:value-type="float" office:value="36367212" calcext:value-type="float">
            <text:p>3636721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97" calcext:value-type="float">
            <text:p>1897</text:p>
          </table:table-cell>
          <table:table-cell/>
          <table:table-cell table:style-name="Normal_20_8" office:value-type="float" office:value="5716.21090989925" calcext:value-type="float">
            <text:p>5716.2109098993</text:p>
          </table:table-cell>
          <table:table-cell office:value-type="float" office:value="36763751" calcext:value-type="float">
            <text:p>3676375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98" calcext:value-type="float">
            <text:p>1898</text:p>
          </table:table-cell>
          <table:table-cell/>
          <table:table-cell table:style-name="Normal_20_8" office:value-type="float" office:value="5914.87588112887" calcext:value-type="float">
            <text:p>5914.8758811289</text:p>
          </table:table-cell>
          <table:table-cell office:value-type="float" office:value="37166289" calcext:value-type="float">
            <text:p>3716628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899" calcext:value-type="float">
            <text:p>1899</text:p>
          </table:table-cell>
          <table:table-cell/>
          <table:table-cell table:style-name="Normal_20_8" office:value-type="float" office:value="6066.69865238336" calcext:value-type="float">
            <text:p>6066.6986523834</text:p>
          </table:table-cell>
          <table:table-cell office:value-type="float" office:value="37569674" calcext:value-type="float">
            <text:p>3756967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00" calcext:value-type="float">
            <text:p>1900</text:p>
          </table:table-cell>
          <table:table-cell/>
          <table:table-cell table:style-name="Normal_20_8" office:value-type="float" office:value="5990.85691022917" calcext:value-type="float">
            <text:p>5990.8569102292</text:p>
          </table:table-cell>
          <table:table-cell office:value-type="float" office:value="37975154" calcext:value-type="float">
            <text:p>3797515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01" calcext:value-type="float">
            <text:p>1901</text:p>
          </table:table-cell>
          <table:table-cell/>
          <table:table-cell table:style-name="Normal_20_8" office:value-type="float" office:value="6060.58395544935" calcext:value-type="float">
            <text:p>6060.5839554494</text:p>
          </table:table-cell>
          <table:table-cell office:value-type="float" office:value="38373808" calcext:value-type="float">
            <text:p>3837380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02" calcext:value-type="float">
            <text:p>1902</text:p>
          </table:table-cell>
          <table:table-cell/>
          <table:table-cell table:style-name="Normal_20_8" office:value-type="float" office:value="6099.61215774798" calcext:value-type="float">
            <text:p>6099.612157748</text:p>
          </table:table-cell>
          <table:table-cell office:value-type="float" office:value="38737346" calcext:value-type="float">
            <text:p>3873734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03" calcext:value-type="float">
            <text:p>1903</text:p>
          </table:table-cell>
          <table:table-cell/>
          <table:table-cell table:style-name="Normal_20_8" office:value-type="float" office:value="5992.57013966626" calcext:value-type="float">
            <text:p>5992.5701396663</text:p>
          </table:table-cell>
          <table:table-cell office:value-type="float" office:value="39102443" calcext:value-type="float">
            <text:p>3910244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04" calcext:value-type="float">
            <text:p>1904</text:p>
          </table:table-cell>
          <table:table-cell/>
          <table:table-cell table:style-name="Normal_20_8" office:value-type="float" office:value="6009.57707578568" calcext:value-type="float">
            <text:p>6009.5770757857</text:p>
          </table:table-cell>
          <table:table-cell office:value-type="float" office:value="39474558" calcext:value-type="float">
            <text:p>3947455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05" calcext:value-type="float">
            <text:p>1905</text:p>
          </table:table-cell>
          <table:table-cell/>
          <table:table-cell table:style-name="Normal_20_8" office:value-type="float" office:value="6132.31673269344" calcext:value-type="float">
            <text:p>6132.3167326935</text:p>
          </table:table-cell>
          <table:table-cell office:value-type="float" office:value="39850962" calcext:value-type="float">
            <text:p>3985096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06" calcext:value-type="float">
            <text:p>1906</text:p>
          </table:table-cell>
          <table:table-cell/>
          <table:table-cell table:style-name="Normal_20_8" office:value-type="float" office:value="6231.07117748191" calcext:value-type="float">
            <text:p>6231.0711774819</text:p>
          </table:table-cell>
          <table:table-cell office:value-type="float" office:value="40231673" calcext:value-type="float">
            <text:p>4023167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07" calcext:value-type="float">
            <text:p>1907</text:p>
          </table:table-cell>
          <table:table-cell/>
          <table:table-cell table:style-name="Normal_20_8" office:value-type="float" office:value="6295.00388574413" calcext:value-type="float">
            <text:p>6295.0038857441</text:p>
          </table:table-cell>
          <table:table-cell office:value-type="float" office:value="40614789" calcext:value-type="float">
            <text:p>4061478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08" calcext:value-type="float">
            <text:p>1908</text:p>
          </table:table-cell>
          <table:table-cell/>
          <table:table-cell table:style-name="Normal_20_8" office:value-type="float" office:value="6007.75241679171" calcext:value-type="float">
            <text:p>6007.7524167917</text:p>
          </table:table-cell>
          <table:table-cell office:value-type="float" office:value="41003923" calcext:value-type="float">
            <text:p>4100392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09" calcext:value-type="float">
            <text:p>1909</text:p>
          </table:table-cell>
          <table:table-cell/>
          <table:table-cell table:style-name="Normal_20_8" office:value-type="float" office:value="6095.11318938879" calcext:value-type="float">
            <text:p>6095.1131893888</text:p>
          </table:table-cell>
          <table:table-cell office:value-type="float" office:value="41398500" calcext:value-type="float">
            <text:p>413985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10" calcext:value-type="float">
            <text:p>1910</text:p>
          </table:table-cell>
          <table:table-cell/>
          <table:table-cell table:style-name="Normal_20_8" office:value-type="float" office:value="6200.45590672803" calcext:value-type="float">
            <text:p>6200.455906728</text:p>
          </table:table-cell>
          <table:table-cell office:value-type="float" office:value="41795923" calcext:value-type="float">
            <text:p>4179592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11" calcext:value-type="float">
            <text:p>1911</text:p>
          </table:table-cell>
          <table:table-cell/>
          <table:table-cell table:style-name="Normal_20_8" office:value-type="float" office:value="6355.23156123994" calcext:value-type="float">
            <text:p>6355.23156124</text:p>
          </table:table-cell>
          <table:table-cell office:value-type="float" office:value="42150769" calcext:value-type="float">
            <text:p>4215076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12" calcext:value-type="float">
            <text:p>1912</text:p>
          </table:table-cell>
          <table:table-cell/>
          <table:table-cell table:style-name="Normal_20_8" office:value-type="float" office:value="6425.29289513078" calcext:value-type="float">
            <text:p>6425.2928951308</text:p>
          </table:table-cell>
          <table:table-cell office:value-type="float" office:value="42318019" calcext:value-type="float">
            <text:p>4231801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13" calcext:value-type="float">
            <text:p>1913</text:p>
          </table:table-cell>
          <table:table-cell/>
          <table:table-cell table:style-name="Normal_20_8" office:value-type="float" office:value="6658.75174549743" calcext:value-type="float">
            <text:p>6658.7517454974</text:p>
          </table:table-cell>
          <table:table-cell office:value-type="float" office:value="42556673" calcext:value-type="float">
            <text:p>4255667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14" calcext:value-type="float">
            <text:p>1914</text:p>
          </table:table-cell>
          <table:table-cell/>
          <table:table-cell table:style-name="Normal_20_8" office:value-type="float" office:value="6733.24240427441" calcext:value-type="float">
            <text:p>6733.2424042744</text:p>
          </table:table-cell>
          <table:table-cell office:value-type="float" office:value="42965211" calcext:value-type="float">
            <text:p>4296521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15" calcext:value-type="float">
            <text:p>1915</text:p>
          </table:table-cell>
          <table:table-cell/>
          <table:table-cell table:style-name="Normal_20_8" office:value-type="float" office:value="7052.61344299865" calcext:value-type="float">
            <text:p>7052.6134429987</text:p>
          </table:table-cell>
          <table:table-cell office:value-type="float" office:value="43296057" calcext:value-type="float">
            <text:p>4329605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16" calcext:value-type="float">
            <text:p>1916</text:p>
          </table:table-cell>
          <table:table-cell/>
          <table:table-cell table:style-name="Normal_20_8" office:value-type="float" office:value="7106.21105985987" calcext:value-type="float">
            <text:p>7106.2110598599</text:p>
          </table:table-cell>
          <table:table-cell office:value-type="float" office:value="43473615" calcext:value-type="float">
            <text:p>4347361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17" calcext:value-type="float">
            <text:p>1917</text:p>
          </table:table-cell>
          <table:table-cell/>
          <table:table-cell table:style-name="Normal_20_8" office:value-type="float" office:value="7047.6408990227" calcext:value-type="float">
            <text:p>7047.6408990227</text:p>
          </table:table-cell>
          <table:table-cell office:value-type="float" office:value="43573615" calcext:value-type="float">
            <text:p>4357361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18" calcext:value-type="float">
            <text:p>1918</text:p>
          </table:table-cell>
          <table:table-cell/>
          <table:table-cell table:style-name="Normal_20_8" office:value-type="float" office:value="7189.11465018158" calcext:value-type="float">
            <text:p>7189.1146501816</text:p>
          </table:table-cell>
          <table:table-cell office:value-type="float" office:value="43529634" calcext:value-type="float">
            <text:p>4352963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19" calcext:value-type="float">
            <text:p>1919</text:p>
          </table:table-cell>
          <table:table-cell/>
          <table:table-cell table:style-name="Normal_20_8" office:value-type="float" office:value="6630.42078065967" calcext:value-type="float">
            <text:p>6630.4207806597</text:p>
          </table:table-cell>
          <table:table-cell office:value-type="float" office:value="43437404" calcext:value-type="float">
            <text:p>4343740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20" calcext:value-type="float">
            <text:p>1920</text:p>
          </table:table-cell>
          <table:table-cell/>
          <table:table-cell table:style-name="Normal_20_8" office:value-type="float" office:value="6365.90094131159" calcext:value-type="float">
            <text:p>6365.9009413116</text:p>
          </table:table-cell>
          <table:table-cell office:value-type="float" office:value="43718000" calcext:value-type="float">
            <text:p>43718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21" calcext:value-type="float">
            <text:p>1921</text:p>
          </table:table-cell>
          <table:table-cell/>
          <table:table-cell table:style-name="Normal_20_8" office:value-type="float" office:value="5701.54399447439" calcext:value-type="float">
            <text:p>5701.5439944744</text:p>
          </table:table-cell>
          <table:table-cell office:value-type="float" office:value="44072000" calcext:value-type="float">
            <text:p>44072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22" calcext:value-type="float">
            <text:p>1922</text:p>
          </table:table-cell>
          <table:table-cell/>
          <table:table-cell table:style-name="Normal_20_8" office:value-type="float" office:value="5963.66809834946" calcext:value-type="float">
            <text:p>5963.6680983495</text:p>
          </table:table-cell>
          <table:table-cell office:value-type="float" office:value="44372000" calcext:value-type="float">
            <text:p>44372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23" calcext:value-type="float">
            <text:p>1923</text:p>
          </table:table-cell>
          <table:table-cell/>
          <table:table-cell table:style-name="Normal_20_8" office:value-type="float" office:value="6109.50153092144" calcext:value-type="float">
            <text:p>6109.5015309214</text:p>
          </table:table-cell>
          <table:table-cell office:value-type="float" office:value="44596000" calcext:value-type="float">
            <text:p>44596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24" calcext:value-type="float">
            <text:p>1924</text:p>
          </table:table-cell>
          <table:table-cell/>
          <table:table-cell table:style-name="Normal_20_8" office:value-type="float" office:value="6352.41796492862" calcext:value-type="float">
            <text:p>6352.4179649286</text:p>
          </table:table-cell>
          <table:table-cell office:value-type="float" office:value="44915000" calcext:value-type="float">
            <text:p>44915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25" calcext:value-type="float">
            <text:p>1925</text:p>
          </table:table-cell>
          <table:table-cell/>
          <table:table-cell table:style-name="Normal_20_8" office:value-type="float" office:value="6554.94118456535" calcext:value-type="float">
            <text:p>6554.9411845654</text:p>
          </table:table-cell>
          <table:table-cell office:value-type="float" office:value="45059000" calcext:value-type="float">
            <text:p>45059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26" calcext:value-type="float">
            <text:p>1926</text:p>
          </table:table-cell>
          <table:table-cell/>
          <table:table-cell table:style-name="Normal_20_8" office:value-type="float" office:value="6326.14844689321" calcext:value-type="float">
            <text:p>6326.1484468932</text:p>
          </table:table-cell>
          <table:table-cell office:value-type="float" office:value="45232000" calcext:value-type="float">
            <text:p>45232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27" calcext:value-type="float">
            <text:p>1927</text:p>
          </table:table-cell>
          <table:table-cell/>
          <table:table-cell table:style-name="Normal_20_8" office:value-type="float" office:value="6789.08254096792" calcext:value-type="float">
            <text:p>6789.0825409679</text:p>
          </table:table-cell>
          <table:table-cell office:value-type="float" office:value="45389000" calcext:value-type="float">
            <text:p>45389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28" calcext:value-type="float">
            <text:p>1928</text:p>
          </table:table-cell>
          <table:table-cell/>
          <table:table-cell table:style-name="Normal_20_8" office:value-type="float" office:value="6821.2856829074" calcext:value-type="float">
            <text:p>6821.2856829074</text:p>
          </table:table-cell>
          <table:table-cell office:value-type="float" office:value="45578000" calcext:value-type="float">
            <text:p>45578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Normal_20_8" office:value-type="float" office:value="7001.48120508349" calcext:value-type="float">
            <text:p>7001.4812050835</text:p>
          </table:table-cell>
          <table:table-cell office:value-type="float" office:value="45672000" calcext:value-type="float">
            <text:p>45672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Normal_20_8" office:value-type="float" office:value="6916.39080970792" calcext:value-type="float">
            <text:p>6916.3908097079</text:p>
          </table:table-cell>
          <table:table-cell office:value-type="float" office:value="45866000" calcext:value-type="float">
            <text:p>45866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31" calcext:value-type="float">
            <text:p>1931</text:p>
          </table:table-cell>
          <table:table-cell/>
          <table:table-cell table:style-name="Normal_20_8" office:value-type="float" office:value="6565.76378027771" calcext:value-type="float">
            <text:p>6565.7637802777</text:p>
          </table:table-cell>
          <table:table-cell office:value-type="float" office:value="46074000" calcext:value-type="float">
            <text:p>46074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32" calcext:value-type="float">
            <text:p>1932</text:p>
          </table:table-cell>
          <table:table-cell/>
          <table:table-cell table:style-name="Normal_20_8" office:value-type="float" office:value="6533.22634966757" calcext:value-type="float">
            <text:p>6533.2263496676</text:p>
          </table:table-cell>
          <table:table-cell office:value-type="float" office:value="46335000" calcext:value-type="float">
            <text:p>46335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33" calcext:value-type="float">
            <text:p>1933</text:p>
          </table:table-cell>
          <table:table-cell/>
          <table:table-cell table:style-name="Normal_20_8" office:value-type="float" office:value="6714.20187874185" calcext:value-type="float">
            <text:p>6714.2018787419</text:p>
          </table:table-cell>
          <table:table-cell office:value-type="float" office:value="46520000" calcext:value-type="float">
            <text:p>46520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34" calcext:value-type="float">
            <text:p>1934</text:p>
          </table:table-cell>
          <table:table-cell/>
          <table:table-cell table:style-name="Normal_20_8" office:value-type="float" office:value="7092.54701044696" calcext:value-type="float">
            <text:p>7092.547010447</text:p>
          </table:table-cell>
          <table:table-cell office:value-type="float" office:value="46666000" calcext:value-type="float">
            <text:p>46666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35" calcext:value-type="float">
            <text:p>1935</text:p>
          </table:table-cell>
          <table:table-cell/>
          <table:table-cell table:style-name="Normal_20_8" office:value-type="float" office:value="7323.15047841846" calcext:value-type="float">
            <text:p>7323.1504784185</text:p>
          </table:table-cell>
          <table:table-cell office:value-type="float" office:value="46868000" calcext:value-type="float">
            <text:p>46868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36" calcext:value-type="float">
            <text:p>1936</text:p>
          </table:table-cell>
          <table:table-cell/>
          <table:table-cell table:style-name="Normal_20_8" office:value-type="float" office:value="7637.66040272364" calcext:value-type="float">
            <text:p>7637.6604027236</text:p>
          </table:table-cell>
          <table:table-cell office:value-type="float" office:value="47081000" calcext:value-type="float">
            <text:p>47081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37" calcext:value-type="float">
            <text:p>1937</text:p>
          </table:table-cell>
          <table:table-cell/>
          <table:table-cell table:style-name="Normal_20_8" office:value-type="float" office:value="7870.18603055139" calcext:value-type="float">
            <text:p>7870.1860305514</text:p>
          </table:table-cell>
          <table:table-cell office:value-type="float" office:value="47289000" calcext:value-type="float">
            <text:p>47289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38" calcext:value-type="float">
            <text:p>1938</text:p>
          </table:table-cell>
          <table:table-cell/>
          <table:table-cell table:style-name="Normal_20_8" office:value-type="float" office:value="7897.02662506583" calcext:value-type="float">
            <text:p>7897.0266250658</text:p>
          </table:table-cell>
          <table:table-cell office:value-type="float" office:value="47494000" calcext:value-type="float">
            <text:p>47494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39" calcext:value-type="float">
            <text:p>1939</text:p>
          </table:table-cell>
          <table:table-cell/>
          <table:table-cell table:style-name="Normal_20_8" office:value-type="float" office:value="8159.1507289409" calcext:value-type="float">
            <text:p>8159.1507289409</text:p>
          </table:table-cell>
          <table:table-cell office:value-type="float" office:value="47991000" calcext:value-type="float">
            <text:p>47991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40" calcext:value-type="float">
            <text:p>1940</text:p>
          </table:table-cell>
          <table:table-cell/>
          <table:table-cell table:style-name="Normal_20_8" office:value-type="float" office:value="8925.04785948867" calcext:value-type="float">
            <text:p>8925.0478594887</text:p>
          </table:table-cell>
          <table:table-cell office:value-type="float" office:value="48226000" calcext:value-type="float">
            <text:p>48226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41" calcext:value-type="float">
            <text:p>1941</text:p>
          </table:table-cell>
          <table:table-cell/>
          <table:table-cell table:style-name="Normal_20_8" office:value-type="float" office:value="9704.20510730564" calcext:value-type="float">
            <text:p>9704.2051073056</text:p>
          </table:table-cell>
          <table:table-cell office:value-type="float" office:value="48216000" calcext:value-type="float">
            <text:p>48216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42" calcext:value-type="float">
            <text:p>1942</text:p>
          </table:table-cell>
          <table:table-cell/>
          <table:table-cell table:style-name="Normal_20_8" office:value-type="float" office:value="9840.66452840474" calcext:value-type="float">
            <text:p>9840.6645284048</text:p>
          </table:table-cell>
          <table:table-cell office:value-type="float" office:value="48400000" calcext:value-type="float">
            <text:p>48400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43" calcext:value-type="float">
            <text:p>1943</text:p>
          </table:table-cell>
          <table:table-cell/>
          <table:table-cell table:style-name="Normal_20_8" office:value-type="float" office:value="9929.93353216346" calcext:value-type="float">
            <text:p>9929.9335321635</text:p>
          </table:table-cell>
          <table:table-cell office:value-type="float" office:value="48789000" calcext:value-type="float">
            <text:p>48789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44" calcext:value-type="float">
            <text:p>1944</text:p>
          </table:table-cell>
          <table:table-cell table:style-name="Normal_20_2"/>
          <table:table-cell table:style-name="Normal_20_8" office:value-type="float" office:value="9449.0174933466" calcext:value-type="float">
            <text:p>9449.0174933466</text:p>
          </table:table-cell>
          <table:table-cell office:value-type="float" office:value="49016000" calcext:value-type="float">
            <text:p>49016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45" calcext:value-type="float">
            <text:p>1945</text:p>
          </table:table-cell>
          <table:table-cell table:style-name="Normal_20_2"/>
          <table:table-cell table:style-name="Normal_20_8" office:value-type="float" office:value="8986.47340272099" calcext:value-type="float">
            <text:p>8986.473402721</text:p>
          </table:table-cell>
          <table:table-cell office:value-type="float" office:value="49182000" calcext:value-type="float">
            <text:p>49182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46" calcext:value-type="float">
            <text:p>1946</text:p>
          </table:table-cell>
          <table:table-cell table:style-name="Normal_20_2"/>
          <table:table-cell table:style-name="Normal_20_8" office:value-type="float" office:value="8809.07754816161" calcext:value-type="float">
            <text:p>8809.0775481616</text:p>
          </table:table-cell>
          <table:table-cell office:value-type="float" office:value="49217000" calcext:value-type="float">
            <text:p>49217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47" calcext:value-type="float">
            <text:p>1947</text:p>
          </table:table-cell>
          <table:table-cell table:style-name="Normal_20_2"/>
          <table:table-cell table:style-name="Normal_20_8" office:value-type="float" office:value="8634.73207772194" calcext:value-type="float">
            <text:p>8634.7320777219</text:p>
          </table:table-cell>
          <table:table-cell office:value-type="float" office:value="49519000" calcext:value-type="float">
            <text:p>49519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48" calcext:value-type="float">
            <text:p>1948</text:p>
          </table:table-cell>
          <table:table-cell table:style-name="Normal_20_2"/>
          <table:table-cell table:style-name="Normal_20_8" office:value-type="float" office:value="8808.25575517959" calcext:value-type="float">
            <text:p>8808.2557551796</text:p>
          </table:table-cell>
          <table:table-cell office:value-type="float" office:value="50014000" calcext:value-type="float">
            <text:p>50014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49" calcext:value-type="float">
            <text:p>1949</text:p>
          </table:table-cell>
          <table:table-cell table:style-name="Normal_20_2" office:value-type="float" office:value="31.8" calcext:value-type="float">
            <text:p>31.8</text:p>
          </table:table-cell>
          <table:table-cell table:style-name="Normal_20_8" office:value-type="float" office:value="9047.18858252818" calcext:value-type="float">
            <text:p>9047.1885825282</text:p>
          </table:table-cell>
          <table:table-cell office:value-type="float" office:value="50312000" calcext:value-type="float">
            <text:p>50312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50" calcext:value-type="float">
            <text:p>1950</text:p>
          </table:table-cell>
          <table:table-cell table:style-name="Normal_20_2" office:value-type="float" office:value="30.8" calcext:value-type="float">
            <text:p>30.8</text:p>
          </table:table-cell>
          <table:table-cell table:style-name="Normal_20_8" office:value-type="float" office:value="9288.23857145755" calcext:value-type="float">
            <text:p>9288.2385714576</text:p>
          </table:table-cell>
          <table:table-cell office:value-type="float" office:value="50616012" calcext:value-type="float">
            <text:p>5061601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51" calcext:value-type="float">
            <text:p>1951</text:p>
          </table:table-cell>
          <table:table-cell table:style-name="Normal_20_2" office:value-type="float" office:value="29.7" calcext:value-type="float">
            <text:p>29.7</text:p>
          </table:table-cell>
          <table:table-cell table:style-name="Normal_20_8" office:value-type="float" office:value="9539.63758048254" calcext:value-type="float">
            <text:p>9539.6375804825</text:p>
          </table:table-cell>
          <table:table-cell office:value-type="float" office:value="50631571" calcext:value-type="float">
            <text:p>5063157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52" calcext:value-type="float">
            <text:p>1952</text:p>
          </table:table-cell>
          <table:table-cell table:style-name="Normal_20_2" office:value-type="float" office:value="28.8" calcext:value-type="float">
            <text:p>28.8</text:p>
          </table:table-cell>
          <table:table-cell table:style-name="Normal_20_8" office:value-type="float" office:value="9514.23164151298" calcext:value-type="float">
            <text:p>9514.231641513</text:p>
          </table:table-cell>
          <table:table-cell office:value-type="float" office:value="50706811" calcext:value-type="float">
            <text:p>5070681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53" calcext:value-type="float">
            <text:p>1953</text:p>
          </table:table-cell>
          <table:table-cell table:style-name="Normal_20_2" office:value-type="float" office:value="27.8" calcext:value-type="float">
            <text:p>27.8</text:p>
          </table:table-cell>
          <table:table-cell table:style-name="Normal_20_8" office:value-type="float" office:value="9851.65426845243" calcext:value-type="float">
            <text:p>9851.6542684524</text:p>
          </table:table-cell>
          <table:table-cell office:value-type="float" office:value="50829901" calcext:value-type="float">
            <text:p>5082990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54" calcext:value-type="float">
            <text:p>1954</text:p>
          </table:table-cell>
          <table:table-cell table:style-name="Normal_20_2" office:value-type="float" office:value="26.9" calcext:value-type="float">
            <text:p>26.9</text:p>
          </table:table-cell>
          <table:table-cell table:style-name="Normal_20_8" office:value-type="float" office:value="10221.3496808044" calcext:value-type="float">
            <text:p>10221.3496808044</text:p>
          </table:table-cell>
          <table:table-cell office:value-type="float" office:value="50991454" calcext:value-type="float">
            <text:p>5099145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55" calcext:value-type="float">
            <text:p>1955</text:p>
          </table:table-cell>
          <table:table-cell table:style-name="Normal_20_2" office:value-type="float" office:value="26" calcext:value-type="float">
            <text:p>26</text:p>
          </table:table-cell>
          <table:table-cell table:style-name="Normal_20_8" office:value-type="float" office:value="10537.5589058521" calcext:value-type="float">
            <text:p>10537.5589058521</text:p>
          </table:table-cell>
          <table:table-cell office:value-type="float" office:value="51184529" calcext:value-type="float">
            <text:p>5118452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56" calcext:value-type="float">
            <text:p>1956</text:p>
          </table:table-cell>
          <table:table-cell table:style-name="Normal_20_2" office:value-type="float" office:value="25.1" calcext:value-type="float">
            <text:p>25.1</text:p>
          </table:table-cell>
          <table:table-cell table:style-name="Normal_20_8" office:value-type="float" office:value="10585.9611196236" calcext:value-type="float">
            <text:p>10585.9611196236</text:p>
          </table:table-cell>
          <table:table-cell office:value-type="float" office:value="51404774" calcext:value-type="float">
            <text:p>5140477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57" calcext:value-type="float">
            <text:p>1957</text:p>
          </table:table-cell>
          <table:table-cell table:style-name="Normal_20_2" office:value-type="float" office:value="24.3" calcext:value-type="float">
            <text:p>24.3</text:p>
          </table:table-cell>
          <table:table-cell table:style-name="Normal_20_8" office:value-type="float" office:value="10709.2579243158" calcext:value-type="float">
            <text:p>10709.2579243158</text:p>
          </table:table-cell>
          <table:table-cell office:value-type="float" office:value="51650279" calcext:value-type="float">
            <text:p>5165027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58" calcext:value-type="float">
            <text:p>1958</text:p>
          </table:table-cell>
          <table:table-cell table:style-name="Normal_20_2" office:value-type="float" office:value="23.5" calcext:value-type="float">
            <text:p>23.5</text:p>
          </table:table-cell>
          <table:table-cell table:style-name="Normal_20_8" office:value-type="float" office:value="10697.5578208429" calcext:value-type="float">
            <text:p>10697.5578208429</text:p>
          </table:table-cell>
          <table:table-cell office:value-type="float" office:value="51921175" calcext:value-type="float">
            <text:p>5192117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59" calcext:value-type="float">
            <text:p>1959</text:p>
          </table:table-cell>
          <table:table-cell table:style-name="Normal_20_2" office:value-type="float" office:value="23.1" calcext:value-type="float">
            <text:p>23.1</text:p>
          </table:table-cell>
          <table:table-cell table:style-name="Normal_20_8" office:value-type="float" office:value="11089.7620036855" calcext:value-type="float">
            <text:p>11089.7620036855</text:p>
          </table:table-cell>
          <table:table-cell office:value-type="float" office:value="52218942" calcext:value-type="float">
            <text:p>5221894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60" calcext:value-type="float">
            <text:p>1960</text:p>
          </table:table-cell>
          <table:table-cell table:style-name="Normal_20_2" office:value-type="float" office:value="22.8" calcext:value-type="float">
            <text:p>22.8</text:p>
          </table:table-cell>
          <table:table-cell table:style-name="Normal_20_8" office:value-type="float" office:value="11588.1724829332" calcext:value-type="float">
            <text:p>11588.1724829332</text:p>
          </table:table-cell>
          <table:table-cell office:value-type="float" office:value="52544356" calcext:value-type="float">
            <text:p>5254435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61" calcext:value-type="float">
            <text:p>1961</text:p>
          </table:table-cell>
          <table:table-cell table:style-name="Normal_20_2" office:value-type="float" office:value="22.4" calcext:value-type="float">
            <text:p>22.4</text:p>
          </table:table-cell>
          <table:table-cell table:style-name="Normal_20_8" office:value-type="float" office:value="11760.5400787381" calcext:value-type="float">
            <text:p>11760.5400787381</text:p>
          </table:table-cell>
          <table:table-cell office:value-type="float" office:value="52895303" calcext:value-type="float">
            <text:p>5289530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62" calcext:value-type="float">
            <text:p>1962</text:p>
          </table:table-cell>
          <table:table-cell table:style-name="Normal_20_2" office:value-type="float" office:value="22.1" calcext:value-type="float">
            <text:p>22.1</text:p>
          </table:table-cell>
          <table:table-cell table:style-name="Normal_20_8" office:value-type="float" office:value="11779.6223903545" calcext:value-type="float">
            <text:p>11779.6223903545</text:p>
          </table:table-cell>
          <table:table-cell office:value-type="float" office:value="53264855" calcext:value-type="float">
            <text:p>5326485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63" calcext:value-type="float">
            <text:p>1963</text:p>
          </table:table-cell>
          <table:table-cell table:style-name="Normal_20_2" office:value-type="float" office:value="21.7" calcext:value-type="float">
            <text:p>21.7</text:p>
          </table:table-cell>
          <table:table-cell table:style-name="Normal_20_8" office:value-type="float" office:value="12209.6429790646" calcext:value-type="float">
            <text:p>12209.6429790646</text:p>
          </table:table-cell>
          <table:table-cell office:value-type="float" office:value="53640457" calcext:value-type="float">
            <text:p>5364045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64" calcext:value-type="float">
            <text:p>1964</text:p>
          </table:table-cell>
          <table:table-cell table:style-name="Normal_20_2" office:value-type="float" office:value="21" calcext:value-type="float">
            <text:p>21</text:p>
          </table:table-cell>
          <table:table-cell table:style-name="Normal_20_8" office:value-type="float" office:value="12791.6395546699" calcext:value-type="float">
            <text:p>12791.6395546699</text:p>
          </table:table-cell>
          <table:table-cell office:value-type="float" office:value="54006245" calcext:value-type="float">
            <text:p>5400624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65" calcext:value-type="float">
            <text:p>1965</text:p>
          </table:table-cell>
          <table:table-cell table:style-name="Normal_20_2" office:value-type="float" office:value="20.4" calcext:value-type="float">
            <text:p>20.4</text:p>
          </table:table-cell>
          <table:table-cell table:style-name="Normal_20_8" office:value-type="float" office:value="12991.0984614923" calcext:value-type="float">
            <text:p>12991.0984614923</text:p>
          </table:table-cell>
          <table:table-cell office:value-type="float" office:value="54349899" calcext:value-type="float">
            <text:p>5434989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66" calcext:value-type="float">
            <text:p>1966</text:p>
          </table:table-cell>
          <table:table-cell table:style-name="Normal_20_2" office:value-type="float" office:value="19.7" calcext:value-type="float">
            <text:p>19.7</text:p>
          </table:table-cell>
          <table:table-cell table:style-name="Normal_20_8" office:value-type="float" office:value="13170.1796880996" calcext:value-type="float">
            <text:p>13170.1796880996</text:p>
          </table:table-cell>
          <table:table-cell office:value-type="float" office:value="54666008" calcext:value-type="float">
            <text:p>5466600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67" calcext:value-type="float">
            <text:p>1967</text:p>
          </table:table-cell>
          <table:table-cell table:style-name="Normal_20_2" office:value-type="float" office:value="19.1" calcext:value-type="float">
            <text:p>19.1</text:p>
          </table:table-cell>
          <table:table-cell table:style-name="Normal_20_8" office:value-type="float" office:value="13417.4558035198" calcext:value-type="float">
            <text:p>13417.4558035198</text:p>
          </table:table-cell>
          <table:table-cell office:value-type="float" office:value="54954044" calcext:value-type="float">
            <text:p>5495404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68" calcext:value-type="float">
            <text:p>1968</text:p>
          </table:table-cell>
          <table:table-cell table:style-name="Normal_20_2" office:value-type="float" office:value="18.5" calcext:value-type="float">
            <text:p>18.5</text:p>
          </table:table-cell>
          <table:table-cell table:style-name="Normal_20_8" office:value-type="float" office:value="13916.6880757495" calcext:value-type="float">
            <text:p>13916.6880757495</text:p>
          </table:table-cell>
          <table:table-cell office:value-type="float" office:value="55212835" calcext:value-type="float">
            <text:p>5521283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69" calcext:value-type="float">
            <text:p>1969</text:p>
          </table:table-cell>
          <table:table-cell table:style-name="Normal_20_2" office:value-type="float" office:value="18.2" calcext:value-type="float">
            <text:p>18.2</text:p>
          </table:table-cell>
          <table:table-cell table:style-name="Normal_20_8" office:value-type="float" office:value="14141.8454241283" calcext:value-type="float">
            <text:p>14141.8454241283</text:p>
          </table:table-cell>
          <table:table-cell office:value-type="float" office:value="55443064" calcext:value-type="float">
            <text:p>5544306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70" calcext:value-type="float">
            <text:p>1970</text:p>
          </table:table-cell>
          <table:table-cell table:style-name="Normal_20_2" office:value-type="float" office:value="17.8" calcext:value-type="float">
            <text:p>17.8</text:p>
          </table:table-cell>
          <table:table-cell table:style-name="Normal_20_8" office:value-type="float" office:value="14414.819981105" calcext:value-type="float">
            <text:p>14414.819981105</text:p>
          </table:table-cell>
          <table:table-cell office:value-type="float" office:value="55645390" calcext:value-type="float">
            <text:p>5564539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71" calcext:value-type="float">
            <text:p>1971</text:p>
          </table:table-cell>
          <table:table-cell table:style-name="Normal_20_2" office:value-type="float" office:value="17.5" calcext:value-type="float">
            <text:p>17.5</text:p>
          </table:table-cell>
          <table:table-cell table:style-name="Normal_20_8" office:value-type="float" office:value="14639.0998217233" calcext:value-type="float">
            <text:p>14639.0998217233</text:p>
          </table:table-cell>
          <table:table-cell office:value-type="float" office:value="55819499" calcext:value-type="float">
            <text:p>5581949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72" calcext:value-type="float">
            <text:p>1972</text:p>
          </table:table-cell>
          <table:table-cell table:style-name="Normal_20_2" office:value-type="float" office:value="17.2" calcext:value-type="float">
            <text:p>17.2</text:p>
          </table:table-cell>
          <table:table-cell table:style-name="Normal_20_8" office:value-type="float" office:value="15128.0945034143" calcext:value-type="float">
            <text:p>15128.0945034143</text:p>
          </table:table-cell>
          <table:table-cell office:value-type="float" office:value="55964697" calcext:value-type="float">
            <text:p>5596469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73" calcext:value-type="float">
            <text:p>1973</text:p>
          </table:table-cell>
          <table:table-cell table:style-name="Normal_20_2" office:value-type="float" office:value="16.9" calcext:value-type="float">
            <text:p>16.9</text:p>
          </table:table-cell>
          <table:table-cell table:style-name="Normal_20_8" office:value-type="float" office:value="16180.5048821001" calcext:value-type="float">
            <text:p>16180.5048821001</text:p>
          </table:table-cell>
          <table:table-cell office:value-type="float" office:value="56081455" calcext:value-type="float">
            <text:p>5608145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74" calcext:value-type="float">
            <text:p>1974</text:p>
          </table:table-cell>
          <table:table-cell table:style-name="Normal_20_2" office:value-type="float" office:value="16.2" calcext:value-type="float">
            <text:p>16.2</text:p>
          </table:table-cell>
          <table:table-cell table:style-name="Normal_20_8" office:value-type="float" office:value="15964.1226113259" calcext:value-type="float">
            <text:p>15964.1226113259</text:p>
          </table:table-cell>
          <table:table-cell office:value-type="float" office:value="56170690" calcext:value-type="float">
            <text:p>5617069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75" calcext:value-type="float">
            <text:p>1975</text:p>
          </table:table-cell>
          <table:table-cell table:style-name="Normal_20_2" office:value-type="float" office:value="15.5" calcext:value-type="float">
            <text:p>15.5</text:p>
          </table:table-cell>
          <table:table-cell table:style-name="Normal_20_8" office:value-type="float" office:value="15867.7499733158" calcext:value-type="float">
            <text:p>15867.7499733158</text:p>
          </table:table-cell>
          <table:table-cell office:value-type="float" office:value="56234250" calcext:value-type="float">
            <text:p>5623425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76" calcext:value-type="float">
            <text:p>1976</text:p>
          </table:table-cell>
          <table:table-cell table:style-name="Normal_20_2" office:value-type="float" office:value="14.9" calcext:value-type="float">
            <text:p>14.9</text:p>
          </table:table-cell>
          <table:table-cell table:style-name="Normal_20_8" office:value-type="float" office:value="16288.9119122536" calcext:value-type="float">
            <text:p>16288.9119122536</text:p>
          </table:table-cell>
          <table:table-cell office:value-type="float" office:value="56273041" calcext:value-type="float">
            <text:p>5627304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77" calcext:value-type="float">
            <text:p>1977</text:p>
          </table:table-cell>
          <table:table-cell table:style-name="Normal_20_2" office:value-type="float" office:value="14.3" calcext:value-type="float">
            <text:p>14.3</text:p>
          </table:table-cell>
          <table:table-cell table:style-name="Normal_20_8" office:value-type="float" office:value="16683.3307575393" calcext:value-type="float">
            <text:p>16683.3307575393</text:p>
          </table:table-cell>
          <table:table-cell office:value-type="float" office:value="56290629" calcext:value-type="float">
            <text:p>5629062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78" calcext:value-type="float">
            <text:p>1978</text:p>
          </table:table-cell>
          <table:table-cell table:style-name="Normal_20_2" office:value-type="float" office:value="13.7" calcext:value-type="float">
            <text:p>13.7</text:p>
          </table:table-cell>
          <table:table-cell table:style-name="Normal_20_8" office:value-type="float" office:value="17225.9091273968" calcext:value-type="float">
            <text:p>17225.9091273968</text:p>
          </table:table-cell>
          <table:table-cell office:value-type="float" office:value="56295032" calcext:value-type="float">
            <text:p>5629503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79" calcext:value-type="float">
            <text:p>1979</text:p>
          </table:table-cell>
          <table:table-cell table:style-name="Normal_20_2" office:value-type="float" office:value="12.9" calcext:value-type="float">
            <text:p>12.9</text:p>
          </table:table-cell>
          <table:table-cell table:style-name="Normal_20_8" office:value-type="float" office:value="17667.9501795558" calcext:value-type="float">
            <text:p>17667.9501795558</text:p>
          </table:table-cell>
          <table:table-cell office:value-type="float" office:value="56296406" calcext:value-type="float">
            <text:p>5629640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0" calcext:value-type="float">
            <text:p>1980</text:p>
          </table:table-cell>
          <table:table-cell table:style-name="Normal_20_2" office:value-type="float" office:value="12.1" calcext:value-type="float">
            <text:p>12.1</text:p>
          </table:table-cell>
          <table:table-cell table:style-name="Normal_20_8" office:value-type="float" office:value="17272.4727534797" calcext:value-type="float">
            <text:p>17272.4727534797</text:p>
          </table:table-cell>
          <table:table-cell office:value-type="float" office:value="56303011" calcext:value-type="float">
            <text:p>5630301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1" calcext:value-type="float">
            <text:p>1981</text:p>
          </table:table-cell>
          <table:table-cell table:style-name="Normal_20_2" office:value-type="float" office:value="11.4" calcext:value-type="float">
            <text:p>11.4</text:p>
          </table:table-cell>
          <table:table-cell table:style-name="Normal_20_8" office:value-type="float" office:value="17035.8520894365" calcext:value-type="float">
            <text:p>17035.8520894365</text:p>
          </table:table-cell>
          <table:table-cell office:value-type="float" office:value="56317534" calcext:value-type="float">
            <text:p>5631753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2" calcext:value-type="float">
            <text:p>1982</text:p>
          </table:table-cell>
          <table:table-cell table:style-name="Normal_20_2" office:value-type="float" office:value="10.7" calcext:value-type="float">
            <text:p>10.7</text:p>
          </table:table-cell>
          <table:table-cell table:style-name="Normal_20_8" office:value-type="float" office:value="17412.6929221237" calcext:value-type="float">
            <text:p>17412.6929221237</text:p>
          </table:table-cell>
          <table:table-cell office:value-type="float" office:value="56341308" calcext:value-type="float">
            <text:p>5634130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3" calcext:value-type="float">
            <text:p>1983</text:p>
          </table:table-cell>
          <table:table-cell table:style-name="Normal_20_2" office:value-type="float" office:value="10.1" calcext:value-type="float">
            <text:p>10.1</text:p>
          </table:table-cell>
          <table:table-cell table:style-name="Normal_20_8" office:value-type="float" office:value="18035.7512894407" calcext:value-type="float">
            <text:p>18035.7512894407</text:p>
          </table:table-cell>
          <table:table-cell office:value-type="float" office:value="56379327" calcext:value-type="float">
            <text:p>5637932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4" calcext:value-type="float">
            <text:p>1984</text:p>
          </table:table-cell>
          <table:table-cell table:style-name="Normal_20_2" office:value-type="float" office:value="9.9" calcext:value-type="float">
            <text:p>9.9</text:p>
          </table:table-cell>
          <table:table-cell table:style-name="Normal_20_8" office:value-type="float" office:value="18486.9295652642" calcext:value-type="float">
            <text:p>18486.9295652642</text:p>
          </table:table-cell>
          <table:table-cell office:value-type="float" office:value="56436762" calcext:value-type="float">
            <text:p>5643676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5" calcext:value-type="float">
            <text:p>1985</text:p>
          </table:table-cell>
          <table:table-cell table:style-name="Normal_20_2" office:value-type="float" office:value="9.7" calcext:value-type="float">
            <text:p>9.7</text:p>
          </table:table-cell>
          <table:table-cell table:style-name="Normal_20_8" office:value-type="float" office:value="19103.3300165574" calcext:value-type="float">
            <text:p>19103.3300165574</text:p>
          </table:table-cell>
          <table:table-cell office:value-type="float" office:value="56516908" calcext:value-type="float">
            <text:p>5651690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6" calcext:value-type="float">
            <text:p>1986</text:p>
          </table:table-cell>
          <table:table-cell table:style-name="Normal_20_2" office:value-type="float" office:value="9.5" calcext:value-type="float">
            <text:p>9.5</text:p>
          </table:table-cell>
          <table:table-cell table:style-name="Normal_20_8" office:value-type="float" office:value="19824.2653209025" calcext:value-type="float">
            <text:p>19824.2653209025</text:p>
          </table:table-cell>
          <table:table-cell office:value-type="float" office:value="56622956" calcext:value-type="float">
            <text:p>5662295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7" calcext:value-type="float">
            <text:p>1987</text:p>
          </table:table-cell>
          <table:table-cell table:style-name="Normal_20_2" office:value-type="float" office:value="9.2" calcext:value-type="float">
            <text:p>9.2</text:p>
          </table:table-cell>
          <table:table-cell table:style-name="Normal_20_8" office:value-type="float" office:value="20684.9054321909" calcext:value-type="float">
            <text:p>20684.9054321909</text:p>
          </table:table-cell>
          <table:table-cell office:value-type="float" office:value="56753658" calcext:value-type="float">
            <text:p>5675365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8" calcext:value-type="float">
            <text:p>1988</text:p>
          </table:table-cell>
          <table:table-cell table:style-name="Normal_20_2" office:value-type="float" office:value="9.1" calcext:value-type="float">
            <text:p>9.1</text:p>
          </table:table-cell>
          <table:table-cell table:style-name="Normal_20_8" office:value-type="float" office:value="21683.0078305904" calcext:value-type="float">
            <text:p>21683.0078305904</text:p>
          </table:table-cell>
          <table:table-cell office:value-type="float" office:value="56902081" calcext:value-type="float">
            <text:p>5690208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9" calcext:value-type="float">
            <text:p>1989</text:p>
          </table:table-cell>
          <table:table-cell table:style-name="Normal_20_2" office:value-type="float" office:value="8.4" calcext:value-type="float">
            <text:p>8.4</text:p>
          </table:table-cell>
          <table:table-cell table:style-name="Normal_20_8" office:value-type="float" office:value="22115.5773704142" calcext:value-type="float">
            <text:p>22115.5773704142</text:p>
          </table:table-cell>
          <table:table-cell office:value-type="float" office:value="57058173" calcext:value-type="float">
            <text:p>5705817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90" calcext:value-type="float">
            <text:p>1990</text:p>
          </table:table-cell>
          <table:table-cell table:style-name="Normal_20_2" office:value-type="float" office:value="7.8" calcext:value-type="float">
            <text:p>7.8</text:p>
          </table:table-cell>
          <table:table-cell table:style-name="Normal_20_8" office:value-type="float" office:value="22225.2379830827" calcext:value-type="float">
            <text:p>22225.2379830827</text:p>
          </table:table-cell>
          <table:table-cell office:value-type="float" office:value="57214474" calcext:value-type="float">
            <text:p>5721447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91" calcext:value-type="float">
            <text:p>1991</text:p>
          </table:table-cell>
          <table:table-cell table:style-name="Normal_20_2" office:value-type="float" office:value="7.3" calcext:value-type="float">
            <text:p>7.3</text:p>
          </table:table-cell>
          <table:table-cell table:style-name="Normal_20_8" office:value-type="float" office:value="21838.6470641681" calcext:value-type="float">
            <text:p>21838.6470641681</text:p>
          </table:table-cell>
          <table:table-cell office:value-type="float" office:value="57369629" calcext:value-type="float">
            <text:p>5736962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92" calcext:value-type="float">
            <text:p>1992</text:p>
          </table:table-cell>
          <table:table-cell table:style-name="Normal_20_2" office:value-type="float" office:value="6.8" calcext:value-type="float">
            <text:p>6.8</text:p>
          </table:table-cell>
          <table:table-cell table:style-name="Normal_20_8" office:value-type="float" office:value="21815.2329285279" calcext:value-type="float">
            <text:p>21815.2329285279</text:p>
          </table:table-cell>
          <table:table-cell office:value-type="float" office:value="57525459" calcext:value-type="float">
            <text:p>5752545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93" calcext:value-type="float">
            <text:p>1993</text:p>
          </table:table-cell>
          <table:table-cell table:style-name="Normal_20_2" office:value-type="float" office:value="6.3" calcext:value-type="float">
            <text:p>6.3</text:p>
          </table:table-cell>
          <table:table-cell table:style-name="Normal_20_8" office:value-type="float" office:value="22250.2121325193" calcext:value-type="float">
            <text:p>22250.2121325193</text:p>
          </table:table-cell>
          <table:table-cell office:value-type="float" office:value="57681639" calcext:value-type="float">
            <text:p>5768163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94" calcext:value-type="float">
            <text:p>1994</text:p>
          </table:table-cell>
          <table:table-cell table:style-name="Normal_20_2" office:value-type="float" office:value="6.2" calcext:value-type="float">
            <text:p>6.2</text:p>
          </table:table-cell>
          <table:table-cell table:style-name="Normal_20_8" office:value-type="float" office:value="23143.2503874718" calcext:value-type="float">
            <text:p>23143.2503874718</text:p>
          </table:table-cell>
          <table:table-cell office:value-type="float" office:value="57838596" calcext:value-type="float">
            <text:p>5783859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95" calcext:value-type="float">
            <text:p>1995</text:p>
          </table:table-cell>
          <table:table-cell table:style-name="Normal_20_2" office:value-type="float" office:value="6.1" calcext:value-type="float">
            <text:p>6.1</text:p>
          </table:table-cell>
          <table:table-cell table:style-name="Normal_20_8" office:value-type="float" office:value="23782.6192561777" calcext:value-type="float">
            <text:p>23782.6192561777</text:p>
          </table:table-cell>
          <table:table-cell office:value-type="float" office:value="57997210" calcext:value-type="float">
            <text:p>5799721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96" calcext:value-type="float">
            <text:p>1996</text:p>
          </table:table-cell>
          <table:table-cell table:style-name="Normal_20_2" office:value-type="float" office:value="6" calcext:value-type="float">
            <text:p>6</text:p>
          </table:table-cell>
          <table:table-cell table:style-name="Normal_20_8" office:value-type="float" office:value="24410.3437361893" calcext:value-type="float">
            <text:p>24410.3437361893</text:p>
          </table:table-cell>
          <table:table-cell office:value-type="float" office:value="58156871" calcext:value-type="float">
            <text:p>5815687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97" calcext:value-type="float">
            <text:p>1997</text:p>
          </table:table-cell>
          <table:table-cell table:style-name="Normal_20_2" office:value-type="float" office:value="5.9" calcext:value-type="float">
            <text:p>5.9</text:p>
          </table:table-cell>
          <table:table-cell table:style-name="Normal_20_8" office:value-type="float" office:value="25181.0462663777" calcext:value-type="float">
            <text:p>25181.0462663777</text:p>
          </table:table-cell>
          <table:table-cell office:value-type="float" office:value="58318771" calcext:value-type="float">
            <text:p>5831877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98" calcext:value-type="float">
            <text:p>1998</text:p>
          </table:table-cell>
          <table:table-cell table:style-name="Normal_20_2" office:value-type="float" office:value="5.8" calcext:value-type="float">
            <text:p>5.8</text:p>
          </table:table-cell>
          <table:table-cell table:style-name="Normal_20_8" office:value-type="float" office:value="26075.7559646834" calcext:value-type="float">
            <text:p>26075.7559646834</text:p>
          </table:table-cell>
          <table:table-cell office:value-type="float" office:value="58488026" calcext:value-type="float">
            <text:p>5848802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99" calcext:value-type="float">
            <text:p>1999</text:p>
          </table:table-cell>
          <table:table-cell table:style-name="Normal_20_2" office:value-type="float" office:value="5.7" calcext:value-type="float">
            <text:p>5.7</text:p>
          </table:table-cell>
          <table:table-cell table:style-name="Normal_20_8" office:value-type="float" office:value="26932.7467579839" calcext:value-type="float">
            <text:p>26932.7467579839</text:p>
          </table:table-cell>
          <table:table-cell office:value-type="float" office:value="58671413" calcext:value-type="float">
            <text:p>5867141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0" calcext:value-type="float">
            <text:p>2000</text:p>
          </table:table-cell>
          <table:table-cell table:style-name="Normal_20_2" office:value-type="float" office:value="5.6" calcext:value-type="float">
            <text:p>5.6</text:p>
          </table:table-cell>
          <table:table-cell table:style-name="Normal_20_8" office:value-type="float" office:value="28036.8047362854" calcext:value-type="float">
            <text:p>28036.8047362854</text:p>
          </table:table-cell>
          <table:table-cell office:value-type="float" office:value="58874117" calcext:value-type="float">
            <text:p>5887411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1" calcext:value-type="float">
            <text:p>2001</text:p>
          </table:table-cell>
          <table:table-cell table:style-name="Normal_20_2" office:value-type="float" office:value="5.5" calcext:value-type="float">
            <text:p>5.5</text:p>
          </table:table-cell>
          <table:table-cell table:style-name="Normal_20_8" office:value-type="float" office:value="28809.0951376594" calcext:value-type="float">
            <text:p>28809.0951376594</text:p>
          </table:table-cell>
          <table:table-cell office:value-type="float" office:value="59097129" calcext:value-type="float">
            <text:p>5909712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2" calcext:value-type="float">
            <text:p>2002</text:p>
          </table:table-cell>
          <table:table-cell table:style-name="Normal_20_2" office:value-type="float" office:value="5.4" calcext:value-type="float">
            <text:p>5.4</text:p>
          </table:table-cell>
          <table:table-cell table:style-name="Normal_20_8" office:value-type="float" office:value="29471.9895715625" calcext:value-type="float">
            <text:p>29471.9895715625</text:p>
          </table:table-cell>
          <table:table-cell office:value-type="float" office:value="59339971" calcext:value-type="float">
            <text:p>5933997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3" calcext:value-type="float">
            <text:p>2003</text:p>
          </table:table-cell>
          <table:table-cell table:style-name="Normal_20_2" office:value-type="float" office:value="5.3" calcext:value-type="float">
            <text:p>5.3</text:p>
          </table:table-cell>
          <table:table-cell table:style-name="Normal_20_8" office:value-type="float" office:value="30391.3948454127" calcext:value-type="float">
            <text:p>30391.3948454127</text:p>
          </table:table-cell>
          <table:table-cell office:value-type="float" office:value="59604347" calcext:value-type="float">
            <text:p>5960434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4" calcext:value-type="float">
            <text:p>2004</text:p>
          </table:table-cell>
          <table:table-cell table:style-name="Normal_20_2" office:value-type="float" office:value="5.2" calcext:value-type="float">
            <text:p>5.2</text:p>
          </table:table-cell>
          <table:table-cell table:style-name="Normal_20_8" office:value-type="float" office:value="31137.9310904518" calcext:value-type="float">
            <text:p>31137.9310904518</text:p>
          </table:table-cell>
          <table:table-cell office:value-type="float" office:value="59891788" calcext:value-type="float">
            <text:p>5989178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5" calcext:value-type="float">
            <text:p>2005</text:p>
          </table:table-cell>
          <table:table-cell table:style-name="Normal_20_2" office:value-type="float" office:value="5.1" calcext:value-type="float">
            <text:p>5.1</text:p>
          </table:table-cell>
          <table:table-cell table:style-name="Normal_20_8" office:value-type="float" office:value="31580" calcext:value-type="float">
            <text:p>31580</text:p>
          </table:table-cell>
          <table:table-cell office:value-type="float" office:value="60202727" calcext:value-type="float">
            <text:p>6020272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6" calcext:value-type="float">
            <text:p>2006</text:p>
          </table:table-cell>
          <table:table-cell table:style-name="Normal_20_2" office:value-type="float" office:value="5" calcext:value-type="float">
            <text:p>5</text:p>
          </table:table-cell>
          <table:table-cell office:value-type="float" office:value="32214.6511507267" calcext:value-type="float">
            <text:p>32214.6511507267</text:p>
          </table:table-cell>
          <table:table-cell office:value-type="float" office:value="60538143" calcext:value-type="float">
            <text:p>6053814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7" calcext:value-type="float">
            <text:p>2007</text:p>
          </table:table-cell>
          <table:table-cell table:style-name="Normal_20_2" office:value-type="float" office:value="4.9" calcext:value-type="float">
            <text:p>4.9</text:p>
          </table:table-cell>
          <table:table-cell office:value-type="float" office:value="33165.2016374155" calcext:value-type="float">
            <text:p>33165.2016374155</text:p>
          </table:table-cell>
          <table:table-cell office:value-type="float" office:value="60896101" calcext:value-type="float">
            <text:p>6089610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8" calcext:value-type="float">
            <text:p>2008</text:p>
          </table:table-cell>
          <table:table-cell table:style-name="Normal_20_2" office:value-type="float" office:value="4.9" calcext:value-type="float">
            <text:p>4.9</text:p>
          </table:table-cell>
          <table:table-cell office:value-type="float" office:value="32623.5160500435" calcext:value-type="float">
            <text:p>32623.5160500435</text:p>
          </table:table-cell>
          <table:table-cell office:value-type="float" office:value="61270318" calcext:value-type="float">
            <text:p>61270318</text:p>
          </table:table-cell>
        </table:table-row>
      </table:table>
      <table:named-expressions/>
      <table:database-ranges>
        <table:database-range table:name="__Anonymous_Sheet_DB__0" table:target-range-address="Sheet1.A2:Sheet1.E83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/>
    <style:font-face style:name="Garamond" svg:font-family="Garamond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3" number:min-integer-digits="1" number:grouping="true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NZ">
      <number:number number:decimal-places="0" number:min-integer-digits="1" number:grouping="true"/>
    </number:number-style>
    <number:number-style style:name="N10117" number:language="en" number:country="NZ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NZ">
      <number:number number:decimal-places="0" number:min-integer-digits="1" number:grouping="true"/>
    </number:number-style>
    <number:number-style style:name="N10118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2" number:min-integer-digits="1" number:grouping="true"/>
    </number:number-style>
    <number:number-style style:name="N10119" number:language="en" number:country="NZ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number:min-integer-digits="1" number:grouping="true"/>
    </number:number-style>
    <number:number-style style:name="N10120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NZ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NZ">
      <number:text> </number:text>
      <loext:fill-character> </loext:fill-character>
      <number:text>- </number:text>
    </number:number-style>
    <number:text-style style:name="N10121" number:language="en" number:country="NZ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NZ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NZ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NZ">
      <number:text> </number:text>
      <number:currency-symbol/>
      <loext:fill-character> </loext:fill-character>
      <number:text>- </number:text>
    </number:currency-style>
    <number:text-style style:name="N10122" number:language="en" number:country="NZ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NZ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NZ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NZ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N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NZ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NZ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NZ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4" number:language="en" number:country="N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4:48:37.424675508</meta:creation-date>
    <dc:date>2015-05-15T15:47:59.227001111</dc:date>
    <meta:editing-duration>PT38M34S</meta:editing-duration>
    <meta:editing-cycles>3</meta:editing-cycles>
    <meta:generator>LibreOffice/4.2.8.2$Linux_X86_64 LibreOffice_project/420m0$Build-2</meta:generator>
    <meta:document-statistic meta:table-count="1" meta:cell-count="3478" meta:object-count="0"/>
  </office:meta>
</office:document-meta>
</file>